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3" style:family="graphic" style:parent-style-name="standard">
      <style:graphic-properties draw:stroke="solid" svg:stroke-width="0.018cm" svg:stroke-color="#ebebeb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ebebeb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333333" draw:stroke-linejoin="miter" svg:stroke-linecap="butt" draw:fill="solid" draw:fill-color="#a6cee3" fo:padding-top="0.018cm" fo:padding-bottom="0.018cm" fo:padding-left="0.018cm" fo:padding-right="0.018cm"/>
    </style:style>
    <style:style style:name="gr7" style:family="graphic" style:parent-style-name="standard">
      <style:graphic-properties draw:stroke="solid" svg:stroke-width="0.075cm" svg:stroke-color="#333333" draw:stroke-linejoin="miter" svg:stroke-linecap="butt" draw:fill="none" fo:padding-top="0.037cm" fo:padding-bottom="0.037cm" fo:padding-left="0.037cm" fo:padding-right="0.037cm"/>
    </style:style>
    <style:style style:name="gr8" style:family="graphic" style:parent-style-name="standard">
      <style:graphic-properties draw:stroke="none" draw:fill="solid" draw:fill-color="#333333"/>
    </style:style>
    <style:style style:name="gr9" style:family="graphic" style:parent-style-name="standard">
      <style:graphic-properties draw:stroke="solid" svg:stroke-width="0.025cm" svg:stroke-color="#333333" draw:stroke-linejoin="round" svg:stroke-linecap="round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37cm" svg:stroke-color="#333333" draw:stroke-linejoin="miter" svg:stroke-linecap="butt" draw:fill="solid" draw:fill-color="#1f78b4" fo:padding-top="0.018cm" fo:padding-bottom="0.018cm" fo:padding-left="0.018cm" fo:padding-right="0.018cm"/>
    </style:style>
    <style:style style:name="gr11" style:family="graphic" style:parent-style-name="standard">
      <style:graphic-properties draw:stroke="solid" svg:stroke-width="0.037cm" svg:stroke-color="#333333" draw:stroke-linejoin="miter" svg:stroke-linecap="butt" draw:fill="solid" draw:fill-color="#b2df8a" fo:padding-top="0.018cm" fo:padding-bottom="0.018cm" fo:padding-left="0.018cm" fo:padding-right="0.018cm"/>
    </style:style>
    <style:style style:name="gr12" style:family="graphic" style:parent-style-name="standard">
      <style:graphic-properties draw:stroke="solid" svg:stroke-width="0.037cm" svg:stroke-color="#333333" draw:stroke-linejoin="miter" svg:stroke-linecap="butt" draw:fill="solid" draw:fill-color="#33a02c" fo:padding-top="0.018cm" fo:padding-bottom="0.018cm" fo:padding-left="0.018cm" fo:padding-right="0.018cm"/>
    </style:style>
    <style:style style:name="gr13" style:family="graphic" style:parent-style-name="standard">
      <style:graphic-properties draw:stroke="solid" svg:stroke-width="0.037cm" svg:stroke-color="#333333" draw:stroke-linejoin="round" svg:stroke-linecap="round" draw:fill="none" fo:padding-top="0.018cm" fo:padding-bottom="0.018cm" fo:padding-left="0.018cm" fo:padding-right="0.018cm"/>
    </style:style>
    <style:style style:name="gr14" style:family="graphic" style:parent-style-name="standard">
      <style:graphic-properties draw:stroke="solid" svg:stroke-width="0.037cm" svg:stroke-color="#333333" draw:stroke-linejoin="round" svg:stroke-linecap="round" draw:fill="solid" draw:fill-color="#d9d9d9" fo:padding-top="0.018cm" fo:padding-bottom="0.018cm" fo:padding-left="0.018cm" fo:padding-right="0.01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7cm" svg:stroke-color="#d9d9d9" draw:stroke-linejoin="round" svg:stroke-linecap="round" draw:fill="solid" draw:fill-color="#d9d9d9" fo:padding-top="0.018cm" fo:padding-bottom="0.018cm" fo:padding-left="0.018cm" fo:padding-right="0.01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1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a6cee3"/>
    </style:style>
    <style:style style:name="P4" style:family="paragraph">
      <loext:graphic-properties draw:fill="solid" draw:fill-color="#333333"/>
    </style:style>
    <style:style style:name="P5" style:family="paragraph">
      <loext:graphic-properties draw:fill="solid" draw:fill-color="#1f78b4"/>
    </style:style>
    <style:style style:name="P6" style:family="paragraph">
      <loext:graphic-properties draw:fill="solid" draw:fill-color="#b2df8a"/>
    </style:style>
    <style:style style:name="P7" style:family="paragraph">
      <loext:graphic-properties draw:fill="solid" draw:fill-color="#33a02c"/>
    </style:style>
    <style:style style:name="P8" style:family="paragraph">
      <loext:graphic-properties draw:fill="solid" draw:fill-color="#d9d9d9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1a1a1a" style:font-name="Helvetica" fo:font-size="9pt" style:font-size-asian="9pt" style:font-name-complex="Helvetica" style:font-size-complex="9pt"/>
    </style:style>
    <style:style style:name="T2" style:family="text">
      <style:text-properties fo:color="#4d4d4d" style:font-name="Helvetica" fo:font-size="9pt" style:font-size-asian="9pt" style:font-name-complex="Helvetica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78cm" svg:height="7.62cm" svg:x="0cm" svg:y="0cm" svg:viewBox="0 0 17781 7621" draw:points="0,7621 17781,7621 17781,0 0,0">
          <text:p/>
        </draw:polygon>
        <draw:polygon draw:style-name="gr2" draw:text-style-name="P1" draw:layer="layout" svg:width="17.78cm" svg:height="7.62cm" svg:x="0cm" svg:y="0cm" svg:viewBox="0 0 17781 7621" draw:points="0,7621 17781,7621 17781,0 0,0">
          <text:p/>
        </draw:polygon>
        <draw:polygon draw:style-name="gr1" draw:text-style-name="P1" draw:layer="layout" svg:width="3.524cm" svg:height="1.288cm" svg:x="1.957cm" svg:y="0.8cm" svg:viewBox="0 0 3525 1289" draw:points="0,1289 3525,1289 3525,0 0,0">
          <text:p/>
        </draw:polygon>
        <draw:line draw:style-name="gr3" draw:text-style-name="P2" draw:layer="layout" svg:x1="2.438cm" svg:y1="2.088cm" svg:x2="2.438cm" svg:y2="0.8cm">
          <text:p/>
        </draw:line>
        <draw:line draw:style-name="gr3" draw:text-style-name="P2" draw:layer="layout" svg:x1="3.078cm" svg:y1="2.088cm" svg:x2="3.078cm" svg:y2="0.8cm">
          <text:p/>
        </draw:line>
        <draw:line draw:style-name="gr3" draw:text-style-name="P2" draw:layer="layout" svg:x1="3.719cm" svg:y1="2.088cm" svg:x2="3.719cm" svg:y2="0.8cm">
          <text:p/>
        </draw:line>
        <draw:line draw:style-name="gr3" draw:text-style-name="P2" draw:layer="layout" svg:x1="4.36cm" svg:y1="2.088cm" svg:x2="4.36cm" svg:y2="0.8cm">
          <text:p/>
        </draw:line>
        <draw:line draw:style-name="gr3" draw:text-style-name="P2" draw:layer="layout" svg:x1="5.001cm" svg:y1="2.088cm" svg:x2="5.001cm" svg:y2="0.8cm">
          <text:p/>
        </draw:line>
        <draw:line draw:style-name="gr4" draw:text-style-name="P2" draw:layer="layout" svg:x1="1.957cm" svg:y1="1.904cm" svg:x2="5.482cm" svg:y2="1.904cm">
          <text:p/>
        </draw:line>
        <draw:line draw:style-name="gr4" draw:text-style-name="P2" draw:layer="layout" svg:x1="1.957cm" svg:y1="1.597cm" svg:x2="5.482cm" svg:y2="1.597cm">
          <text:p/>
        </draw:line>
        <draw:line draw:style-name="gr4" draw:text-style-name="P2" draw:layer="layout" svg:x1="1.957cm" svg:y1="1.291cm" svg:x2="5.482cm" svg:y2="1.291cm">
          <text:p/>
        </draw:line>
        <draw:line draw:style-name="gr4" draw:text-style-name="P2" draw:layer="layout" svg:x1="1.957cm" svg:y1="0.984cm" svg:x2="5.482cm" svg:y2="0.984cm">
          <text:p/>
        </draw:line>
        <draw:line draw:style-name="gr4" draw:text-style-name="P2" draw:layer="layout" svg:x1="2.117cm" svg:y1="2.088cm" svg:x2="2.117cm" svg:y2="0.8cm">
          <text:p/>
        </draw:line>
        <draw:line draw:style-name="gr4" draw:text-style-name="P2" draw:layer="layout" svg:x1="2.758cm" svg:y1="2.088cm" svg:x2="2.758cm" svg:y2="0.8cm">
          <text:p/>
        </draw:line>
        <draw:line draw:style-name="gr4" draw:text-style-name="P2" draw:layer="layout" svg:x1="3.399cm" svg:y1="2.088cm" svg:x2="3.399cm" svg:y2="0.8cm">
          <text:p/>
        </draw:line>
        <draw:line draw:style-name="gr4" draw:text-style-name="P2" draw:layer="layout" svg:x1="4.04cm" svg:y1="2.088cm" svg:x2="4.04cm" svg:y2="0.8cm">
          <text:p/>
        </draw:line>
        <draw:line draw:style-name="gr4" draw:text-style-name="P2" draw:layer="layout" svg:x1="4.681cm" svg:y1="2.088cm" svg:x2="4.681cm" svg:y2="0.8cm">
          <text:p/>
        </draw:line>
        <draw:line draw:style-name="gr4" draw:text-style-name="P2" draw:layer="layout" svg:x1="5.321cm" svg:y1="2.088cm" svg:x2="5.321cm" svg:y2="0.8cm">
          <text:p/>
        </draw:line>
        <draw:line draw:style-name="gr5" draw:text-style-name="P2" draw:layer="layout" svg:x1="3.526cm" svg:y1="1.904cm" svg:x2="5.321cm" svg:y2="1.904cm">
          <text:p/>
        </draw:line>
        <draw:line draw:style-name="gr5" draw:text-style-name="P2" draw:layer="layout" svg:x1="2.181cm" svg:y1="1.904cm" svg:x2="2.129cm" svg:y2="1.904cm">
          <text:p/>
        </draw:line>
        <draw:polygon draw:style-name="gr6" draw:text-style-name="P3" draw:layer="layout" svg:width="1.345cm" svg:height="0.23cm" svg:x="2.181cm" svg:y="1.789cm" svg:viewBox="0 0 1346 231" draw:points="1346,231 0,231 0,0 1346,0">
          <text:p/>
        </draw:polygon>
        <draw:line draw:style-name="gr7" draw:text-style-name="P2" draw:layer="layout" svg:x1="2.368cm" svg:y1="2.019cm" svg:x2="2.368cm" svg:y2="1.789cm">
          <text:p/>
        </draw:line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25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252cm" svg:y="1.528cm" svg:viewBox="0 0 139 139" svg:d="M0 70c0-39 32-70 70-70s69 31 69 70c0 38-31 69-69 69s-70-31-70-69z">
          <text:p/>
        </draw:path>
        <draw:line draw:style-name="gr5" draw:text-style-name="P2" draw:layer="layout" svg:x1="3.425cm" svg:y1="1.597cm" svg:x2="4.921cm" svg:y2="1.597cm">
          <text:p/>
        </draw:line>
        <draw:line draw:style-name="gr5" draw:text-style-name="P2" draw:layer="layout" svg:x1="2.279cm" svg:y1="1.597cm" svg:x2="2.122cm" svg:y2="1.597cm">
          <text:p/>
        </draw:line>
        <draw:polygon draw:style-name="gr10" draw:text-style-name="P5" draw:layer="layout" svg:width="1.146cm" svg:height="0.23cm" svg:x="2.279cm" svg:y="1.482cm" svg:viewBox="0 0 1147 231" draw:points="1147,231 0,231 0,0 1147,0">
          <text:p/>
        </draw:polygon>
        <draw:line draw:style-name="gr7" draw:text-style-name="P2" draw:layer="layout" svg:x1="2.651cm" svg:y1="1.712cm" svg:x2="2.651cm" svg:y2="1.482cm">
          <text:p/>
        </draw:line>
        <draw:line draw:style-name="gr5" draw:text-style-name="P2" draw:layer="layout" svg:x1="4.877cm" svg:y1="1.291cm" svg:x2="5.321cm" svg:y2="1.291cm">
          <text:p/>
        </draw:line>
        <draw:line draw:style-name="gr5" draw:text-style-name="P2" draw:layer="layout" svg:x1="2.456cm" svg:y1="1.291cm" svg:x2="2.122cm" svg:y2="1.291cm">
          <text:p/>
        </draw:line>
        <draw:polygon draw:style-name="gr11" draw:text-style-name="P6" draw:layer="layout" svg:width="2.421cm" svg:height="0.23cm" svg:x="2.456cm" svg:y="1.176cm" svg:viewBox="0 0 2422 231" draw:points="2422,231 0,231 0,0 2422,0">
          <text:p/>
        </draw:polygon>
        <draw:line draw:style-name="gr7" draw:text-style-name="P2" draw:layer="layout" svg:x1="3.136cm" svg:y1="1.406cm" svg:x2="3.136cm" svg:y2="1.176cm">
          <text:p/>
        </draw:line>
        <draw:line draw:style-name="gr5" draw:text-style-name="P2" draw:layer="layout" svg:x1="4.809cm" svg:y1="0.984cm" svg:x2="5.321cm" svg:y2="0.984cm">
          <text:p/>
        </draw:line>
        <draw:line draw:style-name="gr5" draw:text-style-name="P2" draw:layer="layout" svg:x1="2.392cm" svg:y1="0.984cm" svg:x2="2.122cm" svg:y2="0.984cm">
          <text:p/>
        </draw:line>
        <draw:polygon draw:style-name="gr12" draw:text-style-name="P7" draw:layer="layout" svg:width="2.417cm" svg:height="0.23cm" svg:x="2.392cm" svg:y="0.869cm" svg:viewBox="0 0 2418 231" draw:points="2418,231 0,231 0,0 2418,0">
          <text:p/>
        </draw:polygon>
        <draw:line draw:style-name="gr7" draw:text-style-name="P2" draw:layer="layout" svg:x1="3.003cm" svg:y1="1.099cm" svg:x2="3.003cm" svg:y2="0.869cm">
          <text:p/>
        </draw:line>
        <draw:polygon draw:style-name="gr13" draw:text-style-name="P2" draw:layer="layout" svg:width="3.524cm" svg:height="1.288cm" svg:x="1.957cm" svg:y="0.8cm" svg:viewBox="0 0 3525 1289" draw:points="0,1289 3525,1289 3525,0 0,0">
          <text:p/>
        </draw:polygon>
        <draw:polygon draw:style-name="gr1" draw:text-style-name="P1" draw:layer="layout" svg:width="3.524cm" svg:height="1.289cm" svg:x="1.957cm" svg:y="2.193cm" svg:viewBox="0 0 3525 1290" draw:points="0,1290 3525,1290 3525,0 0,0">
          <text:p/>
        </draw:polygon>
        <draw:line draw:style-name="gr3" draw:text-style-name="P2" draw:layer="layout" svg:x1="2.438cm" svg:y1="3.482cm" svg:x2="2.438cm" svg:y2="2.193cm">
          <text:p/>
        </draw:line>
        <draw:line draw:style-name="gr3" draw:text-style-name="P2" draw:layer="layout" svg:x1="3.078cm" svg:y1="3.482cm" svg:x2="3.078cm" svg:y2="2.193cm">
          <text:p/>
        </draw:line>
        <draw:line draw:style-name="gr3" draw:text-style-name="P2" draw:layer="layout" svg:x1="3.719cm" svg:y1="3.482cm" svg:x2="3.719cm" svg:y2="2.193cm">
          <text:p/>
        </draw:line>
        <draw:line draw:style-name="gr3" draw:text-style-name="P2" draw:layer="layout" svg:x1="4.36cm" svg:y1="3.482cm" svg:x2="4.36cm" svg:y2="2.193cm">
          <text:p/>
        </draw:line>
        <draw:line draw:style-name="gr3" draw:text-style-name="P2" draw:layer="layout" svg:x1="5.001cm" svg:y1="3.482cm" svg:x2="5.001cm" svg:y2="2.193cm">
          <text:p/>
        </draw:line>
        <draw:line draw:style-name="gr4" draw:text-style-name="P2" draw:layer="layout" svg:x1="1.957cm" svg:y1="3.298cm" svg:x2="5.482cm" svg:y2="3.298cm">
          <text:p/>
        </draw:line>
        <draw:line draw:style-name="gr4" draw:text-style-name="P2" draw:layer="layout" svg:x1="1.957cm" svg:y1="2.991cm" svg:x2="5.482cm" svg:y2="2.991cm">
          <text:p/>
        </draw:line>
        <draw:line draw:style-name="gr4" draw:text-style-name="P2" draw:layer="layout" svg:x1="1.957cm" svg:y1="2.684cm" svg:x2="5.482cm" svg:y2="2.684cm">
          <text:p/>
        </draw:line>
        <draw:line draw:style-name="gr4" draw:text-style-name="P2" draw:layer="layout" svg:x1="1.957cm" svg:y1="2.378cm" svg:x2="5.482cm" svg:y2="2.378cm">
          <text:p/>
        </draw:line>
        <draw:line draw:style-name="gr4" draw:text-style-name="P2" draw:layer="layout" svg:x1="2.117cm" svg:y1="3.482cm" svg:x2="2.117cm" svg:y2="2.193cm">
          <text:p/>
        </draw:line>
        <draw:line draw:style-name="gr4" draw:text-style-name="P2" draw:layer="layout" svg:x1="2.758cm" svg:y1="3.482cm" svg:x2="2.758cm" svg:y2="2.193cm">
          <text:p/>
        </draw:line>
        <draw:line draw:style-name="gr4" draw:text-style-name="P2" draw:layer="layout" svg:x1="3.399cm" svg:y1="3.482cm" svg:x2="3.399cm" svg:y2="2.193cm">
          <text:p/>
        </draw:line>
        <draw:line draw:style-name="gr4" draw:text-style-name="P2" draw:layer="layout" svg:x1="4.04cm" svg:y1="3.482cm" svg:x2="4.04cm" svg:y2="2.193cm">
          <text:p/>
        </draw:line>
        <draw:line draw:style-name="gr4" draw:text-style-name="P2" draw:layer="layout" svg:x1="4.681cm" svg:y1="3.482cm" svg:x2="4.681cm" svg:y2="2.193cm">
          <text:p/>
        </draw:line>
        <draw:line draw:style-name="gr4" draw:text-style-name="P2" draw:layer="layout" svg:x1="5.321cm" svg:y1="3.482cm" svg:x2="5.321cm" svg:y2="2.193cm">
          <text:p/>
        </draw:line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path draw:style-name="gr8" draw:text-style-name="P4" draw:layer="layout" svg:width="0.137cm" svg:height="0.138cm" svg:x="4.476cm" svg:y="3.229cm" svg:viewBox="0 0 138 139" svg:d="M0 69c0-38 31-69 68-69 38 0 70 31 70 69s-32 70-70 70c-37 0-68-32-68-70z">
          <text:p/>
        </draw:path>
        <draw:path draw:style-name="gr9" draw:text-style-name="P2" draw:layer="layout" svg:width="0.137cm" svg:height="0.138cm" svg:x="4.476cm" svg:y="3.229cm" svg:viewBox="0 0 138 139" svg:d="M0 69c0-38 31-69 68-69 38 0 70 31 70 69s-32 70-70 70c-37 0-68-32-68-70z">
          <text:p/>
        </draw:path>
        <draw:path draw:style-name="gr8" draw:text-style-name="P4" draw:layer="layout" svg:width="0.138cm" svg:height="0.138cm" svg:x="5.25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5.252cm" svg:y="3.229cm" svg:viewBox="0 0 139 139" svg:d="M0 69c0-38 32-69 70-69s69 31 69 69-31 70-69 70-70-32-70-70z">
          <text:p/>
        </draw:path>
        <draw:line draw:style-name="gr5" draw:text-style-name="P2" draw:layer="layout" svg:x1="3.07cm" svg:y1="3.298cm" svg:x2="4.172cm" svg:y2="3.298cm">
          <text:p/>
        </draw:line>
        <draw:line draw:style-name="gr5" draw:text-style-name="P2" draw:layer="layout" svg:x1="2.174cm" svg:y1="3.298cm" svg:x2="2.123cm" svg:y2="3.298cm">
          <text:p/>
        </draw:line>
        <draw:polygon draw:style-name="gr6" draw:text-style-name="P3" draw:layer="layout" svg:width="0.896cm" svg:height="0.23cm" svg:x="2.174cm" svg:y="3.183cm" svg:viewBox="0 0 897 231" draw:points="897,231 0,231 0,0 897,0">
          <text:p/>
        </draw:polygon>
        <draw:line draw:style-name="gr7" draw:text-style-name="P2" draw:layer="layout" svg:x1="2.317cm" svg:y1="3.413cm" svg:x2="2.317cm" svg:y2="3.183cm">
          <text:p/>
        </draw:line>
        <draw:line draw:style-name="gr5" draw:text-style-name="P2" draw:layer="layout" svg:x1="3.636cm" svg:y1="2.991cm" svg:x2="5.321cm" svg:y2="2.991cm">
          <text:p/>
        </draw:line>
        <draw:line draw:style-name="gr5" draw:text-style-name="P2" draw:layer="layout" svg:x1="2.192cm" svg:y1="2.991cm" svg:x2="2.117cm" svg:y2="2.991cm">
          <text:p/>
        </draw:line>
        <draw:polygon draw:style-name="gr10" draw:text-style-name="P5" draw:layer="layout" svg:width="1.444cm" svg:height="0.23cm" svg:x="2.192cm" svg:y="2.876cm" svg:viewBox="0 0 1445 231" draw:points="1445,231 0,231 0,0 1445,0">
          <text:p/>
        </draw:polygon>
        <draw:line draw:style-name="gr7" draw:text-style-name="P2" draw:layer="layout" svg:x1="2.576cm" svg:y1="3.106cm" svg:x2="2.576cm" svg:y2="2.876cm">
          <text:p/>
        </draw:line>
        <draw:line draw:style-name="gr5" draw:text-style-name="P2" draw:layer="layout" svg:x1="4.485cm" svg:y1="2.684cm" svg:x2="5.321cm" svg:y2="2.684cm">
          <text:p/>
        </draw:line>
        <draw:line draw:style-name="gr5" draw:text-style-name="P2" draw:layer="layout" svg:x1="2.213cm" svg:y1="2.684cm" svg:x2="2.122cm" svg:y2="2.684cm">
          <text:p/>
        </draw:line>
        <draw:polygon draw:style-name="gr11" draw:text-style-name="P6" draw:layer="layout" svg:width="2.272cm" svg:height="0.23cm" svg:x="2.213cm" svg:y="2.569cm" svg:viewBox="0 0 2273 231" draw:points="2273,231 0,231 0,0 2273,0">
          <text:p/>
        </draw:polygon>
        <draw:line draw:style-name="gr7" draw:text-style-name="P2" draw:layer="layout" svg:x1="2.672cm" svg:y1="2.799cm" svg:x2="2.672cm" svg:y2="2.569cm">
          <text:p/>
        </draw:line>
        <draw:line draw:style-name="gr5" draw:text-style-name="P2" draw:layer="layout" svg:x1="3.622cm" svg:y1="2.378cm" svg:x2="5.321cm" svg:y2="2.378cm">
          <text:p/>
        </draw:line>
        <draw:line draw:style-name="gr5" draw:text-style-name="P2" draw:layer="layout" svg:x1="2.186cm" svg:y1="2.378cm" svg:x2="2.122cm" svg:y2="2.378cm">
          <text:p/>
        </draw:line>
        <draw:polygon draw:style-name="gr12" draw:text-style-name="P7" draw:layer="layout" svg:width="1.436cm" svg:height="0.23cm" svg:x="2.186cm" svg:y="2.263cm" svg:viewBox="0 0 1437 231" draw:points="1437,231 0,231 0,0 1437,0">
          <text:p/>
        </draw:polygon>
        <draw:line draw:style-name="gr7" draw:text-style-name="P2" draw:layer="layout" svg:x1="2.411cm" svg:y1="2.493cm" svg:x2="2.411cm" svg:y2="2.263cm">
          <text:p/>
        </draw:line>
        <draw:polygon draw:style-name="gr13" draw:text-style-name="P2" draw:layer="layout" svg:width="3.524cm" svg:height="1.289cm" svg:x="1.957cm" svg:y="2.193cm" svg:viewBox="0 0 3525 1290" draw:points="0,1290 3525,1290 3525,0 0,0">
          <text:p/>
        </draw:polygon>
        <draw:polygon draw:style-name="gr1" draw:text-style-name="P1" draw:layer="layout" svg:width="3.524cm" svg:height="1.288cm" svg:x="1.957cm" svg:y="3.587cm" svg:viewBox="0 0 3525 1289" draw:points="0,1289 3525,1289 3525,0 0,0">
          <text:p/>
        </draw:polygon>
        <draw:line draw:style-name="gr3" draw:text-style-name="P2" draw:layer="layout" svg:x1="2.438cm" svg:y1="4.875cm" svg:x2="2.438cm" svg:y2="3.587cm">
          <text:p/>
        </draw:line>
        <draw:line draw:style-name="gr3" draw:text-style-name="P2" draw:layer="layout" svg:x1="3.078cm" svg:y1="4.875cm" svg:x2="3.078cm" svg:y2="3.587cm">
          <text:p/>
        </draw:line>
        <draw:line draw:style-name="gr3" draw:text-style-name="P2" draw:layer="layout" svg:x1="3.719cm" svg:y1="4.875cm" svg:x2="3.719cm" svg:y2="3.587cm">
          <text:p/>
        </draw:line>
        <draw:line draw:style-name="gr3" draw:text-style-name="P2" draw:layer="layout" svg:x1="4.36cm" svg:y1="4.875cm" svg:x2="4.36cm" svg:y2="3.587cm">
          <text:p/>
        </draw:line>
        <draw:line draw:style-name="gr3" draw:text-style-name="P2" draw:layer="layout" svg:x1="5.001cm" svg:y1="4.875cm" svg:x2="5.001cm" svg:y2="3.587cm">
          <text:p/>
        </draw:line>
        <draw:line draw:style-name="gr4" draw:text-style-name="P2" draw:layer="layout" svg:x1="1.957cm" svg:y1="4.691cm" svg:x2="5.482cm" svg:y2="4.691cm">
          <text:p/>
        </draw:line>
        <draw:line draw:style-name="gr4" draw:text-style-name="P2" draw:layer="layout" svg:x1="1.957cm" svg:y1="4.385cm" svg:x2="5.482cm" svg:y2="4.385cm">
          <text:p/>
        </draw:line>
        <draw:line draw:style-name="gr4" draw:text-style-name="P2" draw:layer="layout" svg:x1="1.957cm" svg:y1="4.078cm" svg:x2="5.482cm" svg:y2="4.078cm">
          <text:p/>
        </draw:line>
        <draw:line draw:style-name="gr4" draw:text-style-name="P2" draw:layer="layout" svg:x1="1.957cm" svg:y1="3.771cm" svg:x2="5.482cm" svg:y2="3.771cm">
          <text:p/>
        </draw:line>
        <draw:line draw:style-name="gr4" draw:text-style-name="P2" draw:layer="layout" svg:x1="2.117cm" svg:y1="4.875cm" svg:x2="2.117cm" svg:y2="3.587cm">
          <text:p/>
        </draw:line>
        <draw:line draw:style-name="gr4" draw:text-style-name="P2" draw:layer="layout" svg:x1="2.758cm" svg:y1="4.875cm" svg:x2="2.758cm" svg:y2="3.587cm">
          <text:p/>
        </draw:line>
        <draw:line draw:style-name="gr4" draw:text-style-name="P2" draw:layer="layout" svg:x1="3.399cm" svg:y1="4.875cm" svg:x2="3.399cm" svg:y2="3.587cm">
          <text:p/>
        </draw:line>
        <draw:line draw:style-name="gr4" draw:text-style-name="P2" draw:layer="layout" svg:x1="4.04cm" svg:y1="4.875cm" svg:x2="4.04cm" svg:y2="3.587cm">
          <text:p/>
        </draw:line>
        <draw:line draw:style-name="gr4" draw:text-style-name="P2" draw:layer="layout" svg:x1="4.681cm" svg:y1="4.875cm" svg:x2="4.681cm" svg:y2="3.587cm">
          <text:p/>
        </draw:line>
        <draw:line draw:style-name="gr4" draw:text-style-name="P2" draw:layer="layout" svg:x1="5.321cm" svg:y1="4.875cm" svg:x2="5.321cm" svg:y2="3.587cm">
          <text:p/>
        </draw:line>
        <draw:line draw:style-name="gr5" draw:text-style-name="P2" draw:layer="layout" svg:x1="4.296cm" svg:y1="4.691cm" svg:x2="5.321cm" svg:y2="4.691cm">
          <text:p/>
        </draw:line>
        <draw:line draw:style-name="gr5" draw:text-style-name="P2" draw:layer="layout" svg:x1="2.178cm" svg:y1="4.691cm" svg:x2="2.122cm" svg:y2="4.691cm">
          <text:p/>
        </draw:line>
        <draw:polygon draw:style-name="gr6" draw:text-style-name="P3" draw:layer="layout" svg:width="2.118cm" svg:height="0.23cm" svg:x="2.178cm" svg:y="4.576cm" svg:viewBox="0 0 2119 231" draw:points="2119,231 0,231 0,0 2119,0">
          <text:p/>
        </draw:polygon>
        <draw:line draw:style-name="gr7" draw:text-style-name="P2" draw:layer="layout" svg:x1="2.391cm" svg:y1="4.806cm" svg:x2="2.391cm" svg:y2="4.576cm">
          <text:p/>
        </draw:line>
        <draw:line draw:style-name="gr5" draw:text-style-name="P2" draw:layer="layout" svg:x1="5.159cm" svg:y1="4.385cm" svg:x2="5.321cm" svg:y2="4.385cm">
          <text:p/>
        </draw:line>
        <draw:line draw:style-name="gr5" draw:text-style-name="P2" draw:layer="layout" svg:x1="2.194cm" svg:y1="4.385cm" svg:x2="2.122cm" svg:y2="4.385cm">
          <text:p/>
        </draw:line>
        <draw:polygon draw:style-name="gr10" draw:text-style-name="P5" draw:layer="layout" svg:width="2.965cm" svg:height="0.23cm" svg:x="2.194cm" svg:y="4.27cm" svg:viewBox="0 0 2966 231" draw:points="2966,231 0,231 0,0 2966,0">
          <text:p/>
        </draw:polygon>
        <draw:line draw:style-name="gr7" draw:text-style-name="P2" draw:layer="layout" svg:x1="2.67cm" svg:y1="4.5cm" svg:x2="2.67cm" svg:y2="4.27cm">
          <text:p/>
        </draw:line>
        <draw:line draw:style-name="gr5" draw:text-style-name="P2" draw:layer="layout" svg:x1="4.345cm" svg:y1="4.078cm" svg:x2="5.321cm" svg:y2="4.078cm">
          <text:p/>
        </draw:line>
        <draw:line draw:style-name="gr5" draw:text-style-name="P2" draw:layer="layout" svg:x1="2.182cm" svg:y1="4.078cm" svg:x2="2.122cm" svg:y2="4.078cm">
          <text:p/>
        </draw:line>
        <draw:polygon draw:style-name="gr11" draw:text-style-name="P6" draw:layer="layout" svg:width="2.163cm" svg:height="0.23cm" svg:x="2.182cm" svg:y="3.963cm" svg:viewBox="0 0 2164 231" draw:points="2164,231 0,231 0,0 2164,0">
          <text:p/>
        </draw:polygon>
        <draw:line draw:style-name="gr7" draw:text-style-name="P2" draw:layer="layout" svg:x1="2.635cm" svg:y1="4.193cm" svg:x2="2.635cm" svg:y2="3.963cm">
          <text:p/>
        </draw:line>
        <draw:line draw:style-name="gr5" draw:text-style-name="P2" draw:layer="layout" svg:x1="5.303cm" svg:y1="3.771cm" svg:x2="5.321cm" svg:y2="3.771cm">
          <text:p/>
        </draw:line>
        <draw:line draw:style-name="gr5" draw:text-style-name="P2" draw:layer="layout" svg:x1="2.194cm" svg:y1="3.771cm" svg:x2="2.122cm" svg:y2="3.771cm">
          <text:p/>
        </draw:line>
        <draw:polygon draw:style-name="gr12" draw:text-style-name="P7" draw:layer="layout" svg:width="3.109cm" svg:height="0.23cm" svg:x="2.194cm" svg:y="3.656cm" svg:viewBox="0 0 3110 231" draw:points="3110,231 0,231 0,0 3110,0">
          <text:p/>
        </draw:polygon>
        <draw:line draw:style-name="gr7" draw:text-style-name="P2" draw:layer="layout" svg:x1="2.639cm" svg:y1="3.886cm" svg:x2="2.639cm" svg:y2="3.656cm">
          <text:p/>
        </draw:line>
        <draw:polygon draw:style-name="gr13" draw:text-style-name="P2" draw:layer="layout" svg:width="3.524cm" svg:height="1.288cm" svg:x="1.957cm" svg:y="3.587cm" svg:viewBox="0 0 3525 1289" draw:points="0,1289 3525,1289 3525,0 0,0">
          <text:p/>
        </draw:polygon>
        <draw:polygon draw:style-name="gr1" draw:text-style-name="P1" draw:layer="layout" svg:width="3.524cm" svg:height="1.288cm" svg:x="1.957cm" svg:y="4.981cm" svg:viewBox="0 0 3525 1289" draw:points="0,1289 3525,1289 3525,0 0,0">
          <text:p/>
        </draw:polygon>
        <draw:line draw:style-name="gr3" draw:text-style-name="P2" draw:layer="layout" svg:x1="2.438cm" svg:y1="6.269cm" svg:x2="2.438cm" svg:y2="4.981cm">
          <text:p/>
        </draw:line>
        <draw:line draw:style-name="gr3" draw:text-style-name="P2" draw:layer="layout" svg:x1="3.078cm" svg:y1="6.269cm" svg:x2="3.078cm" svg:y2="4.981cm">
          <text:p/>
        </draw:line>
        <draw:line draw:style-name="gr3" draw:text-style-name="P2" draw:layer="layout" svg:x1="3.719cm" svg:y1="6.269cm" svg:x2="3.719cm" svg:y2="4.981cm">
          <text:p/>
        </draw:line>
        <draw:line draw:style-name="gr3" draw:text-style-name="P2" draw:layer="layout" svg:x1="4.36cm" svg:y1="6.269cm" svg:x2="4.36cm" svg:y2="4.981cm">
          <text:p/>
        </draw:line>
        <draw:line draw:style-name="gr3" draw:text-style-name="P2" draw:layer="layout" svg:x1="5.001cm" svg:y1="6.269cm" svg:x2="5.001cm" svg:y2="4.981cm">
          <text:p/>
        </draw:line>
        <draw:line draw:style-name="gr4" draw:text-style-name="P2" draw:layer="layout" svg:x1="1.957cm" svg:y1="6.085cm" svg:x2="5.482cm" svg:y2="6.085cm">
          <text:p/>
        </draw:line>
        <draw:line draw:style-name="gr4" draw:text-style-name="P2" draw:layer="layout" svg:x1="1.957cm" svg:y1="5.778cm" svg:x2="5.482cm" svg:y2="5.778cm">
          <text:p/>
        </draw:line>
        <draw:line draw:style-name="gr4" draw:text-style-name="P2" draw:layer="layout" svg:x1="1.957cm" svg:y1="5.471cm" svg:x2="5.482cm" svg:y2="5.471cm">
          <text:p/>
        </draw:line>
        <draw:line draw:style-name="gr4" draw:text-style-name="P2" draw:layer="layout" svg:x1="1.957cm" svg:y1="5.165cm" svg:x2="5.482cm" svg:y2="5.165cm">
          <text:p/>
        </draw:line>
        <draw:line draw:style-name="gr4" draw:text-style-name="P2" draw:layer="layout" svg:x1="2.117cm" svg:y1="6.269cm" svg:x2="2.117cm" svg:y2="4.981cm">
          <text:p/>
        </draw:line>
        <draw:line draw:style-name="gr4" draw:text-style-name="P2" draw:layer="layout" svg:x1="2.758cm" svg:y1="6.269cm" svg:x2="2.758cm" svg:y2="4.981cm">
          <text:p/>
        </draw:line>
        <draw:line draw:style-name="gr4" draw:text-style-name="P2" draw:layer="layout" svg:x1="3.399cm" svg:y1="6.269cm" svg:x2="3.399cm" svg:y2="4.981cm">
          <text:p/>
        </draw:line>
        <draw:line draw:style-name="gr4" draw:text-style-name="P2" draw:layer="layout" svg:x1="4.04cm" svg:y1="6.269cm" svg:x2="4.04cm" svg:y2="4.981cm">
          <text:p/>
        </draw:line>
        <draw:line draw:style-name="gr4" draw:text-style-name="P2" draw:layer="layout" svg:x1="4.681cm" svg:y1="6.269cm" svg:x2="4.681cm" svg:y2="4.981cm">
          <text:p/>
        </draw:line>
        <draw:line draw:style-name="gr4" draw:text-style-name="P2" draw:layer="layout" svg:x1="5.321cm" svg:y1="6.269cm" svg:x2="5.321cm" svg:y2="4.981cm">
          <text:p/>
        </draw:line>
        <draw:line draw:style-name="gr5" draw:text-style-name="P2" draw:layer="layout" svg:x1="4.813cm" svg:y1="6.085cm" svg:x2="5.321cm" svg:y2="6.085cm">
          <text:p/>
        </draw:line>
        <draw:line draw:style-name="gr5" draw:text-style-name="P2" draw:layer="layout" svg:x1="2.192cm" svg:y1="6.085cm" svg:x2="2.122cm" svg:y2="6.085cm">
          <text:p/>
        </draw:line>
        <draw:polygon draw:style-name="gr6" draw:text-style-name="P3" draw:layer="layout" svg:width="2.621cm" svg:height="0.23cm" svg:x="2.192cm" svg:y="5.97cm" svg:viewBox="0 0 2622 231" draw:points="2622,231 0,231 0,0 2622,0">
          <text:p/>
        </draw:polygon>
        <draw:line draw:style-name="gr7" draw:text-style-name="P2" draw:layer="layout" svg:x1="2.516cm" svg:y1="6.2cm" svg:x2="2.516cm" svg:y2="5.97cm">
          <text:p/>
        </draw:line>
        <draw:line draw:style-name="gr5" draw:text-style-name="P2" draw:layer="layout" svg:x1="4.773cm" svg:y1="5.778cm" svg:x2="5.321cm" svg:y2="5.778cm">
          <text:p/>
        </draw:line>
        <draw:line draw:style-name="gr5" draw:text-style-name="P2" draw:layer="layout" svg:x1="2.181cm" svg:y1="5.778cm" svg:x2="2.117cm" svg:y2="5.778cm">
          <text:p/>
        </draw:line>
        <draw:polygon draw:style-name="gr10" draw:text-style-name="P5" draw:layer="layout" svg:width="2.592cm" svg:height="0.23cm" svg:x="2.181cm" svg:y="5.663cm" svg:viewBox="0 0 2593 231" draw:points="2593,231 0,231 0,0 2593,0">
          <text:p/>
        </draw:polygon>
        <draw:line draw:style-name="gr7" draw:text-style-name="P2" draw:layer="layout" svg:x1="2.55cm" svg:y1="5.893cm" svg:x2="2.55cm" svg:y2="5.663cm">
          <text:p/>
        </draw:line>
        <draw:line draw:style-name="gr5" draw:text-style-name="P2" draw:layer="layout" svg:x1="4.686cm" svg:y1="5.471cm" svg:x2="5.321cm" svg:y2="5.471cm">
          <text:p/>
        </draw:line>
        <draw:line draw:style-name="gr5" draw:text-style-name="P2" draw:layer="layout" svg:x1="2.19cm" svg:y1="5.471cm" svg:x2="2.122cm" svg:y2="5.471cm">
          <text:p/>
        </draw:line>
        <draw:polygon draw:style-name="gr11" draw:text-style-name="P6" draw:layer="layout" svg:width="2.496cm" svg:height="0.23cm" svg:x="2.19cm" svg:y="5.356cm" svg:viewBox="0 0 2497 231" draw:points="2497,231 0,231 0,0 2497,0">
          <text:p/>
        </draw:polygon>
        <draw:line draw:style-name="gr7" draw:text-style-name="P2" draw:layer="layout" svg:x1="2.575cm" svg:y1="5.586cm" svg:x2="2.575cm" svg:y2="5.356cm">
          <text:p/>
        </draw:line>
        <draw:polyline draw:style-name="gr5" draw:text-style-name="P2" draw:layer="layout" svg:width="0cm" svg:height="0cm" svg:x="5.321cm" svg:y="5.165cm" svg:viewBox="0 0 0 0" draw:points="0,0">
          <text:p/>
        </draw:polyline>
        <draw:line draw:style-name="gr5" draw:text-style-name="P2" draw:layer="layout" svg:x1="2.189cm" svg:y1="5.165cm" svg:x2="2.122cm" svg:y2="5.165cm">
          <text:p/>
        </draw:line>
        <draw:polygon draw:style-name="gr12" draw:text-style-name="P7" draw:layer="layout" svg:width="3.132cm" svg:height="0.23cm" svg:x="2.189cm" svg:y="5.05cm" svg:viewBox="0 0 3133 231" draw:points="3133,231 0,231 0,0 3133,0">
          <text:p/>
        </draw:polygon>
        <draw:line draw:style-name="gr7" draw:text-style-name="P2" draw:layer="layout" svg:x1="2.575cm" svg:y1="5.28cm" svg:x2="2.575cm" svg:y2="5.05cm">
          <text:p/>
        </draw:line>
        <draw:polygon draw:style-name="gr13" draw:text-style-name="P2" draw:layer="layout" svg:width="3.524cm" svg:height="1.288cm" svg:x="1.957cm" svg:y="4.981cm" svg:viewBox="0 0 3525 1289" draw:points="0,1289 3525,1289 3525,0 0,0">
          <text:p/>
        </draw:polygon>
        <draw:polygon draw:style-name="gr1" draw:text-style-name="P1" draw:layer="layout" svg:width="3.524cm" svg:height="1.288cm" svg:x="5.587cm" svg:y="0.8cm" svg:viewBox="0 0 3525 1289" draw:points="0,1289 3525,1289 3525,0 0,0">
          <text:p/>
        </draw:polygon>
        <draw:line draw:style-name="gr3" draw:text-style-name="P2" draw:layer="layout" svg:x1="6.068cm" svg:y1="2.088cm" svg:x2="6.068cm" svg:y2="0.8cm">
          <text:p/>
        </draw:line>
        <draw:line draw:style-name="gr3" draw:text-style-name="P2" draw:layer="layout" svg:x1="6.708cm" svg:y1="2.088cm" svg:x2="6.708cm" svg:y2="0.8cm">
          <text:p/>
        </draw:line>
        <draw:line draw:style-name="gr3" draw:text-style-name="P2" draw:layer="layout" svg:x1="7.349cm" svg:y1="2.088cm" svg:x2="7.349cm" svg:y2="0.8cm">
          <text:p/>
        </draw:line>
        <draw:line draw:style-name="gr3" draw:text-style-name="P2" draw:layer="layout" svg:x1="7.99cm" svg:y1="2.088cm" svg:x2="7.99cm" svg:y2="0.8cm">
          <text:p/>
        </draw:line>
        <draw:line draw:style-name="gr3" draw:text-style-name="P2" draw:layer="layout" svg:x1="8.631cm" svg:y1="2.088cm" svg:x2="8.631cm" svg:y2="0.8cm">
          <text:p/>
        </draw:line>
        <draw:line draw:style-name="gr4" draw:text-style-name="P2" draw:layer="layout" svg:x1="5.587cm" svg:y1="1.904cm" svg:x2="9.112cm" svg:y2="1.904cm">
          <text:p/>
        </draw:line>
        <draw:line draw:style-name="gr4" draw:text-style-name="P2" draw:layer="layout" svg:x1="5.587cm" svg:y1="1.597cm" svg:x2="9.112cm" svg:y2="1.597cm">
          <text:p/>
        </draw:line>
        <draw:line draw:style-name="gr4" draw:text-style-name="P2" draw:layer="layout" svg:x1="5.587cm" svg:y1="1.291cm" svg:x2="9.112cm" svg:y2="1.291cm">
          <text:p/>
        </draw:line>
        <draw:line draw:style-name="gr4" draw:text-style-name="P2" draw:layer="layout" svg:x1="5.587cm" svg:y1="0.984cm" svg:x2="9.112cm" svg:y2="0.984cm">
          <text:p/>
        </draw:line>
        <draw:line draw:style-name="gr4" draw:text-style-name="P2" draw:layer="layout" svg:x1="5.747cm" svg:y1="2.088cm" svg:x2="5.747cm" svg:y2="0.8cm">
          <text:p/>
        </draw:line>
        <draw:line draw:style-name="gr4" draw:text-style-name="P2" draw:layer="layout" svg:x1="6.388cm" svg:y1="2.088cm" svg:x2="6.388cm" svg:y2="0.8cm">
          <text:p/>
        </draw:line>
        <draw:line draw:style-name="gr4" draw:text-style-name="P2" draw:layer="layout" svg:x1="7.029cm" svg:y1="2.088cm" svg:x2="7.029cm" svg:y2="0.8cm">
          <text:p/>
        </draw:line>
        <draw:line draw:style-name="gr4" draw:text-style-name="P2" draw:layer="layout" svg:x1="7.67cm" svg:y1="2.088cm" svg:x2="7.67cm" svg:y2="0.8cm">
          <text:p/>
        </draw:line>
        <draw:line draw:style-name="gr4" draw:text-style-name="P2" draw:layer="layout" svg:x1="8.311cm" svg:y1="2.088cm" svg:x2="8.311cm" svg:y2="0.8cm">
          <text:p/>
        </draw:line>
        <draw:line draw:style-name="gr4" draw:text-style-name="P2" draw:layer="layout" svg:x1="8.952cm" svg:y1="2.088cm" svg:x2="8.952cm" svg:y2="0.8cm">
          <text:p/>
        </draw:line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882cm" svg:y="1.835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1.835cm" svg:viewBox="0 0 139 139" svg:d="M0 70c0-38 31-70 70-70 38 0 69 32 69 70s-31 69-69 69c-39 0-70-31-70-69z">
          <text:p/>
        </draw:path>
        <draw:line draw:style-name="gr5" draw:text-style-name="P2" draw:layer="layout" svg:x1="6.815cm" svg:y1="1.904cm" svg:x2="7.787cm" svg:y2="1.904cm">
          <text:p/>
        </draw:line>
        <draw:polyline draw:style-name="gr5" draw:text-style-name="P2" draw:layer="layout" svg:width="0cm" svg:height="0cm" svg:x="5.747cm" svg:y="1.904cm" svg:viewBox="0 0 0 0" draw:points="0,0">
          <text:p/>
        </draw:polyline>
        <draw:polygon draw:style-name="gr6" draw:text-style-name="P3" draw:layer="layout" svg:width="1.068cm" svg:height="0.23cm" svg:x="5.747cm" svg:y="1.789cm" svg:viewBox="0 0 1069 231" draw:points="1069,231 0,231 0,0 1069,0">
          <text:p/>
        </draw:polygon>
        <draw:line draw:style-name="gr7" draw:text-style-name="P2" draw:layer="layout" svg:x1="5.792cm" svg:y1="2.019cm" svg:x2="5.792cm" svg:y2="1.789cm">
          <text:p/>
        </draw:line>
        <draw:path draw:style-name="gr8" draw:text-style-name="P4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5.833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5.833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6.575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6.575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6.115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6.115cm" svg:y="1.528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7.59cm" svg:y="1.528cm" svg:viewBox="0 0 138 139" svg:d="M0 70c0-39 32-70 69-70 38 0 69 31 69 70 0 38-31 69-69 69-37 0-69-31-69-69z">
          <text:p/>
        </draw:path>
        <draw:path draw:style-name="gr9" draw:text-style-name="P2" draw:layer="layout" svg:width="0.137cm" svg:height="0.138cm" svg:x="7.59cm" svg:y="1.528cm" svg:viewBox="0 0 138 139" svg:d="M0 70c0-39 32-70 69-70 38 0 69 31 69 70 0 38-31 69-69 69-37 0-69-31-69-69z">
          <text:p/>
        </draw:path>
        <draw:path draw:style-name="gr8" draw:text-style-name="P4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642cm" svg:y="1.528cm" svg:viewBox="0 0 139 139" svg:d="M0 70c0-39 32-70 69-70 38 0 70 31 70 70 0 38-32 69-70 69-37 0-69-31-69-69z">
          <text:p/>
        </draw:path>
        <draw:path draw:style-name="gr9" draw:text-style-name="P2" draw:layer="layout" svg:width="0.138cm" svg:height="0.138cm" svg:x="6.642cm" svg:y="1.528cm" svg:viewBox="0 0 139 139" svg:d="M0 70c0-39 32-70 69-70 38 0 70 31 70 70 0 38-32 69-70 69-37 0-69-31-69-69z">
          <text:p/>
        </draw:path>
        <draw:path draw:style-name="gr8" draw:text-style-name="P4" draw:layer="layout" svg:width="0.138cm" svg:height="0.138cm" svg:x="8.28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8.28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994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5.994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21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6.21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792cm" svg:y="1.528cm" svg:viewBox="0 0 139 139" svg:d="M0 70c0-39 33-70 71-70 37 0 68 31 68 70 0 38-31 69-68 69-38 0-71-31-71-69z">
          <text:p/>
        </draw:path>
        <draw:path draw:style-name="gr9" draw:text-style-name="P2" draw:layer="layout" svg:width="0.138cm" svg:height="0.138cm" svg:x="5.792cm" svg:y="1.528cm" svg:viewBox="0 0 139 139" svg:d="M0 70c0-39 33-70 71-70 37 0 68 31 68 70 0 38-31 69-68 69-38 0-71-31-71-69z">
          <text:p/>
        </draw:path>
        <draw:path draw:style-name="gr8" draw:text-style-name="P4" draw:layer="layout" svg:width="0.138cm" svg:height="0.138cm" svg:x="5.797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5.797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828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5.828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5.834cm" svg:y="1.528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5.834cm" svg:y="1.528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6.353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6.353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5.885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5.885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6.353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6.353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7.265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7.265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179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6.179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6.113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6.113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6.113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6.113cm" svg:y="1.528cm" svg:viewBox="0 0 139 139" svg:d="M0 70c0-39 31-70 69-70s70 31 70 70c0 38-32 69-70 69s-69-31-69-69z">
          <text:p/>
        </draw:path>
        <draw:line draw:style-name="gr5" draw:text-style-name="P2" draw:layer="layout" svg:x1="5.791cm" svg:y1="1.597cm" svg:x2="5.824cm" svg:y2="1.597cm">
          <text:p/>
        </draw:line>
        <draw:polyline draw:style-name="gr5" draw:text-style-name="P2" draw:layer="layout" svg:width="0cm" svg:height="0cm" svg:x="5.747cm" svg:y="1.597cm" svg:viewBox="0 0 0 0" draw:points="0,0">
          <text:p/>
        </draw:polyline>
        <draw:polygon draw:style-name="gr10" draw:text-style-name="P5" draw:layer="layout" svg:width="0.044cm" svg:height="0.23cm" svg:x="5.747cm" svg:y="1.482cm" svg:viewBox="0 0 45 231" draw:points="45,231 0,231 0,0 45,0">
          <text:p/>
        </draw:polygon>
        <draw:line draw:style-name="gr7" draw:text-style-name="P2" draw:layer="layout" svg:x1="5.747cm" svg:y1="1.712cm" svg:x2="5.747cm" svg:y2="1.482cm">
          <text:p/>
        </draw:line>
        <draw:line draw:style-name="gr5" draw:text-style-name="P2" draw:layer="layout" svg:x1="8.308cm" svg:y1="1.291cm" svg:x2="8.952cm" svg:y2="1.291cm">
          <text:p/>
        </draw:line>
        <draw:polyline draw:style-name="gr5" draw:text-style-name="P2" draw:layer="layout" svg:width="0cm" svg:height="0cm" svg:x="5.747cm" svg:y="1.291cm" svg:viewBox="0 0 0 0" draw:points="0,0">
          <text:p/>
        </draw:polyline>
        <draw:polygon draw:style-name="gr11" draw:text-style-name="P6" draw:layer="layout" svg:width="2.561cm" svg:height="0.23cm" svg:x="5.747cm" svg:y="1.176cm" svg:viewBox="0 0 2562 231" draw:points="2562,231 0,231 0,0 2562,0">
          <text:p/>
        </draw:polygon>
        <draw:line draw:style-name="gr7" draw:text-style-name="P2" draw:layer="layout" svg:x1="5.893cm" svg:y1="1.406cm" svg:x2="5.893cm" svg:y2="1.176cm">
          <text:p/>
        </draw:line>
        <draw:path draw:style-name="gr8" draw:text-style-name="P4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7.172cm" svg:y="0.915cm" svg:viewBox="0 0 139 139" svg:d="M0 69c0-38 32-69 70-69s69 31 69 69-31 70-69 70-70-32-70-70z">
          <text:p/>
        </draw:path>
        <draw:path draw:style-name="gr9" draw:text-style-name="P2" draw:layer="layout" svg:width="0.138cm" svg:height="0.138cm" svg:x="7.172cm" svg:y="0.915cm" svg:viewBox="0 0 139 139" svg:d="M0 69c0-38 32-69 70-69s69 31 69 69-31 70-69 70-70-32-70-70z">
          <text:p/>
        </draw:path>
        <draw:path draw:style-name="gr8" draw:text-style-name="P4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6.753cm" svg:y="0.915cm" svg:viewBox="0 0 139 139" svg:d="M0 69c0-38 32-69 70-69s69 31 69 69-31 70-69 70-70-32-70-70z">
          <text:p/>
        </draw:path>
        <draw:path draw:style-name="gr9" draw:text-style-name="P2" draw:layer="layout" svg:width="0.138cm" svg:height="0.138cm" svg:x="6.753cm" svg:y="0.915cm" svg:viewBox="0 0 139 139" svg:d="M0 69c0-38 32-69 70-69s69 31 69 69-31 70-69 70-70-32-70-70z">
          <text:p/>
        </draw:path>
        <draw:path draw:style-name="gr8" draw:text-style-name="P4" draw:layer="layout" svg:width="0.138cm" svg:height="0.138cm" svg:x="6.976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6.976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7.105cm" svg:y="0.915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7.105cm" svg:y="0.915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7.105cm" svg:y="0.915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7.105cm" svg:y="0.915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6.924cm" svg:y="0.915cm" svg:viewBox="0 0 139 139" svg:d="M0 69c0-38 31-69 69-69s70 31 70 69-32 70-70 70-69-32-69-70z">
          <text:p/>
        </draw:path>
        <draw:path draw:style-name="gr9" draw:text-style-name="P2" draw:layer="layout" svg:width="0.138cm" svg:height="0.138cm" svg:x="6.924cm" svg:y="0.915cm" svg:viewBox="0 0 139 139" svg:d="M0 69c0-38 31-69 69-69s70 31 70 69-32 70-70 70-69-32-69-70z">
          <text:p/>
        </draw:path>
        <draw:path draw:style-name="gr8" draw:text-style-name="P4" draw:layer="layout" svg:width="0.138cm" svg:height="0.138cm" svg:x="7.105cm" svg:y="0.915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7.105cm" svg:y="0.915cm" svg:viewBox="0 0 139 139" svg:d="M0 69c0-38 31-69 69-69 39 0 70 31 70 69s-31 70-70 70c-38 0-69-32-69-70z">
          <text:p/>
        </draw:path>
        <draw:path draw:style-name="gr8" draw:text-style-name="P4" draw:layer="layout" svg:width="0.137cm" svg:height="0.138cm" svg:x="7.354cm" svg:y="0.915cm" svg:viewBox="0 0 138 139" svg:d="M0 69c0-38 31-69 68-69 38 0 70 31 70 69s-32 70-70 70c-37 0-68-32-68-70z">
          <text:p/>
        </draw:path>
        <draw:path draw:style-name="gr9" draw:text-style-name="P2" draw:layer="layout" svg:width="0.137cm" svg:height="0.138cm" svg:x="7.354cm" svg:y="0.915cm" svg:viewBox="0 0 138 139" svg:d="M0 69c0-38 31-69 68-69 38 0 70 31 70 69s-32 70-70 70c-37 0-68-32-68-70z">
          <text:p/>
        </draw:path>
        <draw:path draw:style-name="gr8" draw:text-style-name="P4" draw:layer="layout" svg:width="0.138cm" svg:height="0.138cm" svg:x="7.265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7.265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7.362cm" svg:y="0.915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7.362cm" svg:y="0.915cm" svg:viewBox="0 0 139 139" svg:d="M0 69c0-38 31-69 69-69 39 0 70 31 70 69s-31 70-70 70c-38 0-69-32-69-70z">
          <text:p/>
        </draw:path>
        <draw:line draw:style-name="gr5" draw:text-style-name="P2" draw:layer="layout" svg:x1="6.063cm" svg:y1="0.984cm" svg:x2="6.422cm" svg:y2="0.984cm">
          <text:p/>
        </draw:line>
        <draw:polyline draw:style-name="gr5" draw:text-style-name="P2" draw:layer="layout" svg:width="0cm" svg:height="0cm" svg:x="5.747cm" svg:y="0.984cm" svg:viewBox="0 0 0 0" draw:points="0,0">
          <text:p/>
        </draw:polyline>
        <draw:polygon draw:style-name="gr12" draw:text-style-name="P7" draw:layer="layout" svg:width="0.316cm" svg:height="0.23cm" svg:x="5.747cm" svg:y="0.869cm" svg:viewBox="0 0 317 231" draw:points="317,231 0,231 0,0 317,0">
          <text:p/>
        </draw:polygon>
        <draw:line draw:style-name="gr7" draw:text-style-name="P2" draw:layer="layout" svg:x1="5.747cm" svg:y1="1.099cm" svg:x2="5.747cm" svg:y2="0.869cm">
          <text:p/>
        </draw:line>
        <draw:polygon draw:style-name="gr13" draw:text-style-name="P2" draw:layer="layout" svg:width="3.524cm" svg:height="1.288cm" svg:x="5.587cm" svg:y="0.8cm" svg:viewBox="0 0 3525 1289" draw:points="0,1289 3525,1289 3525,0 0,0">
          <text:p/>
        </draw:polygon>
        <draw:polygon draw:style-name="gr1" draw:text-style-name="P1" draw:layer="layout" svg:width="3.524cm" svg:height="1.289cm" svg:x="5.587cm" svg:y="2.193cm" svg:viewBox="0 0 3525 1290" draw:points="0,1290 3525,1290 3525,0 0,0">
          <text:p/>
        </draw:polygon>
        <draw:line draw:style-name="gr3" draw:text-style-name="P2" draw:layer="layout" svg:x1="6.068cm" svg:y1="3.482cm" svg:x2="6.068cm" svg:y2="2.193cm">
          <text:p/>
        </draw:line>
        <draw:line draw:style-name="gr3" draw:text-style-name="P2" draw:layer="layout" svg:x1="6.708cm" svg:y1="3.482cm" svg:x2="6.708cm" svg:y2="2.193cm">
          <text:p/>
        </draw:line>
        <draw:line draw:style-name="gr3" draw:text-style-name="P2" draw:layer="layout" svg:x1="7.349cm" svg:y1="3.482cm" svg:x2="7.349cm" svg:y2="2.193cm">
          <text:p/>
        </draw:line>
        <draw:line draw:style-name="gr3" draw:text-style-name="P2" draw:layer="layout" svg:x1="7.99cm" svg:y1="3.482cm" svg:x2="7.99cm" svg:y2="2.193cm">
          <text:p/>
        </draw:line>
        <draw:line draw:style-name="gr3" draw:text-style-name="P2" draw:layer="layout" svg:x1="8.631cm" svg:y1="3.482cm" svg:x2="8.631cm" svg:y2="2.193cm">
          <text:p/>
        </draw:line>
        <draw:line draw:style-name="gr4" draw:text-style-name="P2" draw:layer="layout" svg:x1="5.587cm" svg:y1="3.298cm" svg:x2="9.112cm" svg:y2="3.298cm">
          <text:p/>
        </draw:line>
        <draw:line draw:style-name="gr4" draw:text-style-name="P2" draw:layer="layout" svg:x1="5.587cm" svg:y1="2.991cm" svg:x2="9.112cm" svg:y2="2.991cm">
          <text:p/>
        </draw:line>
        <draw:line draw:style-name="gr4" draw:text-style-name="P2" draw:layer="layout" svg:x1="5.587cm" svg:y1="2.684cm" svg:x2="9.112cm" svg:y2="2.684cm">
          <text:p/>
        </draw:line>
        <draw:line draw:style-name="gr4" draw:text-style-name="P2" draw:layer="layout" svg:x1="5.587cm" svg:y1="2.378cm" svg:x2="9.112cm" svg:y2="2.378cm">
          <text:p/>
        </draw:line>
        <draw:line draw:style-name="gr4" draw:text-style-name="P2" draw:layer="layout" svg:x1="5.747cm" svg:y1="3.482cm" svg:x2="5.747cm" svg:y2="2.193cm">
          <text:p/>
        </draw:line>
        <draw:line draw:style-name="gr4" draw:text-style-name="P2" draw:layer="layout" svg:x1="6.388cm" svg:y1="3.482cm" svg:x2="6.388cm" svg:y2="2.193cm">
          <text:p/>
        </draw:line>
        <draw:line draw:style-name="gr4" draw:text-style-name="P2" draw:layer="layout" svg:x1="7.029cm" svg:y1="3.482cm" svg:x2="7.029cm" svg:y2="2.193cm">
          <text:p/>
        </draw:line>
        <draw:line draw:style-name="gr4" draw:text-style-name="P2" draw:layer="layout" svg:x1="7.67cm" svg:y1="3.482cm" svg:x2="7.67cm" svg:y2="2.193cm">
          <text:p/>
        </draw:line>
        <draw:line draw:style-name="gr4" draw:text-style-name="P2" draw:layer="layout" svg:x1="8.311cm" svg:y1="3.482cm" svg:x2="8.311cm" svg:y2="2.193cm">
          <text:p/>
        </draw:line>
        <draw:line draw:style-name="gr4" draw:text-style-name="P2" draw:layer="layout" svg:x1="8.952cm" svg:y1="3.482cm" svg:x2="8.952cm" svg:y2="2.193cm">
          <text:p/>
        </draw:line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8.88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8.882cm" svg:y="3.229cm" svg:viewBox="0 0 139 139" svg:d="M0 69c0-38 31-69 70-69 38 0 69 31 69 69s-31 70-69 70c-39 0-70-32-70-70z">
          <text:p/>
        </draw:path>
        <draw:line draw:style-name="gr5" draw:text-style-name="P2" draw:layer="layout" svg:x1="6.67cm" svg:y1="3.298cm" svg:x2="7.587cm" svg:y2="3.298cm">
          <text:p/>
        </draw:line>
        <draw:polyline draw:style-name="gr5" draw:text-style-name="P2" draw:layer="layout" svg:width="0cm" svg:height="0cm" svg:x="5.747cm" svg:y="3.298cm" svg:viewBox="0 0 0 0" draw:points="0,0">
          <text:p/>
        </draw:polyline>
        <draw:polygon draw:style-name="gr6" draw:text-style-name="P3" draw:layer="layout" svg:width="0.923cm" svg:height="0.23cm" svg:x="5.747cm" svg:y="3.183cm" svg:viewBox="0 0 924 231" draw:points="924,231 0,231 0,0 924,0">
          <text:p/>
        </draw:polygon>
        <draw:line draw:style-name="gr7" draw:text-style-name="P2" draw:layer="layout" svg:x1="5.782cm" svg:y1="3.413cm" svg:x2="5.782cm" svg:y2="3.183cm">
          <text:p/>
        </draw:line>
        <draw:path draw:style-name="gr8" draw:text-style-name="P4" draw:layer="layout" svg:width="0.138cm" svg:height="0.138cm" svg:x="6.098cm" svg:y="2.922cm" svg:viewBox="0 0 139 139" svg:d="M0 70c0-38 31-70 69-70s70 32 70 70-32 69-70 69-69-31-69-69z">
          <text:p/>
        </draw:path>
        <draw:path draw:style-name="gr9" draw:text-style-name="P2" draw:layer="layout" svg:width="0.138cm" svg:height="0.138cm" svg:x="6.098cm" svg:y="2.922cm" svg:viewBox="0 0 139 139" svg:d="M0 70c0-38 31-70 69-70s70 32 70 70-32 69-70 69-69-31-69-69z">
          <text:p/>
        </draw:path>
        <draw:path draw:style-name="gr8" draw:text-style-name="P4" draw:layer="layout" svg:width="0.138cm" svg:height="0.138cm" svg:x="8.882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6.245cm" svg:y="2.922cm" svg:viewBox="0 0 139 139" svg:d="M0 70c0-38 31-70 69-70s70 32 70 70-32 69-70 69-69-31-69-69z">
          <text:p/>
        </draw:path>
        <draw:path draw:style-name="gr9" draw:text-style-name="P2" draw:layer="layout" svg:width="0.138cm" svg:height="0.138cm" svg:x="6.245cm" svg:y="2.922cm" svg:viewBox="0 0 139 139" svg:d="M0 70c0-38 31-70 69-70s70 32 70 70-32 69-70 69-69-31-69-69z">
          <text:p/>
        </draw:path>
        <draw:path draw:style-name="gr8" draw:text-style-name="P4" draw:layer="layout" svg:width="0.138cm" svg:height="0.138cm" svg:x="6.575cm" svg:y="2.92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6.575cm" svg:y="2.92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8.882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8.043cm" svg:y="2.922cm" svg:viewBox="0 0 139 139" svg:d="M0 70c0-38 31-70 69-70s70 32 70 70-32 69-70 69-69-31-69-69z">
          <text:p/>
        </draw:path>
        <draw:path draw:style-name="gr9" draw:text-style-name="P2" draw:layer="layout" svg:width="0.138cm" svg:height="0.138cm" svg:x="8.043cm" svg:y="2.922cm" svg:viewBox="0 0 139 139" svg:d="M0 70c0-38 31-70 69-70s70 32 70 70-32 69-70 69-69-31-69-69z">
          <text:p/>
        </draw:path>
        <draw:path draw:style-name="gr8" draw:text-style-name="P4" draw:layer="layout" svg:width="0.138cm" svg:height="0.138cm" svg:x="8.282cm" svg:y="2.922cm" svg:viewBox="0 0 139 139" svg:d="M0 70c0-38 32-70 70-70s69 32 69 70-31 69-69 69-70-31-70-69z">
          <text:p/>
        </draw:path>
        <draw:path draw:style-name="gr9" draw:text-style-name="P2" draw:layer="layout" svg:width="0.138cm" svg:height="0.138cm" svg:x="8.282cm" svg:y="2.922cm" svg:viewBox="0 0 139 139" svg:d="M0 70c0-38 32-70 70-70s69 32 69 70-31 69-69 69-70-31-70-69z">
          <text:p/>
        </draw:path>
        <draw:path draw:style-name="gr8" draw:text-style-name="P4" draw:layer="layout" svg:width="0.138cm" svg:height="0.138cm" svg:x="8.882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8.882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6.627cm" svg:y="2.922cm" svg:viewBox="0 0 139 139" svg:d="M0 70c0-38 33-70 71-70 37 0 68 32 68 70s-31 69-68 69c-38 0-71-31-71-69z">
          <text:p/>
        </draw:path>
        <draw:path draw:style-name="gr9" draw:text-style-name="P2" draw:layer="layout" svg:width="0.138cm" svg:height="0.138cm" svg:x="6.627cm" svg:y="2.922cm" svg:viewBox="0 0 139 139" svg:d="M0 70c0-38 33-70 71-70 37 0 68 32 68 70s-31 69-68 69c-38 0-71-31-71-69z">
          <text:p/>
        </draw:path>
        <draw:path draw:style-name="gr8" draw:text-style-name="P4" draw:layer="layout" svg:width="0.138cm" svg:height="0.138cm" svg:x="6.516cm" svg:y="2.922cm" svg:viewBox="0 0 139 139" svg:d="M0 70c0-38 31-70 69-70s70 32 70 70-32 69-70 69-69-31-69-69z">
          <text:p/>
        </draw:path>
        <draw:path draw:style-name="gr9" draw:text-style-name="P2" draw:layer="layout" svg:width="0.138cm" svg:height="0.138cm" svg:x="6.516cm" svg:y="2.922cm" svg:viewBox="0 0 139 139" svg:d="M0 70c0-38 31-70 69-70s70 32 70 70-32 69-70 69-69-31-69-69z">
          <text:p/>
        </draw:path>
        <draw:path draw:style-name="gr8" draw:text-style-name="P4" draw:layer="layout" svg:width="0.138cm" svg:height="0.138cm" svg:x="6.984cm" svg:y="2.92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6.984cm" svg:y="2.92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6.079cm" svg:y="2.922cm" svg:viewBox="0 0 139 139" svg:d="M0 70c0-38 32-70 70-70 37 0 69 32 69 70s-32 69-69 69c-38 0-70-31-70-69z">
          <text:p/>
        </draw:path>
        <draw:path draw:style-name="gr9" draw:text-style-name="P2" draw:layer="layout" svg:width="0.138cm" svg:height="0.138cm" svg:x="6.079cm" svg:y="2.922cm" svg:viewBox="0 0 139 139" svg:d="M0 70c0-38 32-70 70-70 37 0 69 32 69 70s-32 69-69 69c-38 0-70-31-70-69z">
          <text:p/>
        </draw:path>
        <draw:path draw:style-name="gr8" draw:text-style-name="P4" draw:layer="layout" svg:width="0.138cm" svg:height="0.138cm" svg:x="7.083cm" svg:y="2.922cm" svg:viewBox="0 0 139 139" svg:d="M0 70c0-38 31-70 69-70s70 32 70 70-32 69-70 69-69-31-69-69z">
          <text:p/>
        </draw:path>
        <draw:path draw:style-name="gr9" draw:text-style-name="P2" draw:layer="layout" svg:width="0.138cm" svg:height="0.138cm" svg:x="7.083cm" svg:y="2.922cm" svg:viewBox="0 0 139 139" svg:d="M0 70c0-38 31-70 69-70s70 32 70 70-32 69-70 69-69-31-69-69z">
          <text:p/>
        </draw:path>
        <draw:path draw:style-name="gr8" draw:text-style-name="P4" draw:layer="layout" svg:width="0.138cm" svg:height="0.138cm" svg:x="6.069cm" svg:y="2.922cm" svg:viewBox="0 0 139 139" svg:d="M0 70c0-38 32-70 70-70s69 32 69 70-31 69-69 69-70-31-70-69z">
          <text:p/>
        </draw:path>
        <draw:path draw:style-name="gr9" draw:text-style-name="P2" draw:layer="layout" svg:width="0.138cm" svg:height="0.138cm" svg:x="6.069cm" svg:y="2.922cm" svg:viewBox="0 0 139 139" svg:d="M0 70c0-38 32-70 70-70s69 32 69 70-31 69-69 69-70-31-70-69z">
          <text:p/>
        </draw:path>
        <draw:path draw:style-name="gr8" draw:text-style-name="P4" draw:layer="layout" svg:width="0.138cm" svg:height="0.138cm" svg:x="6.45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6.45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6.182cm" svg:y="2.922cm" svg:viewBox="0 0 139 139" svg:d="M0 70c0-38 31-70 70-70 37 0 69 32 69 70s-32 69-69 69c-39 0-70-31-70-69z">
          <text:p/>
        </draw:path>
        <draw:path draw:style-name="gr9" draw:text-style-name="P2" draw:layer="layout" svg:width="0.138cm" svg:height="0.138cm" svg:x="6.182cm" svg:y="2.922cm" svg:viewBox="0 0 139 139" svg:d="M0 70c0-38 31-70 70-70 37 0 69 32 69 70s-32 69-69 69c-39 0-70-31-70-69z">
          <text:p/>
        </draw:path>
        <draw:line draw:style-name="gr5" draw:text-style-name="P2" draw:layer="layout" svg:x1="5.903cm" svg:y1="2.991cm" svg:x2="6.129cm" svg:y2="2.991cm">
          <text:p/>
        </draw:line>
        <draw:polyline draw:style-name="gr5" draw:text-style-name="P2" draw:layer="layout" svg:width="0cm" svg:height="0cm" svg:x="5.747cm" svg:y="2.991cm" svg:viewBox="0 0 0 0" draw:points="0,0">
          <text:p/>
        </draw:polyline>
        <draw:polygon draw:style-name="gr10" draw:text-style-name="P5" draw:layer="layout" svg:width="0.156cm" svg:height="0.23cm" svg:x="5.747cm" svg:y="2.876cm" svg:viewBox="0 0 157 231" draw:points="157,231 0,231 0,0 157,0">
          <text:p/>
        </draw:polygon>
        <draw:line draw:style-name="gr7" draw:text-style-name="P2" draw:layer="layout" svg:x1="5.773cm" svg:y1="3.106cm" svg:x2="5.773cm" svg:y2="2.876cm">
          <text:p/>
        </draw:line>
        <draw:line draw:style-name="gr5" draw:text-style-name="P2" draw:layer="layout" svg:x1="8.099cm" svg:y1="2.684cm" svg:x2="8.952cm" svg:y2="2.684cm">
          <text:p/>
        </draw:line>
        <draw:polyline draw:style-name="gr5" draw:text-style-name="P2" draw:layer="layout" svg:width="0cm" svg:height="0cm" svg:x="5.747cm" svg:y="2.684cm" svg:viewBox="0 0 0 0" draw:points="0,0">
          <text:p/>
        </draw:polyline>
        <draw:polygon draw:style-name="gr11" draw:text-style-name="P6" draw:layer="layout" svg:width="2.352cm" svg:height="0.23cm" svg:x="5.747cm" svg:y="2.569cm" svg:viewBox="0 0 2353 231" draw:points="2353,231 0,231 0,0 2353,0">
          <text:p/>
        </draw:polygon>
        <draw:line draw:style-name="gr7" draw:text-style-name="P2" draw:layer="layout" svg:x1="5.968cm" svg:y1="2.799cm" svg:x2="5.968cm" svg:y2="2.569cm">
          <text:p/>
        </draw:line>
        <draw:path draw:style-name="gr8" draw:text-style-name="P4" draw:layer="layout" svg:width="0.138cm" svg:height="0.138cm" svg:x="8.844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8.844cm" svg:y="2.30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8.844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8.844cm" svg:y="2.30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8.882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8.676cm" svg:y="2.308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8.676cm" svg:y="2.308cm" svg:viewBox="0 0 139 139" svg:d="M0 70c0-39 32-70 71-70 37 0 68 31 68 70 0 38-31 69-68 69-39 0-71-31-71-69z">
          <text:p/>
        </draw:path>
        <draw:line draw:style-name="gr5" draw:text-style-name="P2" draw:layer="layout" svg:x1="6.877cm" svg:y1="2.378cm" svg:x2="8.448cm" svg:y2="2.378cm">
          <text:p/>
        </draw:line>
        <draw:polyline draw:style-name="gr5" draw:text-style-name="P2" draw:layer="layout" svg:width="0cm" svg:height="0cm" svg:x="5.747cm" svg:y="2.378cm" svg:viewBox="0 0 0 0" draw:points="0,0">
          <text:p/>
        </draw:polyline>
        <draw:polygon draw:style-name="gr12" draw:text-style-name="P7" draw:layer="layout" svg:width="1.13cm" svg:height="0.23cm" svg:x="5.747cm" svg:y="2.263cm" svg:viewBox="0 0 1131 231" draw:points="1131,231 0,231 0,0 1131,0">
          <text:p/>
        </draw:polygon>
        <draw:line draw:style-name="gr7" draw:text-style-name="P2" draw:layer="layout" svg:x1="5.805cm" svg:y1="2.493cm" svg:x2="5.805cm" svg:y2="2.263cm">
          <text:p/>
        </draw:line>
        <draw:polygon draw:style-name="gr13" draw:text-style-name="P2" draw:layer="layout" svg:width="3.524cm" svg:height="1.289cm" svg:x="5.587cm" svg:y="2.193cm" svg:viewBox="0 0 3525 1290" draw:points="0,1290 3525,1290 3525,0 0,0">
          <text:p/>
        </draw:polygon>
        <draw:polygon draw:style-name="gr1" draw:text-style-name="P1" draw:layer="layout" svg:width="3.524cm" svg:height="1.288cm" svg:x="5.587cm" svg:y="3.587cm" svg:viewBox="0 0 3525 1289" draw:points="0,1289 3525,1289 3525,0 0,0">
          <text:p/>
        </draw:polygon>
        <draw:line draw:style-name="gr3" draw:text-style-name="P2" draw:layer="layout" svg:x1="6.068cm" svg:y1="4.875cm" svg:x2="6.068cm" svg:y2="3.587cm">
          <text:p/>
        </draw:line>
        <draw:line draw:style-name="gr3" draw:text-style-name="P2" draw:layer="layout" svg:x1="6.708cm" svg:y1="4.875cm" svg:x2="6.708cm" svg:y2="3.587cm">
          <text:p/>
        </draw:line>
        <draw:line draw:style-name="gr3" draw:text-style-name="P2" draw:layer="layout" svg:x1="7.349cm" svg:y1="4.875cm" svg:x2="7.349cm" svg:y2="3.587cm">
          <text:p/>
        </draw:line>
        <draw:line draw:style-name="gr3" draw:text-style-name="P2" draw:layer="layout" svg:x1="7.99cm" svg:y1="4.875cm" svg:x2="7.99cm" svg:y2="3.587cm">
          <text:p/>
        </draw:line>
        <draw:line draw:style-name="gr3" draw:text-style-name="P2" draw:layer="layout" svg:x1="8.631cm" svg:y1="4.875cm" svg:x2="8.631cm" svg:y2="3.587cm">
          <text:p/>
        </draw:line>
        <draw:line draw:style-name="gr4" draw:text-style-name="P2" draw:layer="layout" svg:x1="5.587cm" svg:y1="4.691cm" svg:x2="9.112cm" svg:y2="4.691cm">
          <text:p/>
        </draw:line>
        <draw:line draw:style-name="gr4" draw:text-style-name="P2" draw:layer="layout" svg:x1="5.587cm" svg:y1="4.385cm" svg:x2="9.112cm" svg:y2="4.385cm">
          <text:p/>
        </draw:line>
        <draw:line draw:style-name="gr4" draw:text-style-name="P2" draw:layer="layout" svg:x1="5.587cm" svg:y1="4.078cm" svg:x2="9.112cm" svg:y2="4.078cm">
          <text:p/>
        </draw:line>
        <draw:line draw:style-name="gr4" draw:text-style-name="P2" draw:layer="layout" svg:x1="5.587cm" svg:y1="3.771cm" svg:x2="9.112cm" svg:y2="3.771cm">
          <text:p/>
        </draw:line>
        <draw:line draw:style-name="gr4" draw:text-style-name="P2" draw:layer="layout" svg:x1="5.747cm" svg:y1="4.875cm" svg:x2="5.747cm" svg:y2="3.587cm">
          <text:p/>
        </draw:line>
        <draw:line draw:style-name="gr4" draw:text-style-name="P2" draw:layer="layout" svg:x1="6.388cm" svg:y1="4.875cm" svg:x2="6.388cm" svg:y2="3.587cm">
          <text:p/>
        </draw:line>
        <draw:line draw:style-name="gr4" draw:text-style-name="P2" draw:layer="layout" svg:x1="7.029cm" svg:y1="4.875cm" svg:x2="7.029cm" svg:y2="3.587cm">
          <text:p/>
        </draw:line>
        <draw:line draw:style-name="gr4" draw:text-style-name="P2" draw:layer="layout" svg:x1="7.67cm" svg:y1="4.875cm" svg:x2="7.67cm" svg:y2="3.587cm">
          <text:p/>
        </draw:line>
        <draw:line draw:style-name="gr4" draw:text-style-name="P2" draw:layer="layout" svg:x1="8.311cm" svg:y1="4.875cm" svg:x2="8.311cm" svg:y2="3.587cm">
          <text:p/>
        </draw:line>
        <draw:line draw:style-name="gr4" draw:text-style-name="P2" draw:layer="layout" svg:x1="8.952cm" svg:y1="4.875cm" svg:x2="8.952cm" svg:y2="3.587cm">
          <text:p/>
        </draw:line>
        <draw:line draw:style-name="gr5" draw:text-style-name="P2" draw:layer="layout" svg:x1="8.225cm" svg:y1="4.691cm" svg:x2="8.952cm" svg:y2="4.691cm">
          <text:p/>
        </draw:line>
        <draw:polyline draw:style-name="gr5" draw:text-style-name="P2" draw:layer="layout" svg:width="0cm" svg:height="0cm" svg:x="5.747cm" svg:y="4.691cm" svg:viewBox="0 0 0 0" draw:points="0,0">
          <text:p/>
        </draw:polyline>
        <draw:polygon draw:style-name="gr6" draw:text-style-name="P3" draw:layer="layout" svg:width="2.478cm" svg:height="0.23cm" svg:x="5.747cm" svg:y="4.576cm" svg:viewBox="0 0 2479 231" draw:points="2479,231 0,231 0,0 2479,0">
          <text:p/>
        </draw:polygon>
        <draw:line draw:style-name="gr7" draw:text-style-name="P2" draw:layer="layout" svg:x1="5.798cm" svg:y1="4.806cm" svg:x2="5.798cm" svg:y2="4.576cm">
          <text:p/>
        </draw:line>
        <draw:line draw:style-name="gr5" draw:text-style-name="P2" draw:layer="layout" svg:x1="8.378cm" svg:y1="4.385cm" svg:x2="8.952cm" svg:y2="4.385cm">
          <text:p/>
        </draw:line>
        <draw:polyline draw:style-name="gr5" draw:text-style-name="P2" draw:layer="layout" svg:width="0cm" svg:height="0cm" svg:x="5.747cm" svg:y="4.385cm" svg:viewBox="0 0 0 0" draw:points="0,0">
          <text:p/>
        </draw:polyline>
        <draw:polygon draw:style-name="gr10" draw:text-style-name="P5" draw:layer="layout" svg:width="2.631cm" svg:height="0.23cm" svg:x="5.747cm" svg:y="4.27cm" svg:viewBox="0 0 2632 231" draw:points="2632,231 0,231 0,0 2632,0">
          <text:p/>
        </draw:polygon>
        <draw:line draw:style-name="gr7" draw:text-style-name="P2" draw:layer="layout" svg:x1="5.806cm" svg:y1="4.5cm" svg:x2="5.806cm" svg:y2="4.27cm">
          <text:p/>
        </draw:line>
        <draw:line draw:style-name="gr5" draw:text-style-name="P2" draw:layer="layout" svg:x1="8.261cm" svg:y1="4.078cm" svg:x2="8.952cm" svg:y2="4.078cm">
          <text:p/>
        </draw:line>
        <draw:polyline draw:style-name="gr5" draw:text-style-name="P2" draw:layer="layout" svg:width="0cm" svg:height="0cm" svg:x="5.747cm" svg:y="4.078cm" svg:viewBox="0 0 0 0" draw:points="0,0">
          <text:p/>
        </draw:polyline>
        <draw:polygon draw:style-name="gr11" draw:text-style-name="P6" draw:layer="layout" svg:width="2.514cm" svg:height="0.23cm" svg:x="5.747cm" svg:y="3.963cm" svg:viewBox="0 0 2515 231" draw:points="2515,231 0,231 0,0 2515,0">
          <text:p/>
        </draw:polygon>
        <draw:line draw:style-name="gr7" draw:text-style-name="P2" draw:layer="layout" svg:x1="5.839cm" svg:y1="4.193cm" svg:x2="5.839cm" svg:y2="3.963cm">
          <text:p/>
        </draw:line>
        <draw:line draw:style-name="gr5" draw:text-style-name="P2" draw:layer="layout" svg:x1="8.177cm" svg:y1="3.771cm" svg:x2="8.952cm" svg:y2="3.771cm">
          <text:p/>
        </draw:line>
        <draw:polyline draw:style-name="gr5" draw:text-style-name="P2" draw:layer="layout" svg:width="0cm" svg:height="0cm" svg:x="5.747cm" svg:y="3.771cm" svg:viewBox="0 0 0 0" draw:points="0,0">
          <text:p/>
        </draw:polyline>
        <draw:polygon draw:style-name="gr12" draw:text-style-name="P7" draw:layer="layout" svg:width="2.43cm" svg:height="0.23cm" svg:x="5.747cm" svg:y="3.656cm" svg:viewBox="0 0 2431 231" draw:points="2431,231 0,231 0,0 2431,0">
          <text:p/>
        </draw:polygon>
        <draw:line draw:style-name="gr7" draw:text-style-name="P2" draw:layer="layout" svg:x1="5.839cm" svg:y1="3.886cm" svg:x2="5.839cm" svg:y2="3.656cm">
          <text:p/>
        </draw:line>
        <draw:polygon draw:style-name="gr13" draw:text-style-name="P2" draw:layer="layout" svg:width="3.524cm" svg:height="1.288cm" svg:x="5.587cm" svg:y="3.587cm" svg:viewBox="0 0 3525 1289" draw:points="0,1289 3525,1289 3525,0 0,0">
          <text:p/>
        </draw:polygon>
        <draw:polygon draw:style-name="gr1" draw:text-style-name="P1" draw:layer="layout" svg:width="3.524cm" svg:height="1.288cm" svg:x="5.587cm" svg:y="4.981cm" svg:viewBox="0 0 3525 1289" draw:points="0,1289 3525,1289 3525,0 0,0">
          <text:p/>
        </draw:polygon>
        <draw:line draw:style-name="gr3" draw:text-style-name="P2" draw:layer="layout" svg:x1="6.068cm" svg:y1="6.269cm" svg:x2="6.068cm" svg:y2="4.981cm">
          <text:p/>
        </draw:line>
        <draw:line draw:style-name="gr3" draw:text-style-name="P2" draw:layer="layout" svg:x1="6.708cm" svg:y1="6.269cm" svg:x2="6.708cm" svg:y2="4.981cm">
          <text:p/>
        </draw:line>
        <draw:line draw:style-name="gr3" draw:text-style-name="P2" draw:layer="layout" svg:x1="7.349cm" svg:y1="6.269cm" svg:x2="7.349cm" svg:y2="4.981cm">
          <text:p/>
        </draw:line>
        <draw:line draw:style-name="gr3" draw:text-style-name="P2" draw:layer="layout" svg:x1="7.99cm" svg:y1="6.269cm" svg:x2="7.99cm" svg:y2="4.981cm">
          <text:p/>
        </draw:line>
        <draw:line draw:style-name="gr3" draw:text-style-name="P2" draw:layer="layout" svg:x1="8.631cm" svg:y1="6.269cm" svg:x2="8.631cm" svg:y2="4.981cm">
          <text:p/>
        </draw:line>
        <draw:line draw:style-name="gr4" draw:text-style-name="P2" draw:layer="layout" svg:x1="5.587cm" svg:y1="6.085cm" svg:x2="9.112cm" svg:y2="6.085cm">
          <text:p/>
        </draw:line>
        <draw:line draw:style-name="gr4" draw:text-style-name="P2" draw:layer="layout" svg:x1="5.587cm" svg:y1="5.778cm" svg:x2="9.112cm" svg:y2="5.778cm">
          <text:p/>
        </draw:line>
        <draw:line draw:style-name="gr4" draw:text-style-name="P2" draw:layer="layout" svg:x1="5.587cm" svg:y1="5.471cm" svg:x2="9.112cm" svg:y2="5.471cm">
          <text:p/>
        </draw:line>
        <draw:line draw:style-name="gr4" draw:text-style-name="P2" draw:layer="layout" svg:x1="5.587cm" svg:y1="5.165cm" svg:x2="9.112cm" svg:y2="5.165cm">
          <text:p/>
        </draw:line>
        <draw:line draw:style-name="gr4" draw:text-style-name="P2" draw:layer="layout" svg:x1="5.747cm" svg:y1="6.269cm" svg:x2="5.747cm" svg:y2="4.981cm">
          <text:p/>
        </draw:line>
        <draw:line draw:style-name="gr4" draw:text-style-name="P2" draw:layer="layout" svg:x1="6.388cm" svg:y1="6.269cm" svg:x2="6.388cm" svg:y2="4.981cm">
          <text:p/>
        </draw:line>
        <draw:line draw:style-name="gr4" draw:text-style-name="P2" draw:layer="layout" svg:x1="7.029cm" svg:y1="6.269cm" svg:x2="7.029cm" svg:y2="4.981cm">
          <text:p/>
        </draw:line>
        <draw:line draw:style-name="gr4" draw:text-style-name="P2" draw:layer="layout" svg:x1="7.67cm" svg:y1="6.269cm" svg:x2="7.67cm" svg:y2="4.981cm">
          <text:p/>
        </draw:line>
        <draw:line draw:style-name="gr4" draw:text-style-name="P2" draw:layer="layout" svg:x1="8.311cm" svg:y1="6.269cm" svg:x2="8.311cm" svg:y2="4.981cm">
          <text:p/>
        </draw:line>
        <draw:line draw:style-name="gr4" draw:text-style-name="P2" draw:layer="layout" svg:x1="8.952cm" svg:y1="6.269cm" svg:x2="8.952cm" svg:y2="4.981cm">
          <text:p/>
        </draw:line>
        <draw:line draw:style-name="gr5" draw:text-style-name="P2" draw:layer="layout" svg:x1="8.18cm" svg:y1="6.085cm" svg:x2="8.952cm" svg:y2="6.085cm">
          <text:p/>
        </draw:line>
        <draw:polyline draw:style-name="gr5" draw:text-style-name="P2" draw:layer="layout" svg:width="0cm" svg:height="0cm" svg:x="5.747cm" svg:y="6.085cm" svg:viewBox="0 0 0 0" draw:points="0,0">
          <text:p/>
        </draw:polyline>
        <draw:polygon draw:style-name="gr6" draw:text-style-name="P3" draw:layer="layout" svg:width="2.433cm" svg:height="0.23cm" svg:x="5.747cm" svg:y="5.97cm" svg:viewBox="0 0 2434 231" draw:points="2434,231 0,231 0,0 2434,0">
          <text:p/>
        </draw:polygon>
        <draw:line draw:style-name="gr7" draw:text-style-name="P2" draw:layer="layout" svg:x1="5.854cm" svg:y1="6.2cm" svg:x2="5.854cm" svg:y2="5.97cm">
          <text:p/>
        </draw:line>
        <draw:line draw:style-name="gr5" draw:text-style-name="P2" draw:layer="layout" svg:x1="8.265cm" svg:y1="5.778cm" svg:x2="8.952cm" svg:y2="5.778cm">
          <text:p/>
        </draw:line>
        <draw:polyline draw:style-name="gr5" draw:text-style-name="P2" draw:layer="layout" svg:width="0cm" svg:height="0cm" svg:x="5.747cm" svg:y="5.778cm" svg:viewBox="0 0 0 0" draw:points="0,0">
          <text:p/>
        </draw:polyline>
        <draw:polygon draw:style-name="gr10" draw:text-style-name="P5" draw:layer="layout" svg:width="2.518cm" svg:height="0.23cm" svg:x="5.747cm" svg:y="5.663cm" svg:viewBox="0 0 2519 231" draw:points="2519,231 0,231 0,0 2519,0">
          <text:p/>
        </draw:polygon>
        <draw:line draw:style-name="gr7" draw:text-style-name="P2" draw:layer="layout" svg:x1="5.828cm" svg:y1="5.893cm" svg:x2="5.828cm" svg:y2="5.663cm">
          <text:p/>
        </draw:line>
        <draw:line draw:style-name="gr5" draw:text-style-name="P2" draw:layer="layout" svg:x1="8.282cm" svg:y1="5.471cm" svg:x2="8.952cm" svg:y2="5.471cm">
          <text:p/>
        </draw:line>
        <draw:polyline draw:style-name="gr5" draw:text-style-name="P2" draw:layer="layout" svg:width="0cm" svg:height="0cm" svg:x="5.747cm" svg:y="5.471cm" svg:viewBox="0 0 0 0" draw:points="0,0">
          <text:p/>
        </draw:polyline>
        <draw:polygon draw:style-name="gr11" draw:text-style-name="P6" draw:layer="layout" svg:width="2.535cm" svg:height="0.23cm" svg:x="5.747cm" svg:y="5.356cm" svg:viewBox="0 0 2536 231" draw:points="2536,231 0,231 0,0 2536,0">
          <text:p/>
        </draw:polygon>
        <draw:line draw:style-name="gr7" draw:text-style-name="P2" draw:layer="layout" svg:x1="5.858cm" svg:y1="5.586cm" svg:x2="5.858cm" svg:y2="5.356cm">
          <text:p/>
        </draw:line>
        <draw:line draw:style-name="gr5" draw:text-style-name="P2" draw:layer="layout" svg:x1="8.243cm" svg:y1="5.165cm" svg:x2="8.952cm" svg:y2="5.165cm">
          <text:p/>
        </draw:line>
        <draw:polyline draw:style-name="gr5" draw:text-style-name="P2" draw:layer="layout" svg:width="0cm" svg:height="0cm" svg:x="5.747cm" svg:y="5.165cm" svg:viewBox="0 0 0 0" draw:points="0,0">
          <text:p/>
        </draw:polyline>
        <draw:polygon draw:style-name="gr12" draw:text-style-name="P7" draw:layer="layout" svg:width="2.496cm" svg:height="0.23cm" svg:x="5.747cm" svg:y="5.05cm" svg:viewBox="0 0 2497 231" draw:points="2497,231 0,231 0,0 2497,0">
          <text:p/>
        </draw:polygon>
        <draw:line draw:style-name="gr7" draw:text-style-name="P2" draw:layer="layout" svg:x1="5.85cm" svg:y1="5.28cm" svg:x2="5.85cm" svg:y2="5.05cm">
          <text:p/>
        </draw:line>
        <draw:polygon draw:style-name="gr13" draw:text-style-name="P2" draw:layer="layout" svg:width="3.524cm" svg:height="1.288cm" svg:x="5.587cm" svg:y="4.981cm" svg:viewBox="0 0 3525 1289" draw:points="0,1289 3525,1289 3525,0 0,0">
          <text:p/>
        </draw:polygon>
        <draw:polygon draw:style-name="gr1" draw:text-style-name="P1" draw:layer="layout" svg:width="3.525cm" svg:height="1.288cm" svg:x="9.217cm" svg:y="0.8cm" svg:viewBox="0 0 3526 1289" draw:points="0,1289 3526,1289 3526,0 0,0">
          <text:p/>
        </draw:polygon>
        <draw:line draw:style-name="gr3" draw:text-style-name="P2" draw:layer="layout" svg:x1="9.698cm" svg:y1="2.088cm" svg:x2="9.698cm" svg:y2="0.8cm">
          <text:p/>
        </draw:line>
        <draw:line draw:style-name="gr3" draw:text-style-name="P2" draw:layer="layout" svg:x1="10.339cm" svg:y1="2.088cm" svg:x2="10.339cm" svg:y2="0.8cm">
          <text:p/>
        </draw:line>
        <draw:line draw:style-name="gr3" draw:text-style-name="P2" draw:layer="layout" svg:x1="10.979cm" svg:y1="2.088cm" svg:x2="10.979cm" svg:y2="0.8cm">
          <text:p/>
        </draw:line>
        <draw:line draw:style-name="gr3" draw:text-style-name="P2" draw:layer="layout" svg:x1="11.62cm" svg:y1="2.088cm" svg:x2="11.62cm" svg:y2="0.8cm">
          <text:p/>
        </draw:line>
        <draw:line draw:style-name="gr3" draw:text-style-name="P2" draw:layer="layout" svg:x1="12.261cm" svg:y1="2.088cm" svg:x2="12.261cm" svg:y2="0.8cm">
          <text:p/>
        </draw:line>
        <draw:line draw:style-name="gr4" draw:text-style-name="P2" draw:layer="layout" svg:x1="9.217cm" svg:y1="1.904cm" svg:x2="12.742cm" svg:y2="1.904cm">
          <text:p/>
        </draw:line>
        <draw:line draw:style-name="gr4" draw:text-style-name="P2" draw:layer="layout" svg:x1="9.217cm" svg:y1="1.597cm" svg:x2="12.742cm" svg:y2="1.597cm">
          <text:p/>
        </draw:line>
        <draw:line draw:style-name="gr4" draw:text-style-name="P2" draw:layer="layout" svg:x1="9.217cm" svg:y1="1.291cm" svg:x2="12.742cm" svg:y2="1.291cm">
          <text:p/>
        </draw:line>
        <draw:line draw:style-name="gr4" draw:text-style-name="P2" draw:layer="layout" svg:x1="9.217cm" svg:y1="0.984cm" svg:x2="12.742cm" svg:y2="0.984cm">
          <text:p/>
        </draw:line>
        <draw:line draw:style-name="gr4" draw:text-style-name="P2" draw:layer="layout" svg:x1="9.377cm" svg:y1="2.088cm" svg:x2="9.377cm" svg:y2="0.8cm">
          <text:p/>
        </draw:line>
        <draw:line draw:style-name="gr4" draw:text-style-name="P2" draw:layer="layout" svg:x1="10.018cm" svg:y1="2.088cm" svg:x2="10.018cm" svg:y2="0.8cm">
          <text:p/>
        </draw:line>
        <draw:line draw:style-name="gr4" draw:text-style-name="P2" draw:layer="layout" svg:x1="10.659cm" svg:y1="2.088cm" svg:x2="10.659cm" svg:y2="0.8cm">
          <text:p/>
        </draw:line>
        <draw:line draw:style-name="gr4" draw:text-style-name="P2" draw:layer="layout" svg:x1="11.3cm" svg:y1="2.088cm" svg:x2="11.3cm" svg:y2="0.8cm">
          <text:p/>
        </draw:line>
        <draw:line draw:style-name="gr4" draw:text-style-name="P2" draw:layer="layout" svg:x1="11.941cm" svg:y1="2.088cm" svg:x2="11.941cm" svg:y2="0.8cm">
          <text:p/>
        </draw:line>
        <draw:line draw:style-name="gr4" draw:text-style-name="P2" draw:layer="layout" svg:x1="12.582cm" svg:y1="2.088cm" svg:x2="12.582cm" svg:y2="0.8cm">
          <text:p/>
        </draw:line>
        <draw:polyline draw:style-name="gr5" draw:text-style-name="P2" draw:layer="layout" svg:width="0cm" svg:height="0cm" svg:x="12.582cm" svg:y="1.904cm" svg:viewBox="0 0 0 0" draw:points="0,0">
          <text:p/>
        </draw:polyline>
        <draw:line draw:style-name="gr5" draw:text-style-name="P2" draw:layer="layout" svg:x1="10.672cm" svg:y1="1.904cm" svg:x2="9.468cm" svg:y2="1.904cm">
          <text:p/>
        </draw:line>
        <draw:polygon draw:style-name="gr6" draw:text-style-name="P3" draw:layer="layout" svg:width="1.91cm" svg:height="0.23cm" svg:x="10.672cm" svg:y="1.789cm" svg:viewBox="0 0 1911 231" draw:points="1911,231 0,231 0,0 1911,0">
          <text:p/>
        </draw:polygon>
        <draw:line draw:style-name="gr7" draw:text-style-name="P2" draw:layer="layout" svg:x1="12.448cm" svg:y1="2.019cm" svg:x2="12.448cm" svg:y2="1.789cm">
          <text:p/>
        </draw:line>
        <draw:path draw:style-name="gr8" draw:text-style-name="P4" draw:layer="layout" svg:width="0.137cm" svg:height="0.138cm" svg:x="11.979cm" svg:y="1.528cm" svg:viewBox="0 0 138 139" svg:d="M0 70c0-39 31-70 70-70 38 0 68 31 68 70 0 38-30 69-68 69-39 0-70-31-70-69z">
          <text:p/>
        </draw:path>
        <draw:path draw:style-name="gr9" draw:text-style-name="P2" draw:layer="layout" svg:width="0.137cm" svg:height="0.138cm" svg:x="11.979cm" svg:y="1.528cm" svg:viewBox="0 0 138 139" svg:d="M0 70c0-39 31-70 70-70 38 0 68 31 68 70 0 38-30 69-68 69-39 0-70-31-70-69z">
          <text:p/>
        </draw:path>
        <draw:path draw:style-name="gr8" draw:text-style-name="P4" draw:layer="layout" svg:width="0.137cm" svg:height="0.138cm" svg:x="11.812cm" svg:y="1.528cm" svg:viewBox="0 0 138 139" svg:d="M0 70c0-39 31-70 70-70 37 0 68 31 68 70 0 38-31 69-68 69-39 0-70-31-70-69z">
          <text:p/>
        </draw:path>
        <draw:path draw:style-name="gr9" draw:text-style-name="P2" draw:layer="layout" svg:width="0.137cm" svg:height="0.138cm" svg:x="11.812cm" svg:y="1.528cm" svg:viewBox="0 0 138 139" svg:d="M0 70c0-39 31-70 70-70 37 0 68 31 68 70 0 38-31 69-68 69-39 0-70-31-70-69z">
          <text:p/>
        </draw:path>
        <draw:path draw:style-name="gr8" draw:text-style-name="P4" draw:layer="layout" svg:width="0.138cm" svg:height="0.138cm" svg:x="12.169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169cm" svg:y="1.528cm" svg:viewBox="0 0 139 139" svg:d="M0 70c0-39 31-70 69-70 39 0 70 31 70 70 0 38-31 69-70 69-38 0-69-31-69-69z">
          <text:p/>
        </draw:path>
        <draw:path draw:style-name="gr8" draw:text-style-name="P4" draw:layer="layout" svg:width="0.137cm" svg:height="0.138cm" svg:x="9.561cm" svg:y="1.528cm" svg:viewBox="0 0 138 139" svg:d="M0 70c0-39 31-70 69-70 39 0 69 31 69 70 0 38-30 69-69 69-38 0-69-31-69-69z">
          <text:p/>
        </draw:path>
        <draw:path draw:style-name="gr9" draw:text-style-name="P2" draw:layer="layout" svg:width="0.137cm" svg:height="0.138cm" svg:x="9.561cm" svg:y="1.528cm" svg:viewBox="0 0 138 139" svg:d="M0 70c0-39 31-70 69-70 39 0 69 31 69 70 0 38-30 69-69 69-38 0-69-31-69-69z">
          <text:p/>
        </draw:path>
        <draw:path draw:style-name="gr8" draw:text-style-name="P4" draw:layer="layout" svg:width="0.138cm" svg:height="0.138cm" svg:x="11.464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464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1.728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728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0.031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0.031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446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446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1.643cm" svg:y="1.528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643cm" svg:y="1.528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1.658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658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245cm" svg:y="1.528cm" svg:viewBox="0 0 139 139" svg:d="M0 70c0-39 33-70 71-70 37 0 68 31 68 70 0 38-31 69-68 69-38 0-71-31-71-69z">
          <text:p/>
        </draw:path>
        <draw:path draw:style-name="gr9" draw:text-style-name="P2" draw:layer="layout" svg:width="0.138cm" svg:height="0.138cm" svg:x="12.245cm" svg:y="1.528cm" svg:viewBox="0 0 139 139" svg:d="M0 70c0-39 33-70 71-70 37 0 68 31 68 70 0 38-31 69-68 69-38 0-71-31-71-69z">
          <text:p/>
        </draw:path>
        <draw:path draw:style-name="gr8" draw:text-style-name="P4" draw:layer="layout" svg:width="0.138cm" svg:height="0.138cm" svg:x="11.872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1.445cm" svg:y="1.528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528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1.872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1.528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2.072cm" svg:y="1.528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2.072cm" svg:y="1.528cm" svg:viewBox="0 0 138 139" svg:d="M0 70c0-39 31-70 69-70s69 31 69 70c0 38-31 69-69 69s-69-31-69-69z">
          <text:p/>
        </draw:path>
        <draw:path draw:style-name="gr8" draw:text-style-name="P4" draw:layer="layout" svg:width="0.138cm" svg:height="0.138cm" svg:x="11.231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063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063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705cm" svg:y="1.528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1.705cm" svg:y="1.528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2.11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112cm" svg:y="1.528cm" svg:viewBox="0 0 139 139" svg:d="M0 70c0-39 32-70 70-70s69 31 69 70c0 38-31 69-69 69s-70-31-70-69z">
          <text:p/>
        </draw:path>
        <draw:path draw:style-name="gr8" draw:text-style-name="P4" draw:layer="layout" svg:width="0.137cm" svg:height="0.138cm" svg:x="11.979cm" svg:y="1.528cm" svg:viewBox="0 0 138 139" svg:d="M0 70c0-39 31-70 70-70 38 0 68 31 68 70 0 38-30 69-68 69-39 0-70-31-70-69z">
          <text:p/>
        </draw:path>
        <draw:path draw:style-name="gr9" draw:text-style-name="P2" draw:layer="layout" svg:width="0.137cm" svg:height="0.138cm" svg:x="11.979cm" svg:y="1.528cm" svg:viewBox="0 0 138 139" svg:d="M0 70c0-39 31-70 70-70 38 0 68 31 68 70 0 38-30 69-68 69-39 0-70-31-70-69z">
          <text:p/>
        </draw:path>
        <draw:path draw:style-name="gr8" draw:text-style-name="P4" draw:layer="layout" svg:width="0.138cm" svg:height="0.138cm" svg:x="12.299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299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947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947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181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181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71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801cm" svg:y="1.52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801cm" svg:y="1.52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445cm" svg:y="1.528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1.528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0.911cm" svg:y="1.528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1.528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1.712cm" svg:y="1.52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1.52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527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527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597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597cm" svg:y="1.528cm" svg:viewBox="0 0 139 139" svg:d="M0 70c0-39 31-70 69-70s70 31 70 70c0 38-32 69-70 69s-69-31-69-69z">
          <text:p/>
        </draw:path>
        <draw:polyline draw:style-name="gr5" draw:text-style-name="P2" draw:layer="layout" svg:width="0cm" svg:height="0cm" svg:x="12.582cm" svg:y="1.597cm" svg:viewBox="0 0 0 0" draw:points="0,0">
          <text:p/>
        </draw:polyline>
        <draw:polyline draw:style-name="gr5" draw:text-style-name="P2" draw:layer="layout" svg:width="0cm" svg:height="0cm" svg:x="12.516cm" svg:y="1.597cm" svg:viewBox="0 0 0 0" draw:points="0,0">
          <text:p/>
        </draw:polyline>
        <draw:polygon draw:style-name="gr10" draw:text-style-name="P5" draw:layer="layout" svg:width="0.066cm" svg:height="0.23cm" svg:x="12.516cm" svg:y="1.482cm" svg:viewBox="0 0 67 231" draw:points="67,231 0,231 0,0 67,0">
          <text:p/>
        </draw:polygon>
        <draw:line draw:style-name="gr7" draw:text-style-name="P2" draw:layer="layout" svg:x1="12.582cm" svg:y1="1.712cm" svg:x2="12.582cm" svg:y2="1.482cm">
          <text:p/>
        </draw:line>
        <draw:polyline draw:style-name="gr5" draw:text-style-name="P2" draw:layer="layout" svg:width="0cm" svg:height="0cm" svg:x="12.582cm" svg:y="1.291cm" svg:viewBox="0 0 0 0" draw:points="0,0">
          <text:p/>
        </draw:polyline>
        <draw:polyline draw:style-name="gr5" draw:text-style-name="P2" draw:layer="layout" svg:width="0cm" svg:height="0cm" svg:x="12.582cm" svg:y="1.291cm" svg:viewBox="0 0 0 0" draw:points="0,0">
          <text:p/>
        </draw:polyline>
        <draw:polygon draw:style-name="gr11" draw:text-style-name="P6" draw:layer="layout" svg:width="0cm" svg:height="0.229cm" svg:x="12.582cm" svg:y="1.176cm" svg:viewBox="0 0 0 230" draw:points="0,230 0,0">
          <text:p/>
        </draw:polygon>
        <draw:line draw:style-name="gr7" draw:text-style-name="P2" draw:layer="layout" svg:x1="12.582cm" svg:y1="1.406cm" svg:x2="12.582cm" svg:y2="1.176cm">
          <text:p/>
        </draw:line>
        <draw:polyline draw:style-name="gr5" draw:text-style-name="P2" draw:layer="layout" svg:width="0cm" svg:height="0cm" svg:x="12.582cm" svg:y="0.984cm" svg:viewBox="0 0 0 0" draw:points="0,0">
          <text:p/>
        </draw:polyline>
        <draw:polyline draw:style-name="gr5" draw:text-style-name="P2" draw:layer="layout" svg:width="0cm" svg:height="0cm" svg:x="12.582cm" svg:y="0.984cm" svg:viewBox="0 0 0 0" draw:points="0,0">
          <text:p/>
        </draw:polyline>
        <draw:polygon draw:style-name="gr12" draw:text-style-name="P7" draw:layer="layout" svg:width="0cm" svg:height="0.229cm" svg:x="12.582cm" svg:y="0.869cm" svg:viewBox="0 0 0 230" draw:points="0,230 0,0">
          <text:p/>
        </draw:polygon>
        <draw:line draw:style-name="gr7" draw:text-style-name="P2" draw:layer="layout" svg:x1="12.582cm" svg:y1="1.099cm" svg:x2="12.582cm" svg:y2="0.869cm">
          <text:p/>
        </draw:line>
        <draw:polygon draw:style-name="gr13" draw:text-style-name="P2" draw:layer="layout" svg:width="3.525cm" svg:height="1.288cm" svg:x="9.217cm" svg:y="0.8cm" svg:viewBox="0 0 3526 1289" draw:points="0,1289 3526,1289 3526,0 0,0">
          <text:p/>
        </draw:polygon>
        <draw:polygon draw:style-name="gr1" draw:text-style-name="P1" draw:layer="layout" svg:width="3.525cm" svg:height="1.289cm" svg:x="9.217cm" svg:y="2.193cm" svg:viewBox="0 0 3526 1290" draw:points="0,1290 3526,1290 3526,0 0,0">
          <text:p/>
        </draw:polygon>
        <draw:line draw:style-name="gr3" draw:text-style-name="P2" draw:layer="layout" svg:x1="9.698cm" svg:y1="3.482cm" svg:x2="9.698cm" svg:y2="2.193cm">
          <text:p/>
        </draw:line>
        <draw:line draw:style-name="gr3" draw:text-style-name="P2" draw:layer="layout" svg:x1="10.339cm" svg:y1="3.482cm" svg:x2="10.339cm" svg:y2="2.193cm">
          <text:p/>
        </draw:line>
        <draw:line draw:style-name="gr3" draw:text-style-name="P2" draw:layer="layout" svg:x1="10.979cm" svg:y1="3.482cm" svg:x2="10.979cm" svg:y2="2.193cm">
          <text:p/>
        </draw:line>
        <draw:line draw:style-name="gr3" draw:text-style-name="P2" draw:layer="layout" svg:x1="11.62cm" svg:y1="3.482cm" svg:x2="11.62cm" svg:y2="2.193cm">
          <text:p/>
        </draw:line>
        <draw:line draw:style-name="gr3" draw:text-style-name="P2" draw:layer="layout" svg:x1="12.261cm" svg:y1="3.482cm" svg:x2="12.261cm" svg:y2="2.193cm">
          <text:p/>
        </draw:line>
        <draw:line draw:style-name="gr4" draw:text-style-name="P2" draw:layer="layout" svg:x1="9.217cm" svg:y1="3.298cm" svg:x2="12.742cm" svg:y2="3.298cm">
          <text:p/>
        </draw:line>
        <draw:line draw:style-name="gr4" draw:text-style-name="P2" draw:layer="layout" svg:x1="9.217cm" svg:y1="2.991cm" svg:x2="12.742cm" svg:y2="2.991cm">
          <text:p/>
        </draw:line>
        <draw:line draw:style-name="gr4" draw:text-style-name="P2" draw:layer="layout" svg:x1="9.217cm" svg:y1="2.684cm" svg:x2="12.742cm" svg:y2="2.684cm">
          <text:p/>
        </draw:line>
        <draw:line draw:style-name="gr4" draw:text-style-name="P2" draw:layer="layout" svg:x1="9.217cm" svg:y1="2.378cm" svg:x2="12.742cm" svg:y2="2.378cm">
          <text:p/>
        </draw:line>
        <draw:line draw:style-name="gr4" draw:text-style-name="P2" draw:layer="layout" svg:x1="9.377cm" svg:y1="3.482cm" svg:x2="9.377cm" svg:y2="2.193cm">
          <text:p/>
        </draw:line>
        <draw:line draw:style-name="gr4" draw:text-style-name="P2" draw:layer="layout" svg:x1="10.018cm" svg:y1="3.482cm" svg:x2="10.018cm" svg:y2="2.193cm">
          <text:p/>
        </draw:line>
        <draw:line draw:style-name="gr4" draw:text-style-name="P2" draw:layer="layout" svg:x1="10.659cm" svg:y1="3.482cm" svg:x2="10.659cm" svg:y2="2.193cm">
          <text:p/>
        </draw:line>
        <draw:line draw:style-name="gr4" draw:text-style-name="P2" draw:layer="layout" svg:x1="11.3cm" svg:y1="3.482cm" svg:x2="11.3cm" svg:y2="2.193cm">
          <text:p/>
        </draw:line>
        <draw:line draw:style-name="gr4" draw:text-style-name="P2" draw:layer="layout" svg:x1="11.941cm" svg:y1="3.482cm" svg:x2="11.941cm" svg:y2="2.193cm">
          <text:p/>
        </draw:line>
        <draw:line draw:style-name="gr4" draw:text-style-name="P2" draw:layer="layout" svg:x1="12.582cm" svg:y1="3.482cm" svg:x2="12.582cm" svg:y2="2.193cm">
          <text:p/>
        </draw:line>
        <draw:polyline draw:style-name="gr5" draw:text-style-name="P2" draw:layer="layout" svg:width="0cm" svg:height="0cm" svg:x="12.582cm" svg:y="3.298cm" svg:viewBox="0 0 0 0" draw:points="0,0">
          <text:p/>
        </draw:polyline>
        <draw:line draw:style-name="gr5" draw:text-style-name="P2" draw:layer="layout" svg:x1="10.684cm" svg:y1="3.298cm" svg:x2="9.468cm" svg:y2="3.298cm">
          <text:p/>
        </draw:line>
        <draw:polygon draw:style-name="gr6" draw:text-style-name="P3" draw:layer="layout" svg:width="1.898cm" svg:height="0.23cm" svg:x="10.684cm" svg:y="3.183cm" svg:viewBox="0 0 1899 231" draw:points="1899,231 0,231 0,0 1899,0">
          <text:p/>
        </draw:polygon>
        <draw:line draw:style-name="gr7" draw:text-style-name="P2" draw:layer="layout" svg:x1="11.781cm" svg:y1="3.413cm" svg:x2="11.781cm" svg:y2="3.183cm">
          <text:p/>
        </draw:line>
        <draw:path draw:style-name="gr8" draw:text-style-name="P4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9" draw:text-style-name="P2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8" draw:text-style-name="P4" draw:layer="layout" svg:width="0.137cm" svg:height="0.138cm" svg:x="9.561cm" svg:y="2.922cm" svg:viewBox="0 0 138 139" svg:d="M0 70c0-38 31-70 69-70 39 0 69 32 69 70s-30 69-69 69c-38 0-69-31-69-69z">
          <text:p/>
        </draw:path>
        <draw:path draw:style-name="gr9" draw:text-style-name="P2" draw:layer="layout" svg:width="0.137cm" svg:height="0.138cm" svg:x="9.561cm" svg:y="2.922cm" svg:viewBox="0 0 138 139" svg:d="M0 70c0-38 31-70 69-70 39 0 69 32 69 70s-30 69-69 69c-38 0-69-31-69-69z">
          <text:p/>
        </draw:path>
        <draw:path draw:style-name="gr8" draw:text-style-name="P4" draw:layer="layout" svg:width="0.138cm" svg:height="0.138cm" svg:x="11.289cm" svg:y="2.922cm" svg:viewBox="0 0 139 139" svg:d="M0 70c0-38 32-70 70-70s69 32 69 70-31 69-69 69-70-31-70-69z">
          <text:p/>
        </draw:path>
        <draw:path draw:style-name="gr9" draw:text-style-name="P2" draw:layer="layout" svg:width="0.138cm" svg:height="0.138cm" svg:x="11.289cm" svg:y="2.922cm" svg:viewBox="0 0 139 139" svg:d="M0 70c0-38 32-70 70-70s69 32 69 70-31 69-69 69-70-31-70-69z">
          <text:p/>
        </draw:path>
        <draw:path draw:style-name="gr8" draw:text-style-name="P4" draw:layer="layout" svg:width="0.138cm" svg:height="0.138cm" svg:x="10.031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0.031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9" draw:text-style-name="P2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8" draw:text-style-name="P4" draw:layer="layout" svg:width="0.138cm" svg:height="0.138cm" svg:x="11.231cm" svg:y="2.92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11.231cm" svg:y="2.92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9" draw:text-style-name="P2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8" draw:text-style-name="P4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9" draw:text-style-name="P2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8" draw:text-style-name="P4" draw:layer="layout" svg:width="0.138cm" svg:height="0.138cm" svg:x="9.766cm" svg:y="2.922cm" svg:viewBox="0 0 139 139" svg:d="M0 70c0-38 32-70 70-70s69 32 69 70-31 69-69 69-70-31-70-69z">
          <text:p/>
        </draw:path>
        <draw:path draw:style-name="gr9" draw:text-style-name="P2" draw:layer="layout" svg:width="0.138cm" svg:height="0.138cm" svg:x="9.766cm" svg:y="2.922cm" svg:viewBox="0 0 139 139" svg:d="M0 70c0-38 32-70 70-70s69 32 69 70-31 69-69 69-70-31-70-69z">
          <text:p/>
        </draw:path>
        <draw:path draw:style-name="gr8" draw:text-style-name="P4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9" draw:text-style-name="P2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8" draw:text-style-name="P4" draw:layer="layout" svg:width="0.138cm" svg:height="0.138cm" svg:x="10.43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0.43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1.001cm" svg:y="2.922cm" svg:viewBox="0 0 139 139" svg:d="M0 70c0-38 32-70 70-70s69 32 69 70-31 69-69 69-70-31-70-69z">
          <text:p/>
        </draw:path>
        <draw:path draw:style-name="gr9" draw:text-style-name="P2" draw:layer="layout" svg:width="0.138cm" svg:height="0.138cm" svg:x="11.001cm" svg:y="2.922cm" svg:viewBox="0 0 139 139" svg:d="M0 70c0-38 32-70 70-70s69 32 69 70-31 69-69 69-70-31-70-69z">
          <text:p/>
        </draw:path>
        <draw:path draw:style-name="gr8" draw:text-style-name="P4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9" draw:text-style-name="P2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8" draw:text-style-name="P4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9" draw:text-style-name="P2" draw:layer="layout" svg:width="0.138cm" svg:height="0.138cm" svg:x="11.445cm" svg:y="2.922cm" svg:viewBox="0 0 139 139" svg:d="M0 70c0-38 31-70 68-70 39 0 71 32 71 70s-32 69-71 69c-37 0-68-31-68-69z">
          <text:p/>
        </draw:path>
        <draw:path draw:style-name="gr8" draw:text-style-name="P4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9" draw:text-style-name="P2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8" draw:text-style-name="P4" draw:layer="layout" svg:width="0.137cm" svg:height="0.138cm" svg:x="10.021cm" svg:y="2.922cm" svg:viewBox="0 0 138 139" svg:d="M0 70c0-38 31-70 69-70s69 32 69 70-31 69-69 69-69-31-69-69z">
          <text:p/>
        </draw:path>
        <draw:path draw:style-name="gr9" draw:text-style-name="P2" draw:layer="layout" svg:width="0.137cm" svg:height="0.138cm" svg:x="10.021cm" svg:y="2.922cm" svg:viewBox="0 0 138 139" svg:d="M0 70c0-38 31-70 69-70s69 32 69 70-31 69-69 69-69-31-69-69z">
          <text:p/>
        </draw:path>
        <draw:path draw:style-name="gr8" draw:text-style-name="P4" draw:layer="layout" svg:width="0.138cm" svg:height="0.138cm" svg:x="11.248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1.248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0.682cm" svg:y="2.92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10.682cm" svg:y="2.92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10.911cm" svg:y="2.922cm" svg:viewBox="0 0 139 139" svg:d="M0 70c0-38 31-70 68-70 38 0 71 32 71 70s-33 69-71 69c-37 0-68-31-68-69z">
          <text:p/>
        </draw:path>
        <draw:path draw:style-name="gr9" draw:text-style-name="P2" draw:layer="layout" svg:width="0.138cm" svg:height="0.138cm" svg:x="10.911cm" svg:y="2.922cm" svg:viewBox="0 0 139 139" svg:d="M0 70c0-38 31-70 68-70 38 0 71 32 71 70s-33 69-71 69c-37 0-68-31-68-69z">
          <text:p/>
        </draw:path>
        <draw:polyline draw:style-name="gr5" draw:text-style-name="P2" draw:layer="layout" svg:width="0cm" svg:height="0cm" svg:x="12.582cm" svg:y="2.991cm" svg:viewBox="0 0 0 0" draw:points="0,0">
          <text:p/>
        </draw:polyline>
        <draw:line draw:style-name="gr5" draw:text-style-name="P2" draw:layer="layout" svg:x1="12.159cm" svg:y1="2.991cm" svg:x2="11.62cm" svg:y2="2.991cm">
          <text:p/>
        </draw:line>
        <draw:polygon draw:style-name="gr10" draw:text-style-name="P5" draw:layer="layout" svg:width="0.423cm" svg:height="0.23cm" svg:x="12.159cm" svg:y="2.876cm" svg:viewBox="0 0 424 231" draw:points="424,231 0,231 0,0 424,0">
          <text:p/>
        </draw:polygon>
        <draw:line draw:style-name="gr7" draw:text-style-name="P2" draw:layer="layout" svg:x1="12.582cm" svg:y1="3.106cm" svg:x2="12.582cm" svg:y2="2.876cm">
          <text:p/>
        </draw:line>
        <draw:path draw:style-name="gr8" draw:text-style-name="P4" draw:layer="layout" svg:width="0.138cm" svg:height="0.138cm" svg:x="12.475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29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29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225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225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195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195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2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2.42cm" svg:y="2.615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112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112cm" svg:y="2.615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02cm" svg:y="2.615cm" svg:viewBox="0 0 139 139" svg:d="M0 70c0-39 31-70 68-70 40 0 71 31 71 70 0 38-31 69-71 69-37 0-68-31-68-69z">
          <text:p/>
        </draw:path>
        <draw:path draw:style-name="gr9" draw:text-style-name="P2" draw:layer="layout" svg:width="0.138cm" svg:height="0.138cm" svg:x="12.02cm" svg:y="2.615cm" svg:viewBox="0 0 139 139" svg:d="M0 70c0-39 31-70 68-70 40 0 71 31 71 70 0 38-31 69-71 69-37 0-68-31-68-69z">
          <text:p/>
        </draw:path>
        <draw:path draw:style-name="gr8" draw:text-style-name="P4" draw:layer="layout" svg:width="0.138cm" svg:height="0.138cm" svg:x="12.112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112cm" svg:y="2.615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111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111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6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231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49cm" svg:y="2.615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2.615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1.103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103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2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2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2.615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69cm" svg:y="2.615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2.469cm" svg:y="2.615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1.034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034cm" svg:y="2.615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0.911cm" svg:y="2.615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2.615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0.27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0.27cm" svg:y="2.615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1.979cm" svg:y="2.615cm" svg:viewBox="0 0 138 139" svg:d="M0 70c0-39 31-70 70-70 38 0 68 31 68 70 0 38-30 69-68 69-39 0-70-31-70-69z">
          <text:p/>
        </draw:path>
        <draw:path draw:style-name="gr9" draw:text-style-name="P2" draw:layer="layout" svg:width="0.137cm" svg:height="0.138cm" svg:x="11.979cm" svg:y="2.615cm" svg:viewBox="0 0 138 139" svg:d="M0 70c0-39 31-70 70-70 38 0 68 31 68 70 0 38-30 69-68 69-39 0-70-31-70-69z">
          <text:p/>
        </draw:path>
        <draw:path draw:style-name="gr8" draw:text-style-name="P4" draw:layer="layout" svg:width="0.138cm" svg:height="0.138cm" svg:x="12.44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4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231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055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055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712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2.615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1.712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2.615cm" svg:viewBox="0 0 139 139" svg:d="M0 70c0-39 32-70 70-70s69 31 69 70c0 38-31 69-69 69s-70-31-70-69z">
          <text:p/>
        </draw:path>
        <draw:polyline draw:style-name="gr5" draw:text-style-name="P2" draw:layer="layout" svg:width="0cm" svg:height="0cm" svg:x="12.582cm" svg:y="2.684cm" svg:viewBox="0 0 0 0" draw:points="0,0">
          <text:p/>
        </draw:polyline>
        <draw:polyline draw:style-name="gr5" draw:text-style-name="P2" draw:layer="layout" svg:width="0cm" svg:height="0cm" svg:x="12.582cm" svg:y="2.684cm" svg:viewBox="0 0 0 0" draw:points="0,0">
          <text:p/>
        </draw:polyline>
        <draw:polygon draw:style-name="gr11" draw:text-style-name="P6" draw:layer="layout" svg:width="0cm" svg:height="0.229cm" svg:x="12.582cm" svg:y="2.569cm" svg:viewBox="0 0 0 230" draw:points="0,230 0,0">
          <text:p/>
        </draw:polygon>
        <draw:line draw:style-name="gr7" draw:text-style-name="P2" draw:layer="layout" svg:x1="12.582cm" svg:y1="2.799cm" svg:x2="12.582cm" svg:y2="2.569cm">
          <text:p/>
        </draw:line>
        <draw:path draw:style-name="gr8" draw:text-style-name="P4" draw:layer="layout" svg:width="0.138cm" svg:height="0.138cm" svg:x="12.474cm" svg:y="2.308cm" svg:viewBox="0 0 139 139" svg:d="M0 70c0-39 31-70 71-70 37 0 68 31 68 70 0 38-31 69-68 69-40 0-71-31-71-69z">
          <text:p/>
        </draw:path>
        <draw:path draw:style-name="gr9" draw:text-style-name="P2" draw:layer="layout" svg:width="0.138cm" svg:height="0.138cm" svg:x="12.474cm" svg:y="2.308cm" svg:viewBox="0 0 139 139" svg:d="M0 70c0-39 31-70 71-70 37 0 68 31 68 70 0 38-31 69-68 69-40 0-71-31-71-69z">
          <text:p/>
        </draw:path>
        <draw:path draw:style-name="gr8" draw:text-style-name="P4" draw:layer="layout" svg:width="0.138cm" svg:height="0.138cm" svg:x="12.153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2.153cm" svg:y="2.30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322cm" svg:y="2.30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322cm" svg:y="2.30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364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364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445cm" svg:y="2.308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2.308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2.112cm" svg:y="2.30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112cm" svg:y="2.30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504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04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87cm" svg:y="2.308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2.487cm" svg:y="2.308cm" svg:viewBox="0 0 139 139" svg:d="M0 70c0-39 32-70 71-70 37 0 68 31 68 70 0 38-31 69-68 69-39 0-71-31-71-69z">
          <text:p/>
        </draw:path>
        <draw:path draw:style-name="gr8" draw:text-style-name="P4" draw:layer="layout" svg:width="0.137cm" svg:height="0.138cm" svg:x="12.483cm" svg:y="2.308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2.483cm" svg:y="2.308cm" svg:viewBox="0 0 138 139" svg:d="M0 70c0-39 31-70 69-70s69 31 69 70c0 38-31 69-69 69s-69-31-69-69z">
          <text:p/>
        </draw:path>
        <draw:path draw:style-name="gr8" draw:text-style-name="P4" draw:layer="layout" svg:width="0.138cm" svg:height="0.138cm" svg:x="12.504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04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2.308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2.465cm" svg:y="2.308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2.465cm" svg:y="2.308cm" svg:viewBox="0 0 138 139" svg:d="M0 70c0-39 31-70 69-70s69 31 69 70c0 38-31 69-69 69s-69-31-69-69z">
          <text:p/>
        </draw:path>
        <draw:path draw:style-name="gr8" draw:text-style-name="P4" draw:layer="layout" svg:width="0.138cm" svg:height="0.138cm" svg:x="11.445cm" svg:y="2.308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2.308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0.911cm" svg:y="2.308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2.308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1.231cm" svg:y="2.30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2.30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1.127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1.127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445cm" svg:y="2.308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1.445cm" svg:y="2.308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1.712cm" svg:y="2.30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712cm" svg:y="2.308cm" svg:viewBox="0 0 139 139" svg:d="M0 70c0-39 32-70 70-70s69 31 69 70c0 38-31 69-69 69s-70-31-70-69z">
          <text:p/>
        </draw:path>
        <draw:polyline draw:style-name="gr5" draw:text-style-name="P2" draw:layer="layout" svg:width="0cm" svg:height="0cm" svg:x="12.582cm" svg:y="2.378cm" svg:viewBox="0 0 0 0" draw:points="0,0">
          <text:p/>
        </draw:polyline>
        <draw:polyline draw:style-name="gr5" draw:text-style-name="P2" draw:layer="layout" svg:width="0cm" svg:height="0cm" svg:x="12.582cm" svg:y="2.378cm" svg:viewBox="0 0 0 0" draw:points="0,0">
          <text:p/>
        </draw:polyline>
        <draw:polygon draw:style-name="gr12" draw:text-style-name="P7" draw:layer="layout" svg:width="0cm" svg:height="0.229cm" svg:x="12.582cm" svg:y="2.263cm" svg:viewBox="0 0 0 230" draw:points="0,230 0,0">
          <text:p/>
        </draw:polygon>
        <draw:line draw:style-name="gr7" draw:text-style-name="P2" draw:layer="layout" svg:x1="12.582cm" svg:y1="2.493cm" svg:x2="12.582cm" svg:y2="2.263cm">
          <text:p/>
        </draw:line>
        <draw:polygon draw:style-name="gr13" draw:text-style-name="P2" draw:layer="layout" svg:width="3.525cm" svg:height="1.289cm" svg:x="9.217cm" svg:y="2.193cm" svg:viewBox="0 0 3526 1290" draw:points="0,1290 3526,1290 3526,0 0,0">
          <text:p/>
        </draw:polygon>
        <draw:polygon draw:style-name="gr1" draw:text-style-name="P1" draw:layer="layout" svg:width="3.525cm" svg:height="1.288cm" svg:x="9.217cm" svg:y="3.587cm" svg:viewBox="0 0 3526 1289" draw:points="0,1289 3526,1289 3526,0 0,0">
          <text:p/>
        </draw:polygon>
        <draw:line draw:style-name="gr3" draw:text-style-name="P2" draw:layer="layout" svg:x1="9.698cm" svg:y1="4.875cm" svg:x2="9.698cm" svg:y2="3.587cm">
          <text:p/>
        </draw:line>
        <draw:line draw:style-name="gr3" draw:text-style-name="P2" draw:layer="layout" svg:x1="10.339cm" svg:y1="4.875cm" svg:x2="10.339cm" svg:y2="3.587cm">
          <text:p/>
        </draw:line>
        <draw:line draw:style-name="gr3" draw:text-style-name="P2" draw:layer="layout" svg:x1="10.979cm" svg:y1="4.875cm" svg:x2="10.979cm" svg:y2="3.587cm">
          <text:p/>
        </draw:line>
        <draw:line draw:style-name="gr3" draw:text-style-name="P2" draw:layer="layout" svg:x1="11.62cm" svg:y1="4.875cm" svg:x2="11.62cm" svg:y2="3.587cm">
          <text:p/>
        </draw:line>
        <draw:line draw:style-name="gr3" draw:text-style-name="P2" draw:layer="layout" svg:x1="12.261cm" svg:y1="4.875cm" svg:x2="12.261cm" svg:y2="3.587cm">
          <text:p/>
        </draw:line>
        <draw:line draw:style-name="gr4" draw:text-style-name="P2" draw:layer="layout" svg:x1="9.217cm" svg:y1="4.691cm" svg:x2="12.742cm" svg:y2="4.691cm">
          <text:p/>
        </draw:line>
        <draw:line draw:style-name="gr4" draw:text-style-name="P2" draw:layer="layout" svg:x1="9.217cm" svg:y1="4.385cm" svg:x2="12.742cm" svg:y2="4.385cm">
          <text:p/>
        </draw:line>
        <draw:line draw:style-name="gr4" draw:text-style-name="P2" draw:layer="layout" svg:x1="9.217cm" svg:y1="4.078cm" svg:x2="12.742cm" svg:y2="4.078cm">
          <text:p/>
        </draw:line>
        <draw:line draw:style-name="gr4" draw:text-style-name="P2" draw:layer="layout" svg:x1="9.217cm" svg:y1="3.771cm" svg:x2="12.742cm" svg:y2="3.771cm">
          <text:p/>
        </draw:line>
        <draw:line draw:style-name="gr4" draw:text-style-name="P2" draw:layer="layout" svg:x1="9.377cm" svg:y1="4.875cm" svg:x2="9.377cm" svg:y2="3.587cm">
          <text:p/>
        </draw:line>
        <draw:line draw:style-name="gr4" draw:text-style-name="P2" draw:layer="layout" svg:x1="10.018cm" svg:y1="4.875cm" svg:x2="10.018cm" svg:y2="3.587cm">
          <text:p/>
        </draw:line>
        <draw:line draw:style-name="gr4" draw:text-style-name="P2" draw:layer="layout" svg:x1="10.659cm" svg:y1="4.875cm" svg:x2="10.659cm" svg:y2="3.587cm">
          <text:p/>
        </draw:line>
        <draw:line draw:style-name="gr4" draw:text-style-name="P2" draw:layer="layout" svg:x1="11.3cm" svg:y1="4.875cm" svg:x2="11.3cm" svg:y2="3.587cm">
          <text:p/>
        </draw:line>
        <draw:line draw:style-name="gr4" draw:text-style-name="P2" draw:layer="layout" svg:x1="11.941cm" svg:y1="4.875cm" svg:x2="11.941cm" svg:y2="3.587cm">
          <text:p/>
        </draw:line>
        <draw:line draw:style-name="gr4" draw:text-style-name="P2" draw:layer="layout" svg:x1="12.582cm" svg:y1="4.875cm" svg:x2="12.582cm" svg:y2="3.587cm">
          <text:p/>
        </draw:line>
        <draw:path draw:style-name="gr8" draw:text-style-name="P4" draw:layer="layout" svg:width="0.138cm" svg:height="0.138cm" svg:x="11.919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1.919cm" svg:y="4.622cm" svg:viewBox="0 0 139 139" svg:d="M0 69c0-38 31-69 70-69 38 0 69 31 69 69 0 39-31 70-69 70-39 0-70-31-70-70z">
          <text:p/>
        </draw:path>
        <draw:path draw:style-name="gr8" draw:text-style-name="P4" draw:layer="layout" svg:width="0.137cm" svg:height="0.138cm" svg:x="12.477cm" svg:y="4.622cm" svg:viewBox="0 0 138 139" svg:d="M0 69c0-38 31-69 70-69 37 0 68 31 68 69 0 39-31 70-68 70-39 0-70-31-70-70z">
          <text:p/>
        </draw:path>
        <draw:path draw:style-name="gr9" draw:text-style-name="P2" draw:layer="layout" svg:width="0.137cm" svg:height="0.138cm" svg:x="12.477cm" svg:y="4.622cm" svg:viewBox="0 0 138 139" svg:d="M0 69c0-38 31-69 70-69 37 0 68 31 68 69 0 39-31 70-68 70-39 0-70-31-70-70z">
          <text:p/>
        </draw:path>
        <draw:path draw:style-name="gr8" draw:text-style-name="P4" draw:layer="layout" svg:width="0.138cm" svg:height="0.138cm" svg:x="12.354cm" svg:y="4.622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2.354cm" svg:y="4.622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2.221cm" svg:y="4.622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2.221cm" svg:y="4.622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2.475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5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79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79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1.872cm" svg:y="4.622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1.872cm" svg:y="4.622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2.496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76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6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96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96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872cm" svg:y="4.622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1.872cm" svg:y="4.622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2.472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2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56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56cm" svg:y="4.622cm" svg:viewBox="0 0 139 139" svg:d="M0 69c0-38 31-69 69-69 39 0 70 31 70 69 0 39-31 70-70 70-38 0-69-31-69-70z">
          <text:p/>
        </draw:path>
        <draw:polyline draw:style-name="gr5" draw:text-style-name="P2" draw:layer="layout" svg:width="0cm" svg:height="0cm" svg:x="12.582cm" svg:y="4.691cm" svg:viewBox="0 0 0 0" draw:points="0,0">
          <text:p/>
        </draw:polyline>
        <draw:polyline draw:style-name="gr5" draw:text-style-name="P2" draw:layer="layout" svg:width="0cm" svg:height="0cm" svg:x="12.582cm" svg:y="4.691cm" svg:viewBox="0 0 0 0" draw:points="0,0">
          <text:p/>
        </draw:polyline>
        <draw:polygon draw:style-name="gr6" draw:text-style-name="P3" draw:layer="layout" svg:width="0cm" svg:height="0.229cm" svg:x="12.582cm" svg:y="4.576cm" svg:viewBox="0 0 0 230" draw:points="0,230 0,0">
          <text:p/>
        </draw:polygon>
        <draw:line draw:style-name="gr7" draw:text-style-name="P2" draw:layer="layout" svg:x1="12.582cm" svg:y1="4.806cm" svg:x2="12.582cm" svg:y2="4.576cm">
          <text:p/>
        </draw:line>
        <draw:path draw:style-name="gr8" draw:text-style-name="P4" draw:layer="layout" svg:width="0.138cm" svg:height="0.138cm" svg:x="12.501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501cm" svg:y="4.316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75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5cm" svg:y="4.316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826cm" svg:y="4.316cm" svg:viewBox="0 0 139 139" svg:d="M0 69c0-38 32-69 70-69s69 31 69 69-31 70-69 70-70-32-70-70z">
          <text:p/>
        </draw:path>
        <draw:path draw:style-name="gr9" draw:text-style-name="P2" draw:layer="layout" svg:width="0.138cm" svg:height="0.138cm" svg:x="11.826cm" svg:y="4.316cm" svg:viewBox="0 0 139 139" svg:d="M0 69c0-38 32-69 70-69s69 31 69 69-31 70-69 70-70-32-70-70z">
          <text:p/>
        </draw:path>
        <draw:path draw:style-name="gr8" draw:text-style-name="P4" draw:layer="layout" svg:width="0.138cm" svg:height="0.138cm" svg:x="12.502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2.502cm" svg:y="4.316cm" svg:viewBox="0 0 139 139" svg:d="M0 69c0-38 31-69 69-69s70 31 70 69-32 70-70 70-69-32-69-70z">
          <text:p/>
        </draw:path>
        <draw:path draw:style-name="gr8" draw:text-style-name="P4" draw:layer="layout" svg:width="0.138cm" svg:height="0.138cm" svg:x="12.28cm" svg:y="4.316cm" svg:viewBox="0 0 139 139" svg:d="M0 69c0-38 31-69 70-69 37 0 69 31 69 69s-32 70-69 70c-39 0-70-32-70-70z">
          <text:p/>
        </draw:path>
        <draw:path draw:style-name="gr9" draw:text-style-name="P2" draw:layer="layout" svg:width="0.138cm" svg:height="0.138cm" svg:x="12.28cm" svg:y="4.316cm" svg:viewBox="0 0 139 139" svg:d="M0 69c0-38 31-69 70-69 37 0 69 31 69 69s-32 70-69 70c-39 0-70-32-70-70z">
          <text:p/>
        </draw:path>
        <draw:path draw:style-name="gr8" draw:text-style-name="P4" draw:layer="layout" svg:width="0.138cm" svg:height="0.138cm" svg:x="12.258cm" svg:y="4.316cm" svg:viewBox="0 0 139 139" svg:d="M0 69c0-38 32-69 70-69s69 31 69 69-31 70-69 70-70-32-70-70z">
          <text:p/>
        </draw:path>
        <draw:path draw:style-name="gr9" draw:text-style-name="P2" draw:layer="layout" svg:width="0.138cm" svg:height="0.138cm" svg:x="12.258cm" svg:y="4.316cm" svg:viewBox="0 0 139 139" svg:d="M0 69c0-38 32-69 70-69s69 31 69 69-31 70-69 70-70-32-70-70z">
          <text:p/>
        </draw:path>
        <draw:path draw:style-name="gr8" draw:text-style-name="P4" draw:layer="layout" svg:width="0.138cm" svg:height="0.138cm" svg:x="12.358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358cm" svg:y="4.316cm" svg:viewBox="0 0 139 139" svg:d="M0 69c0-38 31-69 70-69 38 0 69 31 69 69s-31 70-69 70c-39 0-70-32-70-70z">
          <text:p/>
        </draw:path>
        <draw:path draw:style-name="gr8" draw:text-style-name="P4" draw:layer="layout" svg:width="0.137cm" svg:height="0.138cm" svg:x="11.987cm" svg:y="4.316cm" svg:viewBox="0 0 138 139" svg:d="M0 69c0-38 32-69 70-69 37 0 68 31 68 69s-31 70-68 70c-38 0-70-32-70-70z">
          <text:p/>
        </draw:path>
        <draw:path draw:style-name="gr9" draw:text-style-name="P2" draw:layer="layout" svg:width="0.137cm" svg:height="0.138cm" svg:x="11.987cm" svg:y="4.316cm" svg:viewBox="0 0 138 139" svg:d="M0 69c0-38 32-69 70-69 37 0 68 31 68 69s-31 70-68 70c-38 0-70-32-70-70z">
          <text:p/>
        </draw:path>
        <draw:path draw:style-name="gr8" draw:text-style-name="P4" draw:layer="layout" svg:width="0.138cm" svg:height="0.138cm" svg:x="12.401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2.401cm" svg:y="4.316cm" svg:viewBox="0 0 139 139" svg:d="M0 69c0-38 31-69 69-69s70 31 70 69-32 70-70 70-69-32-69-70z">
          <text:p/>
        </draw:path>
        <draw:path draw:style-name="gr8" draw:text-style-name="P4" draw:layer="layout" svg:width="0.137cm" svg:height="0.138cm" svg:x="11.14cm" svg:y="4.316cm" svg:viewBox="0 0 138 139" svg:d="M0 69c0-38 32-69 69-69 38 0 69 31 69 69s-31 70-69 70c-37 0-69-32-69-70z">
          <text:p/>
        </draw:path>
        <draw:path draw:style-name="gr9" draw:text-style-name="P2" draw:layer="layout" svg:width="0.137cm" svg:height="0.138cm" svg:x="11.14cm" svg:y="4.316cm" svg:viewBox="0 0 138 139" svg:d="M0 69c0-38 32-69 69-69 38 0 69 31 69 69s-31 70-69 70c-37 0-69-32-69-70z">
          <text:p/>
        </draw:path>
        <draw:path draw:style-name="gr8" draw:text-style-name="P4" draw:layer="layout" svg:width="0.138cm" svg:height="0.138cm" svg:x="12.484cm" svg:y="4.316cm" svg:viewBox="0 0 139 139" svg:d="M0 69c0-38 31-69 70-69 37 0 69 31 69 69s-32 70-69 70c-39 0-70-32-70-70z">
          <text:p/>
        </draw:path>
        <draw:path draw:style-name="gr9" draw:text-style-name="P2" draw:layer="layout" svg:width="0.138cm" svg:height="0.138cm" svg:x="12.484cm" svg:y="4.316cm" svg:viewBox="0 0 139 139" svg:d="M0 69c0-38 31-69 70-69 37 0 69 31 69 69s-32 70-69 70c-39 0-70-32-70-70z">
          <text:p/>
        </draw:path>
        <draw:path draw:style-name="gr8" draw:text-style-name="P4" draw:layer="layout" svg:width="0.138cm" svg:height="0.138cm" svg:x="12.473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3cm" svg:y="4.316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84cm" svg:y="4.316cm" svg:viewBox="0 0 139 139" svg:d="M0 69c0-38 31-69 70-69 37 0 69 31 69 69s-32 70-69 70c-39 0-70-32-70-70z">
          <text:p/>
        </draw:path>
        <draw:path draw:style-name="gr9" draw:text-style-name="P2" draw:layer="layout" svg:width="0.138cm" svg:height="0.138cm" svg:x="12.484cm" svg:y="4.316cm" svg:viewBox="0 0 139 139" svg:d="M0 69c0-38 31-69 70-69 37 0 69 31 69 69s-32 70-69 70c-39 0-70-32-70-70z">
          <text:p/>
        </draw:path>
        <draw:path draw:style-name="gr8" draw:text-style-name="P4" draw:layer="layout" svg:width="0.138cm" svg:height="0.138cm" svg:x="12.474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4cm" svg:y="4.316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872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1.872cm" svg:y="4.316cm" svg:viewBox="0 0 139 139" svg:d="M0 69c0-38 31-69 69-69s70 31 70 69-32 70-70 70-69-32-69-70z">
          <text:p/>
        </draw:path>
        <draw:path draw:style-name="gr8" draw:text-style-name="P4" draw:layer="layout" svg:width="0.138cm" svg:height="0.138cm" svg:x="12.472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2cm" svg:y="4.316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98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98cm" svg:y="4.316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445cm" svg:y="4.316cm" svg:viewBox="0 0 139 139" svg:d="M0 69c0-38 31-69 68-69 39 0 71 31 71 69s-32 70-71 70c-37 0-68-32-68-70z">
          <text:p/>
        </draw:path>
        <draw:path draw:style-name="gr9" draw:text-style-name="P2" draw:layer="layout" svg:width="0.138cm" svg:height="0.138cm" svg:x="11.445cm" svg:y="4.316cm" svg:viewBox="0 0 139 139" svg:d="M0 69c0-38 31-69 68-69 39 0 71 31 71 69s-32 70-71 70c-37 0-68-32-68-70z">
          <text:p/>
        </draw:path>
        <draw:path draw:style-name="gr8" draw:text-style-name="P4" draw:layer="layout" svg:width="0.137cm" svg:height="0.138cm" svg:x="11.979cm" svg:y="4.316cm" svg:viewBox="0 0 138 139" svg:d="M0 69c0-38 31-69 70-69 38 0 68 31 68 69s-30 70-68 70c-39 0-70-32-70-70z">
          <text:p/>
        </draw:path>
        <draw:path draw:style-name="gr9" draw:text-style-name="P2" draw:layer="layout" svg:width="0.137cm" svg:height="0.138cm" svg:x="11.979cm" svg:y="4.316cm" svg:viewBox="0 0 138 139" svg:d="M0 69c0-38 31-69 70-69 38 0 68 31 68 69s-30 70-68 70c-39 0-70-32-70-70z">
          <text:p/>
        </draw:path>
        <draw:path draw:style-name="gr8" draw:text-style-name="P4" draw:layer="layout" svg:width="0.138cm" svg:height="0.138cm" svg:x="12.456cm" svg:y="4.316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456cm" svg:y="4.316cm" svg:viewBox="0 0 139 139" svg:d="M0 69c0-38 31-69 69-69 39 0 70 31 70 69s-31 70-70 70c-38 0-69-32-69-70z">
          <text:p/>
        </draw:path>
        <draw:polyline draw:style-name="gr5" draw:text-style-name="P2" draw:layer="layout" svg:width="0cm" svg:height="0cm" svg:x="12.582cm" svg:y="4.385cm" svg:viewBox="0 0 0 0" draw:points="0,0">
          <text:p/>
        </draw:polyline>
        <draw:polyline draw:style-name="gr5" draw:text-style-name="P2" draw:layer="layout" svg:width="0cm" svg:height="0cm" svg:x="12.582cm" svg:y="4.385cm" svg:viewBox="0 0 0 0" draw:points="0,0">
          <text:p/>
        </draw:polyline>
        <draw:polygon draw:style-name="gr10" draw:text-style-name="P5" draw:layer="layout" svg:width="0cm" svg:height="0.229cm" svg:x="12.582cm" svg:y="4.27cm" svg:viewBox="0 0 0 230" draw:points="0,230 0,0">
          <text:p/>
        </draw:polygon>
        <draw:line draw:style-name="gr7" draw:text-style-name="P2" draw:layer="layout" svg:x1="12.582cm" svg:y1="4.5cm" svg:x2="12.582cm" svg:y2="4.27cm">
          <text:p/>
        </draw:line>
        <draw:path draw:style-name="gr8" draw:text-style-name="P4" draw:layer="layout" svg:width="0.138cm" svg:height="0.138cm" svg:x="12.501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01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75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582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582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502cm" svg:y="4.009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502cm" svg:y="4.009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2.489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89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389cm" svg:y="4.00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389cm" svg:y="4.00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336cm" svg:y="4.009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2.336cm" svg:y="4.009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2.405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2.405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275cm" svg:y="4.009cm" svg:viewBox="0 0 139 139" svg:d="M0 70c0-39 32-70 69-70 38 0 70 31 70 70 0 38-32 69-70 69-37 0-69-31-69-69z">
          <text:p/>
        </draw:path>
        <draw:path draw:style-name="gr9" draw:text-style-name="P2" draw:layer="layout" svg:width="0.138cm" svg:height="0.138cm" svg:x="12.275cm" svg:y="4.009cm" svg:viewBox="0 0 139 139" svg:d="M0 70c0-39 32-70 69-70 38 0 70 31 70 70 0 38-32 69-70 69-37 0-69-31-69-69z">
          <text:p/>
        </draw:path>
        <draw:path draw:style-name="gr8" draw:text-style-name="P4" draw:layer="layout" svg:width="0.138cm" svg:height="0.138cm" svg:x="12.5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38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38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347cm" svg:y="4.00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347cm" svg:y="4.009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49cm" svg:y="4.009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4.009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2.49cm" svg:y="4.009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4.009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2.496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89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89cm" svg:y="4.009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0.911cm" svg:y="4.009cm" svg:viewBox="0 0 139 139" svg:d="M0 70c0-39 31-70 68-70 38 0 71 31 71 70 0 38-33 69-71 69-37 0-68-31-68-69z">
          <text:p/>
        </draw:path>
        <draw:path draw:style-name="gr9" draw:text-style-name="P2" draw:layer="layout" svg:width="0.138cm" svg:height="0.138cm" svg:x="10.911cm" svg:y="4.009cm" svg:viewBox="0 0 139 139" svg:d="M0 70c0-39 31-70 68-70 38 0 71 31 71 70 0 38-33 69-71 69-37 0-68-31-68-69z">
          <text:p/>
        </draw:path>
        <draw:path draw:style-name="gr8" draw:text-style-name="P4" draw:layer="layout" svg:width="0.138cm" svg:height="0.138cm" svg:x="12.454cm" svg:y="4.009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54cm" svg:y="4.009cm" svg:viewBox="0 0 139 139" svg:d="M0 70c0-39 31-70 69-70 39 0 70 31 70 70 0 38-31 69-70 69-38 0-69-31-69-69z">
          <text:p/>
        </draw:path>
        <draw:polyline draw:style-name="gr5" draw:text-style-name="P2" draw:layer="layout" svg:width="0cm" svg:height="0cm" svg:x="12.582cm" svg:y="4.078cm" svg:viewBox="0 0 0 0" draw:points="0,0">
          <text:p/>
        </draw:polyline>
        <draw:polyline draw:style-name="gr5" draw:text-style-name="P2" draw:layer="layout" svg:width="0cm" svg:height="0cm" svg:x="12.582cm" svg:y="4.078cm" svg:viewBox="0 0 0 0" draw:points="0,0">
          <text:p/>
        </draw:polyline>
        <draw:polygon draw:style-name="gr11" draw:text-style-name="P6" draw:layer="layout" svg:width="0cm" svg:height="0.229cm" svg:x="12.582cm" svg:y="3.963cm" svg:viewBox="0 0 0 230" draw:points="0,230 0,0">
          <text:p/>
        </draw:polygon>
        <draw:line draw:style-name="gr7" draw:text-style-name="P2" draw:layer="layout" svg:x1="12.582cm" svg:y1="4.193cm" svg:x2="12.582cm" svg:y2="3.963cm">
          <text:p/>
        </draw:line>
        <draw:path draw:style-name="gr8" draw:text-style-name="P4" draw:layer="layout" svg:width="0.138cm" svg:height="0.138cm" svg:x="12.477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7cm" svg:y="3.702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75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3.702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759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759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496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3.702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48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448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064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064cm" svg:y="3.702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329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2.329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207cm" svg:y="3.702cm" svg:viewBox="0 0 139 139" svg:d="M0 70c0-39 31-70 71-70 37 0 68 31 68 70 0 38-31 69-68 69-40 0-71-31-71-69z">
          <text:p/>
        </draw:path>
        <draw:path draw:style-name="gr9" draw:text-style-name="P2" draw:layer="layout" svg:width="0.138cm" svg:height="0.138cm" svg:x="12.207cm" svg:y="3.702cm" svg:viewBox="0 0 139 139" svg:d="M0 70c0-39 31-70 71-70 37 0 68 31 68 70 0 38-31 69-68 69-40 0-71-31-71-69z">
          <text:p/>
        </draw:path>
        <draw:path draw:style-name="gr8" draw:text-style-name="P4" draw:layer="layout" svg:width="0.137cm" svg:height="0.138cm" svg:x="12.413cm" svg:y="3.702cm" svg:viewBox="0 0 138 139" svg:d="M0 70c0-39 30-70 68-70 39 0 70 31 70 70 0 38-31 69-70 69-38 0-68-31-68-69z">
          <text:p/>
        </draw:path>
        <draw:path draw:style-name="gr9" draw:text-style-name="P2" draw:layer="layout" svg:width="0.137cm" svg:height="0.138cm" svg:x="12.413cm" svg:y="3.702cm" svg:viewBox="0 0 138 139" svg:d="M0 70c0-39 30-70 68-70 39 0 70 31 70 70 0 38-31 69-70 69-38 0-68-31-68-69z">
          <text:p/>
        </draw:path>
        <draw:path draw:style-name="gr8" draw:text-style-name="P4" draw:layer="layout" svg:width="0.138cm" svg:height="0.138cm" svg:x="11.231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1.231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2.49cm" svg:y="3.702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3.702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2.475cm" svg:y="3.702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475cm" svg:y="3.702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496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3.702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6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3.702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3.702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86cm" svg:y="3.702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86cm" svg:y="3.702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2.582cm" svg:y="3.771cm" svg:viewBox="0 0 0 0" draw:points="0,0">
          <text:p/>
        </draw:polyline>
        <draw:polyline draw:style-name="gr5" draw:text-style-name="P2" draw:layer="layout" svg:width="0cm" svg:height="0cm" svg:x="12.582cm" svg:y="3.771cm" svg:viewBox="0 0 0 0" draw:points="0,0">
          <text:p/>
        </draw:polyline>
        <draw:polygon draw:style-name="gr12" draw:text-style-name="P7" draw:layer="layout" svg:width="0cm" svg:height="0.229cm" svg:x="12.582cm" svg:y="3.656cm" svg:viewBox="0 0 0 230" draw:points="0,230 0,0">
          <text:p/>
        </draw:polygon>
        <draw:line draw:style-name="gr7" draw:text-style-name="P2" draw:layer="layout" svg:x1="12.582cm" svg:y1="3.886cm" svg:x2="12.582cm" svg:y2="3.656cm">
          <text:p/>
        </draw:line>
        <draw:polygon draw:style-name="gr13" draw:text-style-name="P2" draw:layer="layout" svg:width="3.525cm" svg:height="1.288cm" svg:x="9.217cm" svg:y="3.587cm" svg:viewBox="0 0 3526 1289" draw:points="0,1289 3526,1289 3526,0 0,0">
          <text:p/>
        </draw:polygon>
        <draw:polygon draw:style-name="gr1" draw:text-style-name="P1" draw:layer="layout" svg:width="3.525cm" svg:height="1.288cm" svg:x="9.217cm" svg:y="4.981cm" svg:viewBox="0 0 3526 1289" draw:points="0,1289 3526,1289 3526,0 0,0">
          <text:p/>
        </draw:polygon>
        <draw:line draw:style-name="gr3" draw:text-style-name="P2" draw:layer="layout" svg:x1="9.698cm" svg:y1="6.269cm" svg:x2="9.698cm" svg:y2="4.981cm">
          <text:p/>
        </draw:line>
        <draw:line draw:style-name="gr3" draw:text-style-name="P2" draw:layer="layout" svg:x1="10.339cm" svg:y1="6.269cm" svg:x2="10.339cm" svg:y2="4.981cm">
          <text:p/>
        </draw:line>
        <draw:line draw:style-name="gr3" draw:text-style-name="P2" draw:layer="layout" svg:x1="10.979cm" svg:y1="6.269cm" svg:x2="10.979cm" svg:y2="4.981cm">
          <text:p/>
        </draw:line>
        <draw:line draw:style-name="gr3" draw:text-style-name="P2" draw:layer="layout" svg:x1="11.62cm" svg:y1="6.269cm" svg:x2="11.62cm" svg:y2="4.981cm">
          <text:p/>
        </draw:line>
        <draw:line draw:style-name="gr3" draw:text-style-name="P2" draw:layer="layout" svg:x1="12.261cm" svg:y1="6.269cm" svg:x2="12.261cm" svg:y2="4.981cm">
          <text:p/>
        </draw:line>
        <draw:line draw:style-name="gr4" draw:text-style-name="P2" draw:layer="layout" svg:x1="9.217cm" svg:y1="6.085cm" svg:x2="12.742cm" svg:y2="6.085cm">
          <text:p/>
        </draw:line>
        <draw:line draw:style-name="gr4" draw:text-style-name="P2" draw:layer="layout" svg:x1="9.217cm" svg:y1="5.778cm" svg:x2="12.742cm" svg:y2="5.778cm">
          <text:p/>
        </draw:line>
        <draw:line draw:style-name="gr4" draw:text-style-name="P2" draw:layer="layout" svg:x1="9.217cm" svg:y1="5.471cm" svg:x2="12.742cm" svg:y2="5.471cm">
          <text:p/>
        </draw:line>
        <draw:line draw:style-name="gr4" draw:text-style-name="P2" draw:layer="layout" svg:x1="9.217cm" svg:y1="5.165cm" svg:x2="12.742cm" svg:y2="5.165cm">
          <text:p/>
        </draw:line>
        <draw:line draw:style-name="gr4" draw:text-style-name="P2" draw:layer="layout" svg:x1="9.377cm" svg:y1="6.269cm" svg:x2="9.377cm" svg:y2="4.981cm">
          <text:p/>
        </draw:line>
        <draw:line draw:style-name="gr4" draw:text-style-name="P2" draw:layer="layout" svg:x1="10.018cm" svg:y1="6.269cm" svg:x2="10.018cm" svg:y2="4.981cm">
          <text:p/>
        </draw:line>
        <draw:line draw:style-name="gr4" draw:text-style-name="P2" draw:layer="layout" svg:x1="10.659cm" svg:y1="6.269cm" svg:x2="10.659cm" svg:y2="4.981cm">
          <text:p/>
        </draw:line>
        <draw:line draw:style-name="gr4" draw:text-style-name="P2" draw:layer="layout" svg:x1="11.3cm" svg:y1="6.269cm" svg:x2="11.3cm" svg:y2="4.981cm">
          <text:p/>
        </draw:line>
        <draw:line draw:style-name="gr4" draw:text-style-name="P2" draw:layer="layout" svg:x1="11.941cm" svg:y1="6.269cm" svg:x2="11.941cm" svg:y2="4.981cm">
          <text:p/>
        </draw:line>
        <draw:line draw:style-name="gr4" draw:text-style-name="P2" draw:layer="layout" svg:x1="12.582cm" svg:y1="6.269cm" svg:x2="12.582cm" svg:y2="4.981cm">
          <text:p/>
        </draw:line>
        <draw:path draw:style-name="gr8" draw:text-style-name="P4" draw:layer="layout" svg:width="0.138cm" svg:height="0.138cm" svg:x="12.105cm" svg:y="6.016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2.105cm" svg:y="6.016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2.175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175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1.231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1.231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454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54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358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358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2.504cm" svg:y="6.0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504cm" svg:y="6.0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504cm" svg:y="6.0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504cm" svg:y="6.0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79cm" svg:y="6.0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9cm" svg:y="6.0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96cm" svg:y="6.0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96cm" svg:y="6.0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1.872cm" svg:y="6.016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1.872cm" svg:y="6.016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1.403cm" svg:y="6.016cm" svg:viewBox="0 0 139 139" svg:d="M0 69c0-38 31-69 71-69 37 0 68 31 68 69 0 39-31 70-68 70-40 0-71-31-71-70z">
          <text:p/>
        </draw:path>
        <draw:path draw:style-name="gr9" draw:text-style-name="P2" draw:layer="layout" svg:width="0.138cm" svg:height="0.138cm" svg:x="11.403cm" svg:y="6.016cm" svg:viewBox="0 0 139 139" svg:d="M0 69c0-38 31-69 71-69 37 0 68 31 68 69 0 39-31 70-68 70-40 0-71-31-71-70z">
          <text:p/>
        </draw:path>
        <draw:path draw:style-name="gr8" draw:text-style-name="P4" draw:layer="layout" svg:width="0.138cm" svg:height="0.138cm" svg:x="12.471cm" svg:y="6.0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2.471cm" svg:y="6.0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2.456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2.456cm" svg:y="6.016cm" svg:viewBox="0 0 139 139" svg:d="M0 69c0-38 31-69 69-69 39 0 70 31 70 69 0 39-31 70-70 70-38 0-69-31-69-70z">
          <text:p/>
        </draw:path>
        <draw:polyline draw:style-name="gr5" draw:text-style-name="P2" draw:layer="layout" svg:width="0cm" svg:height="0cm" svg:x="12.582cm" svg:y="6.085cm" svg:viewBox="0 0 0 0" draw:points="0,0">
          <text:p/>
        </draw:polyline>
        <draw:polyline draw:style-name="gr5" draw:text-style-name="P2" draw:layer="layout" svg:width="0cm" svg:height="0cm" svg:x="12.582cm" svg:y="6.085cm" svg:viewBox="0 0 0 0" draw:points="0,0">
          <text:p/>
        </draw:polyline>
        <draw:polygon draw:style-name="gr6" draw:text-style-name="P3" draw:layer="layout" svg:width="0cm" svg:height="0.229cm" svg:x="12.582cm" svg:y="5.97cm" svg:viewBox="0 0 0 230" draw:points="0,230 0,0">
          <text:p/>
        </draw:polygon>
        <draw:line draw:style-name="gr7" draw:text-style-name="P2" draw:layer="layout" svg:x1="12.582cm" svg:y1="6.2cm" svg:x2="12.582cm" svg:y2="5.97cm">
          <text:p/>
        </draw:line>
        <draw:path draw:style-name="gr8" draw:text-style-name="P4" draw:layer="layout" svg:width="0.138cm" svg:height="0.138cm" svg:x="12.501cm" svg:y="5.70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501cm" svg:y="5.70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75cm" svg:y="5.70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5cm" svg:y="5.70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912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1.912cm" svg:y="5.709cm" svg:viewBox="0 0 139 139" svg:d="M0 69c0-38 31-69 69-69 39 0 70 31 70 69s-31 70-70 70c-38 0-69-32-69-70z">
          <text:p/>
        </draw:path>
        <draw:path draw:style-name="gr8" draw:text-style-name="P4" draw:layer="layout" svg:width="0.137cm" svg:height="0.138cm" svg:x="12.446cm" svg:y="5.709cm" svg:viewBox="0 0 138 139" svg:d="M0 69c0-38 31-69 68-69 39 0 70 31 70 69s-31 70-70 70c-37 0-68-32-68-70z">
          <text:p/>
        </draw:path>
        <draw:path draw:style-name="gr9" draw:text-style-name="P2" draw:layer="layout" svg:width="0.137cm" svg:height="0.138cm" svg:x="12.446cm" svg:y="5.709cm" svg:viewBox="0 0 138 139" svg:d="M0 69c0-38 31-69 68-69 39 0 70 31 70 69s-31 70-70 70c-37 0-68-32-68-70z">
          <text:p/>
        </draw:path>
        <draw:path draw:style-name="gr8" draw:text-style-name="P4" draw:layer="layout" svg:width="0.138cm" svg:height="0.138cm" svg:x="12.272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2.272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2.413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2.413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2.148cm" svg:y="5.709cm" svg:viewBox="0 0 139 139" svg:d="M0 69c0-38 32-69 70-69 37 0 69 31 69 69s-32 70-69 70c-38 0-70-32-70-70z">
          <text:p/>
        </draw:path>
        <draw:path draw:style-name="gr9" draw:text-style-name="P2" draw:layer="layout" svg:width="0.138cm" svg:height="0.138cm" svg:x="12.148cm" svg:y="5.709cm" svg:viewBox="0 0 139 139" svg:d="M0 69c0-38 32-69 70-69 37 0 69 31 69 69s-32 70-69 70c-38 0-70-32-70-70z">
          <text:p/>
        </draw:path>
        <draw:path draw:style-name="gr8" draw:text-style-name="P4" draw:layer="layout" svg:width="0.138cm" svg:height="0.138cm" svg:x="12.44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2.44cm" svg:y="5.709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1.872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1.872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2.497cm" svg:y="5.70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97cm" svg:y="5.70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85cm" svg:y="5.709cm" svg:viewBox="0 0 139 139" svg:d="M0 69c0-38 31-69 71-69 37 0 68 31 68 69s-31 70-68 70c-40 0-71-32-71-70z">
          <text:p/>
        </draw:path>
        <draw:path draw:style-name="gr9" draw:text-style-name="P2" draw:layer="layout" svg:width="0.138cm" svg:height="0.138cm" svg:x="12.485cm" svg:y="5.709cm" svg:viewBox="0 0 139 139" svg:d="M0 69c0-38 31-69 71-69 37 0 68 31 68 69s-31 70-68 70c-40 0-71-32-71-70z">
          <text:p/>
        </draw:path>
        <draw:path draw:style-name="gr8" draw:text-style-name="P4" draw:layer="layout" svg:width="0.138cm" svg:height="0.138cm" svg:x="12.49cm" svg:y="5.70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9cm" svg:y="5.70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2.473cm" svg:y="5.70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2.473cm" svg:y="5.70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1.872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1.872cm" svg:y="5.709cm" svg:viewBox="0 0 139 139" svg:d="M0 69c0-38 31-69 69-69s70 31 70 69-32 70-70 70-69-32-69-70z">
          <text:p/>
        </draw:path>
        <draw:path draw:style-name="gr8" draw:text-style-name="P4" draw:layer="layout" svg:width="0.137cm" svg:height="0.138cm" svg:x="12.501cm" svg:y="5.709cm" svg:viewBox="0 0 138 139" svg:d="M0 69c0-38 31-69 70-69 38 0 68 31 68 69s-30 70-68 70c-39 0-70-32-70-70z">
          <text:p/>
        </draw:path>
        <draw:path draw:style-name="gr9" draw:text-style-name="P2" draw:layer="layout" svg:width="0.137cm" svg:height="0.138cm" svg:x="12.501cm" svg:y="5.709cm" svg:viewBox="0 0 138 139" svg:d="M0 69c0-38 31-69 70-69 38 0 68 31 68 69s-30 70-68 70c-39 0-70-32-70-70z">
          <text:p/>
        </draw:path>
        <draw:path draw:style-name="gr8" draw:text-style-name="P4" draw:layer="layout" svg:width="0.138cm" svg:height="0.138cm" svg:x="10.911cm" svg:y="5.709cm" svg:viewBox="0 0 139 139" svg:d="M0 69c0-38 31-69 68-69 38 0 71 31 71 69s-33 70-71 70c-37 0-68-32-68-70z">
          <text:p/>
        </draw:path>
        <draw:path draw:style-name="gr9" draw:text-style-name="P2" draw:layer="layout" svg:width="0.138cm" svg:height="0.138cm" svg:x="10.911cm" svg:y="5.709cm" svg:viewBox="0 0 139 139" svg:d="M0 69c0-38 31-69 68-69 38 0 71 31 71 69s-33 70-71 70c-37 0-68-32-68-70z">
          <text:p/>
        </draw:path>
        <draw:path draw:style-name="gr8" draw:text-style-name="P4" draw:layer="layout" svg:width="0.138cm" svg:height="0.138cm" svg:x="10.911cm" svg:y="5.709cm" svg:viewBox="0 0 139 139" svg:d="M0 69c0-38 31-69 68-69 38 0 71 31 71 69s-33 70-71 70c-37 0-68-32-68-70z">
          <text:p/>
        </draw:path>
        <draw:path draw:style-name="gr9" draw:text-style-name="P2" draw:layer="layout" svg:width="0.138cm" svg:height="0.138cm" svg:x="10.911cm" svg:y="5.709cm" svg:viewBox="0 0 139 139" svg:d="M0 69c0-38 31-69 68-69 38 0 71 31 71 69s-33 70-71 70c-37 0-68-32-68-70z">
          <text:p/>
        </draw:path>
        <draw:polyline draw:style-name="gr5" draw:text-style-name="P2" draw:layer="layout" svg:width="0cm" svg:height="0cm" svg:x="12.582cm" svg:y="5.778cm" svg:viewBox="0 0 0 0" draw:points="0,0">
          <text:p/>
        </draw:polyline>
        <draw:polyline draw:style-name="gr5" draw:text-style-name="P2" draw:layer="layout" svg:width="0cm" svg:height="0cm" svg:x="12.582cm" svg:y="5.778cm" svg:viewBox="0 0 0 0" draw:points="0,0">
          <text:p/>
        </draw:polyline>
        <draw:polygon draw:style-name="gr10" draw:text-style-name="P5" draw:layer="layout" svg:width="0cm" svg:height="0.229cm" svg:x="12.582cm" svg:y="5.663cm" svg:viewBox="0 0 0 230" draw:points="0,230 0,0">
          <text:p/>
        </draw:polygon>
        <draw:line draw:style-name="gr7" draw:text-style-name="P2" draw:layer="layout" svg:x1="12.582cm" svg:y1="5.893cm" svg:x2="12.582cm" svg:y2="5.663cm">
          <text:p/>
        </draw:line>
        <draw:path draw:style-name="gr8" draw:text-style-name="P4" draw:layer="layout" svg:width="0.138cm" svg:height="0.138cm" svg:x="12.501cm" svg:y="5.403cm" svg:viewBox="0 0 139 139" svg:d="M0 69c0-37 31-69 70-69 38 0 69 32 69 69 0 39-31 70-69 70-39 0-70-31-70-70z">
          <text:p/>
        </draw:path>
        <draw:path draw:style-name="gr9" draw:text-style-name="P2" draw:layer="layout" svg:width="0.138cm" svg:height="0.138cm" svg:x="12.501cm" svg:y="5.403cm" svg:viewBox="0 0 139 139" svg:d="M0 69c0-37 31-69 70-69 38 0 69 32 69 69 0 39-31 70-69 70-39 0-70-31-70-70z">
          <text:p/>
        </draw:path>
        <draw:path draw:style-name="gr8" draw:text-style-name="P4" draw:layer="layout" svg:width="0.138cm" svg:height="0.138cm" svg:x="12.475cm" svg:y="5.403cm" svg:viewBox="0 0 139 139" svg:d="M0 69c0-37 31-69 70-69 38 0 69 32 69 69 0 39-31 70-69 70-39 0-70-31-70-70z">
          <text:p/>
        </draw:path>
        <draw:path draw:style-name="gr9" draw:text-style-name="P2" draw:layer="layout" svg:width="0.138cm" svg:height="0.138cm" svg:x="12.475cm" svg:y="5.403cm" svg:viewBox="0 0 139 139" svg:d="M0 69c0-37 31-69 70-69 38 0 69 32 69 69 0 39-31 70-69 70-39 0-70-31-70-70z">
          <text:p/>
        </draw:path>
        <draw:path draw:style-name="gr8" draw:text-style-name="P4" draw:layer="layout" svg:width="0.138cm" svg:height="0.138cm" svg:x="12.112cm" svg:y="5.403cm" svg:viewBox="0 0 139 139" svg:d="M0 69c0-37 32-69 70-69s69 32 69 69c0 39-31 70-69 70s-70-31-70-70z">
          <text:p/>
        </draw:path>
        <draw:path draw:style-name="gr9" draw:text-style-name="P2" draw:layer="layout" svg:width="0.138cm" svg:height="0.138cm" svg:x="12.112cm" svg:y="5.403cm" svg:viewBox="0 0 139 139" svg:d="M0 69c0-37 32-69 70-69s69 32 69 69c0 39-31 70-69 70s-70-31-70-70z">
          <text:p/>
        </draw:path>
        <draw:path draw:style-name="gr8" draw:text-style-name="P4" draw:layer="layout" svg:width="0.138cm" svg:height="0.138cm" svg:x="12.258cm" svg:y="5.403cm" svg:viewBox="0 0 139 139" svg:d="M0 69c0-37 32-69 70-69s69 32 69 69c0 39-31 70-69 70s-70-31-70-70z">
          <text:p/>
        </draw:path>
        <draw:path draw:style-name="gr9" draw:text-style-name="P2" draw:layer="layout" svg:width="0.138cm" svg:height="0.138cm" svg:x="12.258cm" svg:y="5.403cm" svg:viewBox="0 0 139 139" svg:d="M0 69c0-37 32-69 70-69s69 32 69 69c0 39-31 70-69 70s-70-31-70-70z">
          <text:p/>
        </draw:path>
        <draw:path draw:style-name="gr8" draw:text-style-name="P4" draw:layer="layout" svg:width="0.138cm" svg:height="0.138cm" svg:x="12.322cm" svg:y="5.403cm" svg:viewBox="0 0 139 139" svg:d="M0 69c0-37 31-69 69-69 39 0 70 32 70 69 0 39-31 70-70 70-38 0-69-31-69-70z">
          <text:p/>
        </draw:path>
        <draw:path draw:style-name="gr9" draw:text-style-name="P2" draw:layer="layout" svg:width="0.138cm" svg:height="0.138cm" svg:x="12.322cm" svg:y="5.403cm" svg:viewBox="0 0 139 139" svg:d="M0 69c0-37 31-69 69-69 39 0 70 32 70 69 0 39-31 70-70 70-38 0-69-31-69-70z">
          <text:p/>
        </draw:path>
        <draw:path draw:style-name="gr8" draw:text-style-name="P4" draw:layer="layout" svg:width="0.138cm" svg:height="0.138cm" svg:x="12.16cm" svg:y="5.403cm" svg:viewBox="0 0 139 139" svg:d="M0 69c0-37 32-69 70-69s69 32 69 69c0 39-31 70-69 70s-70-31-70-70z">
          <text:p/>
        </draw:path>
        <draw:path draw:style-name="gr9" draw:text-style-name="P2" draw:layer="layout" svg:width="0.138cm" svg:height="0.138cm" svg:x="12.16cm" svg:y="5.403cm" svg:viewBox="0 0 139 139" svg:d="M0 69c0-37 32-69 70-69s69 32 69 69c0 39-31 70-69 70s-70-31-70-70z">
          <text:p/>
        </draw:path>
        <draw:path draw:style-name="gr8" draw:text-style-name="P4" draw:layer="layout" svg:width="0.138cm" svg:height="0.138cm" svg:x="12.429cm" svg:y="5.403cm" svg:viewBox="0 0 139 139" svg:d="M0 69c0-37 31-69 69-69 39 0 70 32 70 69 0 39-31 70-70 70-38 0-69-31-69-70z">
          <text:p/>
        </draw:path>
        <draw:path draw:style-name="gr9" draw:text-style-name="P2" draw:layer="layout" svg:width="0.138cm" svg:height="0.138cm" svg:x="12.429cm" svg:y="5.403cm" svg:viewBox="0 0 139 139" svg:d="M0 69c0-37 31-69 69-69 39 0 70 32 70 69 0 39-31 70-70 70-38 0-69-31-69-70z">
          <text:p/>
        </draw:path>
        <draw:path draw:style-name="gr8" draw:text-style-name="P4" draw:layer="layout" svg:width="0.137cm" svg:height="0.138cm" svg:x="12.483cm" svg:y="5.403cm" svg:viewBox="0 0 138 139" svg:d="M0 69c0-37 31-69 70-69 37 0 68 32 68 69 0 39-31 70-68 70-39 0-70-31-70-70z">
          <text:p/>
        </draw:path>
        <draw:path draw:style-name="gr9" draw:text-style-name="P2" draw:layer="layout" svg:width="0.137cm" svg:height="0.138cm" svg:x="12.483cm" svg:y="5.403cm" svg:viewBox="0 0 138 139" svg:d="M0 69c0-37 31-69 70-69 37 0 68 32 68 69 0 39-31 70-68 70-39 0-70-31-70-70z">
          <text:p/>
        </draw:path>
        <draw:path draw:style-name="gr8" draw:text-style-name="P4" draw:layer="layout" svg:width="0.138cm" svg:height="0.138cm" svg:x="12.496cm" svg:y="5.403cm" svg:viewBox="0 0 139 139" svg:d="M0 69c0-37 31-69 70-69 38 0 69 32 69 69 0 39-31 70-69 70-39 0-70-31-70-70z">
          <text:p/>
        </draw:path>
        <draw:path draw:style-name="gr9" draw:text-style-name="P2" draw:layer="layout" svg:width="0.138cm" svg:height="0.138cm" svg:x="12.496cm" svg:y="5.403cm" svg:viewBox="0 0 139 139" svg:d="M0 69c0-37 31-69 70-69 38 0 69 32 69 69 0 39-31 70-69 70-39 0-70-31-70-70z">
          <text:p/>
        </draw:path>
        <draw:path draw:style-name="gr8" draw:text-style-name="P4" draw:layer="layout" svg:width="0.138cm" svg:height="0.138cm" svg:x="12.49cm" svg:y="5.403cm" svg:viewBox="0 0 139 139" svg:d="M0 69c0-37 31-69 70-69 38 0 69 32 69 69 0 39-31 70-69 70-39 0-70-31-70-70z">
          <text:p/>
        </draw:path>
        <draw:path draw:style-name="gr9" draw:text-style-name="P2" draw:layer="layout" svg:width="0.138cm" svg:height="0.138cm" svg:x="12.49cm" svg:y="5.403cm" svg:viewBox="0 0 139 139" svg:d="M0 69c0-37 31-69 70-69 38 0 69 32 69 69 0 39-31 70-69 70-39 0-70-31-70-70z">
          <text:p/>
        </draw:path>
        <draw:path draw:style-name="gr8" draw:text-style-name="P4" draw:layer="layout" svg:width="0.138cm" svg:height="0.138cm" svg:x="12.479cm" svg:y="5.403cm" svg:viewBox="0 0 139 139" svg:d="M0 69c0-37 31-69 70-69 38 0 69 32 69 69 0 39-31 70-69 70-39 0-70-31-70-70z">
          <text:p/>
        </draw:path>
        <draw:path draw:style-name="gr9" draw:text-style-name="P2" draw:layer="layout" svg:width="0.138cm" svg:height="0.138cm" svg:x="12.479cm" svg:y="5.403cm" svg:viewBox="0 0 139 139" svg:d="M0 69c0-37 31-69 70-69 38 0 69 32 69 69 0 39-31 70-69 70-39 0-70-31-70-70z">
          <text:p/>
        </draw:path>
        <draw:path draw:style-name="gr8" draw:text-style-name="P4" draw:layer="layout" svg:width="0.138cm" svg:height="0.138cm" svg:x="11.872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1.872cm" svg:y="5.403cm" svg:viewBox="0 0 139 139" svg:d="M0 69c0-37 31-69 69-69s70 32 70 69c0 39-32 70-70 70s-69-31-69-70z">
          <text:p/>
        </draw:path>
        <draw:path draw:style-name="gr8" draw:text-style-name="P4" draw:layer="layout" svg:width="0.138cm" svg:height="0.138cm" svg:x="11.712cm" svg:y="5.403cm" svg:viewBox="0 0 139 139" svg:d="M0 69c0-37 32-69 70-69s69 32 69 69c0 39-31 70-69 70s-70-31-70-70z">
          <text:p/>
        </draw:path>
        <draw:path draw:style-name="gr9" draw:text-style-name="P2" draw:layer="layout" svg:width="0.138cm" svg:height="0.138cm" svg:x="11.712cm" svg:y="5.403cm" svg:viewBox="0 0 139 139" svg:d="M0 69c0-37 32-69 70-69s69 32 69 69c0 39-31 70-69 70s-70-31-70-70z">
          <text:p/>
        </draw:path>
        <draw:path draw:style-name="gr8" draw:text-style-name="P4" draw:layer="layout" svg:width="0.138cm" svg:height="0.138cm" svg:x="12.456cm" svg:y="5.403cm" svg:viewBox="0 0 139 139" svg:d="M0 69c0-37 31-69 69-69 39 0 70 32 70 69 0 39-31 70-70 70-38 0-69-31-69-70z">
          <text:p/>
        </draw:path>
        <draw:path draw:style-name="gr9" draw:text-style-name="P2" draw:layer="layout" svg:width="0.138cm" svg:height="0.138cm" svg:x="12.456cm" svg:y="5.403cm" svg:viewBox="0 0 139 139" svg:d="M0 69c0-37 31-69 69-69 39 0 70 32 70 69 0 39-31 70-70 70-38 0-69-31-69-70z">
          <text:p/>
        </draw:path>
        <draw:polyline draw:style-name="gr5" draw:text-style-name="P2" draw:layer="layout" svg:width="0cm" svg:height="0cm" svg:x="12.582cm" svg:y="5.471cm" svg:viewBox="0 0 0 0" draw:points="0,0">
          <text:p/>
        </draw:polyline>
        <draw:polyline draw:style-name="gr5" draw:text-style-name="P2" draw:layer="layout" svg:width="0cm" svg:height="0cm" svg:x="12.582cm" svg:y="5.471cm" svg:viewBox="0 0 0 0" draw:points="0,0">
          <text:p/>
        </draw:polyline>
        <draw:polygon draw:style-name="gr11" draw:text-style-name="P6" draw:layer="layout" svg:width="0cm" svg:height="0.229cm" svg:x="12.582cm" svg:y="5.356cm" svg:viewBox="0 0 0 230" draw:points="0,230 0,0">
          <text:p/>
        </draw:polygon>
        <draw:line draw:style-name="gr7" draw:text-style-name="P2" draw:layer="layout" svg:x1="12.582cm" svg:y1="5.586cm" svg:x2="12.582cm" svg:y2="5.356cm">
          <text:p/>
        </draw:line>
        <draw:path draw:style-name="gr8" draw:text-style-name="P4" draw:layer="layout" svg:width="0.138cm" svg:height="0.138cm" svg:x="12.501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501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75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75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411cm" svg:y="5.096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411cm" svg:y="5.096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484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84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256cm" svg:y="5.096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2.256cm" svg:y="5.096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359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359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551cm" svg:y="5.096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1.551cm" svg:y="5.096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2.496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cm" svg:y="5.096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2.49cm" svg:y="5.096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2.496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496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96cm" svg:y="5.096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1.872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1.872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469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2.469cm" svg:y="5.096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2.582cm" svg:y="5.165cm" svg:viewBox="0 0 0 0" draw:points="0,0">
          <text:p/>
        </draw:polyline>
        <draw:polyline draw:style-name="gr5" draw:text-style-name="P2" draw:layer="layout" svg:width="0cm" svg:height="0cm" svg:x="12.582cm" svg:y="5.165cm" svg:viewBox="0 0 0 0" draw:points="0,0">
          <text:p/>
        </draw:polyline>
        <draw:polygon draw:style-name="gr12" draw:text-style-name="P7" draw:layer="layout" svg:width="0cm" svg:height="0.229cm" svg:x="12.582cm" svg:y="5.05cm" svg:viewBox="0 0 0 230" draw:points="0,230 0,0">
          <text:p/>
        </draw:polygon>
        <draw:line draw:style-name="gr7" draw:text-style-name="P2" draw:layer="layout" svg:x1="12.582cm" svg:y1="5.28cm" svg:x2="12.582cm" svg:y2="5.05cm">
          <text:p/>
        </draw:line>
        <draw:polygon draw:style-name="gr13" draw:text-style-name="P2" draw:layer="layout" svg:width="3.525cm" svg:height="1.288cm" svg:x="9.217cm" svg:y="4.981cm" svg:viewBox="0 0 3526 1289" draw:points="0,1289 3526,1289 3526,0 0,0">
          <text:p/>
        </draw:polygon>
        <draw:polygon draw:style-name="gr1" draw:text-style-name="P1" draw:layer="layout" svg:width="3.525cm" svg:height="1.288cm" svg:x="12.847cm" svg:y="0.8cm" svg:viewBox="0 0 3526 1289" draw:points="0,1289 3526,1289 3526,0 0,0">
          <text:p/>
        </draw:polygon>
        <draw:line draw:style-name="gr3" draw:text-style-name="P2" draw:layer="layout" svg:x1="13.328cm" svg:y1="2.088cm" svg:x2="13.328cm" svg:y2="0.8cm">
          <text:p/>
        </draw:line>
        <draw:line draw:style-name="gr3" draw:text-style-name="P2" draw:layer="layout" svg:x1="13.969cm" svg:y1="2.088cm" svg:x2="13.969cm" svg:y2="0.8cm">
          <text:p/>
        </draw:line>
        <draw:line draw:style-name="gr3" draw:text-style-name="P2" draw:layer="layout" svg:x1="14.61cm" svg:y1="2.088cm" svg:x2="14.61cm" svg:y2="0.8cm">
          <text:p/>
        </draw:line>
        <draw:line draw:style-name="gr3" draw:text-style-name="P2" draw:layer="layout" svg:x1="15.25cm" svg:y1="2.088cm" svg:x2="15.25cm" svg:y2="0.8cm">
          <text:p/>
        </draw:line>
        <draw:line draw:style-name="gr3" draw:text-style-name="P2" draw:layer="layout" svg:x1="15.891cm" svg:y1="2.088cm" svg:x2="15.891cm" svg:y2="0.8cm">
          <text:p/>
        </draw:line>
        <draw:line draw:style-name="gr4" draw:text-style-name="P2" draw:layer="layout" svg:x1="12.847cm" svg:y1="1.904cm" svg:x2="16.372cm" svg:y2="1.904cm">
          <text:p/>
        </draw:line>
        <draw:line draw:style-name="gr4" draw:text-style-name="P2" draw:layer="layout" svg:x1="12.847cm" svg:y1="1.597cm" svg:x2="16.372cm" svg:y2="1.597cm">
          <text:p/>
        </draw:line>
        <draw:line draw:style-name="gr4" draw:text-style-name="P2" draw:layer="layout" svg:x1="12.847cm" svg:y1="1.291cm" svg:x2="16.372cm" svg:y2="1.291cm">
          <text:p/>
        </draw:line>
        <draw:line draw:style-name="gr4" draw:text-style-name="P2" draw:layer="layout" svg:x1="12.847cm" svg:y1="0.984cm" svg:x2="16.372cm" svg:y2="0.984cm">
          <text:p/>
        </draw:line>
        <draw:line draw:style-name="gr4" draw:text-style-name="P2" draw:layer="layout" svg:x1="13.007cm" svg:y1="2.088cm" svg:x2="13.007cm" svg:y2="0.8cm">
          <text:p/>
        </draw:line>
        <draw:line draw:style-name="gr4" draw:text-style-name="P2" draw:layer="layout" svg:x1="13.648cm" svg:y1="2.088cm" svg:x2="13.648cm" svg:y2="0.8cm">
          <text:p/>
        </draw:line>
        <draw:line draw:style-name="gr4" draw:text-style-name="P2" draw:layer="layout" svg:x1="14.289cm" svg:y1="2.088cm" svg:x2="14.289cm" svg:y2="0.8cm">
          <text:p/>
        </draw:line>
        <draw:line draw:style-name="gr4" draw:text-style-name="P2" draw:layer="layout" svg:x1="14.93cm" svg:y1="2.088cm" svg:x2="14.93cm" svg:y2="0.8cm">
          <text:p/>
        </draw:line>
        <draw:line draw:style-name="gr4" draw:text-style-name="P2" draw:layer="layout" svg:x1="15.571cm" svg:y1="2.088cm" svg:x2="15.571cm" svg:y2="0.8cm">
          <text:p/>
        </draw:line>
        <draw:line draw:style-name="gr4" draw:text-style-name="P2" draw:layer="layout" svg:x1="16.212cm" svg:y1="2.088cm" svg:x2="16.212cm" svg:y2="0.8cm">
          <text:p/>
        </draw:line>
        <draw:path draw:style-name="gr8" draw:text-style-name="P4" draw:layer="layout" svg:width="0.138cm" svg:height="0.138cm" svg:x="13.924cm" svg:y="1.835cm" svg:viewBox="0 0 139 139" svg:d="M0 70c0-38 31-70 69-70s70 32 70 70-32 69-70 69-69-31-69-69z">
          <text:p/>
        </draw:path>
        <draw:path draw:style-name="gr9" draw:text-style-name="P2" draw:layer="layout" svg:width="0.138cm" svg:height="0.138cm" svg:x="13.924cm" svg:y="1.835cm" svg:viewBox="0 0 139 139" svg:d="M0 70c0-38 31-70 69-70s70 32 70 70-32 69-70 69-69-31-69-69z">
          <text:p/>
        </draw:path>
        <draw:path draw:style-name="gr8" draw:text-style-name="P4" draw:layer="layout" svg:width="0.137cm" svg:height="0.138cm" svg:x="13.844cm" svg:y="1.835cm" svg:viewBox="0 0 138 139" svg:d="M0 70c0-38 31-70 69-70s69 32 69 70-31 69-69 69-69-31-69-69z">
          <text:p/>
        </draw:path>
        <draw:path draw:style-name="gr9" draw:text-style-name="P2" draw:layer="layout" svg:width="0.137cm" svg:height="0.138cm" svg:x="13.844cm" svg:y="1.835cm" svg:viewBox="0 0 138 139" svg:d="M0 70c0-38 31-70 69-70s69 32 69 70-31 69-69 69-69-31-69-69z">
          <text:p/>
        </draw:path>
        <draw:path draw:style-name="gr8" draw:text-style-name="P4" draw:layer="layout" svg:width="0.138cm" svg:height="0.138cm" svg:x="12.939cm" svg:y="1.835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1.835cm" svg:viewBox="0 0 139 139" svg:d="M0 70c0-38 32-70 69-70 39 0 70 32 70 70s-31 69-70 69c-37 0-69-31-69-69z">
          <text:p/>
        </draw:path>
        <draw:polyline draw:style-name="gr5" draw:text-style-name="P2" draw:layer="layout" svg:width="0cm" svg:height="0cm" svg:x="16.212cm" svg:y="1.904cm" svg:viewBox="0 0 0 0" draw:points="0,0">
          <text:p/>
        </draw:polyline>
        <draw:line draw:style-name="gr5" draw:text-style-name="P2" draw:layer="layout" svg:x1="15.384cm" svg:y1="1.904cm" svg:x2="14.322cm" svg:y2="1.904cm">
          <text:p/>
        </draw:line>
        <draw:polygon draw:style-name="gr6" draw:text-style-name="P3" draw:layer="layout" svg:width="0.828cm" svg:height="0.23cm" svg:x="15.384cm" svg:y="1.789cm" svg:viewBox="0 0 829 231" draw:points="829,231 0,231 0,0 829,0">
          <text:p/>
        </draw:polygon>
        <draw:line draw:style-name="gr7" draw:text-style-name="P2" draw:layer="layout" svg:x1="16.091cm" svg:y1="2.019cm" svg:x2="16.091cm" svg:y2="1.789cm">
          <text:p/>
        </draw:line>
        <draw:path draw:style-name="gr8" draw:text-style-name="P4" draw:layer="layout" svg:width="0.138cm" svg:height="0.138cm" svg:x="14.541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889cm" svg:y="1.52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4.889cm" svg:y="1.52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3.739cm" svg:y="1.528cm" svg:viewBox="0 0 139 139" svg:d="M0 70c0-39 33-70 71-70 37 0 68 31 68 70 0 38-31 69-68 69-38 0-71-31-71-69z">
          <text:p/>
        </draw:path>
        <draw:path draw:style-name="gr9" draw:text-style-name="P2" draw:layer="layout" svg:width="0.138cm" svg:height="0.138cm" svg:x="13.739cm" svg:y="1.528cm" svg:viewBox="0 0 139 139" svg:d="M0 70c0-39 33-70 71-70 37 0 68 31 68 70 0 38-31 69-68 69-38 0-71-31-71-69z">
          <text:p/>
        </draw:path>
        <draw:path draw:style-name="gr8" draw:text-style-name="P4" draw:layer="layout" svg:width="0.138cm" svg:height="0.138cm" svg:x="14.541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541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1.528cm" svg:viewBox="0 0 139 139" svg:d="M0 70c0-39 31-70 70-70 38 0 69 31 69 70 0 38-31 69-69 69-39 0-70-31-70-69z">
          <text:p/>
        </draw:path>
        <draw:path draw:style-name="gr8" draw:text-style-name="P4" draw:layer="layout" svg:width="0.137cm" svg:height="0.138cm" svg:x="14.007cm" svg:y="1.528cm" svg:viewBox="0 0 138 139" svg:d="M0 70c0-39 31-70 70-70 37 0 68 31 68 70 0 38-31 69-68 69-39 0-70-31-70-69z">
          <text:p/>
        </draw:path>
        <draw:path draw:style-name="gr9" draw:text-style-name="P2" draw:layer="layout" svg:width="0.137cm" svg:height="0.138cm" svg:x="14.007cm" svg:y="1.528cm" svg:viewBox="0 0 138 139" svg:d="M0 70c0-39 31-70 70-70 37 0 68 31 68 70 0 38-31 69-68 69-39 0-70-31-70-69z">
          <text:p/>
        </draw:path>
        <draw:path draw:style-name="gr8" draw:text-style-name="P4" draw:layer="layout" svg:width="0.138cm" svg:height="0.138cm" svg:x="15.075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075cm" svg:y="1.52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075cm" svg:y="1.52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075cm" svg:y="1.528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6.212cm" svg:y="1.597cm" svg:viewBox="0 0 0 0" draw:points="0,0">
          <text:p/>
        </draw:polyline>
        <draw:line draw:style-name="gr5" draw:text-style-name="P2" draw:layer="layout" svg:x1="15.785cm" svg:y1="1.597cm" svg:x2="15.296cm" svg:y2="1.597cm">
          <text:p/>
        </draw:line>
        <draw:polygon draw:style-name="gr10" draw:text-style-name="P5" draw:layer="layout" svg:width="0.427cm" svg:height="0.23cm" svg:x="15.785cm" svg:y="1.482cm" svg:viewBox="0 0 428 231" draw:points="428,231 0,231 0,0 428,0">
          <text:p/>
        </draw:polygon>
        <draw:line draw:style-name="gr7" draw:text-style-name="P2" draw:layer="layout" svg:x1="16.212cm" svg:y1="1.712cm" svg:x2="16.212cm" svg:y2="1.482cm">
          <text:p/>
        </draw:line>
        <draw:polyline draw:style-name="gr5" draw:text-style-name="P2" draw:layer="layout" svg:width="0cm" svg:height="0cm" svg:x="16.212cm" svg:y="1.291cm" svg:viewBox="0 0 0 0" draw:points="0,0">
          <text:p/>
        </draw:polyline>
        <draw:line draw:style-name="gr5" draw:text-style-name="P2" draw:layer="layout" svg:x1="14.726cm" svg:y1="1.291cm" svg:x2="13.007cm" svg:y2="1.291cm">
          <text:p/>
        </draw:line>
        <draw:polygon draw:style-name="gr11" draw:text-style-name="P6" draw:layer="layout" svg:width="1.486cm" svg:height="0.23cm" svg:x="14.726cm" svg:y="1.176cm" svg:viewBox="0 0 1487 231" draw:points="1487,231 0,231 0,0 1487,0">
          <text:p/>
        </draw:polygon>
        <draw:line draw:style-name="gr7" draw:text-style-name="P2" draw:layer="layout" svg:x1="16.078cm" svg:y1="1.406cm" svg:x2="16.078cm" svg:y2="1.176cm">
          <text:p/>
        </draw:line>
        <draw:path draw:style-name="gr8" draw:text-style-name="P4" draw:layer="layout" svg:width="0.138cm" svg:height="0.138cm" svg:x="14.978cm" svg:y="0.915cm" svg:viewBox="0 0 139 139" svg:d="M0 69c0-38 32-69 70-69s69 31 69 69-31 70-69 70-70-32-70-70z">
          <text:p/>
        </draw:path>
        <draw:path draw:style-name="gr9" draw:text-style-name="P2" draw:layer="layout" svg:width="0.138cm" svg:height="0.138cm" svg:x="14.978cm" svg:y="0.915cm" svg:viewBox="0 0 139 139" svg:d="M0 69c0-38 32-69 70-69s69 31 69 69-31 70-69 70-70-32-70-70z">
          <text:p/>
        </draw:path>
        <draw:path draw:style-name="gr8" draw:text-style-name="P4" draw:layer="layout" svg:width="0.138cm" svg:height="0.138cm" svg:x="15.259cm" svg:y="0.915cm" svg:viewBox="0 0 139 139" svg:d="M0 69c0-38 32-69 70-69s69 31 69 69-31 70-69 70-70-32-70-70z">
          <text:p/>
        </draw:path>
        <draw:path draw:style-name="gr9" draw:text-style-name="P2" draw:layer="layout" svg:width="0.138cm" svg:height="0.138cm" svg:x="15.259cm" svg:y="0.915cm" svg:viewBox="0 0 139 139" svg:d="M0 69c0-38 32-69 70-69s69 31 69 69-31 70-69 70-70-32-70-70z">
          <text:p/>
        </draw:path>
        <draw:path draw:style-name="gr8" draw:text-style-name="P4" draw:layer="layout" svg:width="0.138cm" svg:height="0.138cm" svg:x="15.56cm" svg:y="0.915cm" svg:viewBox="0 0 139 139" svg:d="M0 69c0-38 31-69 69-69s70 31 70 69-32 70-70 70-69-32-69-70z">
          <text:p/>
        </draw:path>
        <draw:path draw:style-name="gr9" draw:text-style-name="P2" draw:layer="layout" svg:width="0.138cm" svg:height="0.138cm" svg:x="15.56cm" svg:y="0.915cm" svg:viewBox="0 0 139 139" svg:d="M0 69c0-38 31-69 69-69s70 31 70 69-32 70-70 70-69-32-69-70z">
          <text:p/>
        </draw:path>
        <draw:path draw:style-name="gr8" draw:text-style-name="P4" draw:layer="layout" svg:width="0.137cm" svg:height="0.138cm" svg:x="15.295cm" svg:y="0.915cm" svg:viewBox="0 0 138 139" svg:d="M0 69c0-38 31-69 69-69 37 0 69 31 69 69s-32 70-69 70c-38 0-69-32-69-70z">
          <text:p/>
        </draw:path>
        <draw:path draw:style-name="gr9" draw:text-style-name="P2" draw:layer="layout" svg:width="0.137cm" svg:height="0.138cm" svg:x="15.295cm" svg:y="0.915cm" svg:viewBox="0 0 138 139" svg:d="M0 69c0-38 31-69 69-69 37 0 69 31 69 69s-32 70-69 70c-38 0-69-32-69-70z">
          <text:p/>
        </draw:path>
        <draw:path draw:style-name="gr8" draw:text-style-name="P4" draw:layer="layout" svg:width="0.138cm" svg:height="0.138cm" svg:x="12.939cm" svg:y="0.915cm" svg:viewBox="0 0 139 139" svg:d="M0 69c0-38 32-69 69-69 39 0 70 31 70 69s-31 70-70 70c-37 0-69-32-69-70z">
          <text:p/>
        </draw:path>
        <draw:path draw:style-name="gr9" draw:text-style-name="P2" draw:layer="layout" svg:width="0.138cm" svg:height="0.138cm" svg:x="12.939cm" svg:y="0.915cm" svg:viewBox="0 0 139 139" svg:d="M0 69c0-38 32-69 69-69 39 0 70 31 70 69s-31 70-70 70c-37 0-69-32-69-70z">
          <text:p/>
        </draw:path>
        <draw:path draw:style-name="gr8" draw:text-style-name="P4" draw:layer="layout" svg:width="0.138cm" svg:height="0.138cm" svg:x="15.431cm" svg:y="0.915cm" svg:viewBox="0 0 139 139" svg:d="M0 69c0-38 31-69 69-69s70 31 70 69-32 70-70 70-69-32-69-70z">
          <text:p/>
        </draw:path>
        <draw:path draw:style-name="gr9" draw:text-style-name="P2" draw:layer="layout" svg:width="0.138cm" svg:height="0.138cm" svg:x="15.431cm" svg:y="0.915cm" svg:viewBox="0 0 139 139" svg:d="M0 69c0-38 31-69 69-69s70 31 70 69-32 70-70 70-69-32-69-70z">
          <text:p/>
        </draw:path>
        <draw:path draw:style-name="gr8" draw:text-style-name="P4" draw:layer="layout" svg:width="0.138cm" svg:height="0.138cm" svg:x="14.664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4.664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4.733cm" svg:y="0.915cm" svg:viewBox="0 0 139 139" svg:d="M0 69c0-38 31-69 69-69s70 31 70 69-32 70-70 70-69-32-69-70z">
          <text:p/>
        </draw:path>
        <draw:path draw:style-name="gr9" draw:text-style-name="P2" draw:layer="layout" svg:width="0.138cm" svg:height="0.138cm" svg:x="14.733cm" svg:y="0.915cm" svg:viewBox="0 0 139 139" svg:d="M0 69c0-38 31-69 69-69s70 31 70 69-32 70-70 70-69-32-69-70z">
          <text:p/>
        </draw:path>
        <draw:path draw:style-name="gr8" draw:text-style-name="P4" draw:layer="layout" svg:width="0.138cm" svg:height="0.138cm" svg:x="15.141cm" svg:y="0.915cm" svg:viewBox="0 0 139 139" svg:d="M0 69c0-38 31-69 70-69 37 0 69 31 69 69s-32 70-69 70c-39 0-70-32-70-70z">
          <text:p/>
        </draw:path>
        <draw:path draw:style-name="gr9" draw:text-style-name="P2" draw:layer="layout" svg:width="0.138cm" svg:height="0.138cm" svg:x="15.141cm" svg:y="0.915cm" svg:viewBox="0 0 139 139" svg:d="M0 69c0-38 31-69 70-69 37 0 69 31 69 69s-32 70-69 70c-39 0-70-32-70-70z">
          <text:p/>
        </draw:path>
        <draw:path draw:style-name="gr8" draw:text-style-name="P4" draw:layer="layout" svg:width="0.138cm" svg:height="0.138cm" svg:x="15.609cm" svg:y="0.915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5.609cm" svg:y="0.915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5.502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5.502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5.075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5.075cm" svg:y="0.915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5.075cm" svg:y="0.915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5.075cm" svg:y="0.915cm" svg:viewBox="0 0 139 139" svg:d="M0 69c0-38 31-69 70-69 38 0 69 31 69 69s-31 70-69 70c-39 0-70-32-70-70z">
          <text:p/>
        </draw:path>
        <draw:polyline draw:style-name="gr5" draw:text-style-name="P2" draw:layer="layout" svg:width="0cm" svg:height="0cm" svg:x="16.212cm" svg:y="0.984cm" svg:viewBox="0 0 0 0" draw:points="0,0">
          <text:p/>
        </draw:polyline>
        <draw:line draw:style-name="gr5" draw:text-style-name="P2" draw:layer="layout" svg:x1="16.018cm" svg:y1="0.984cm" svg:x2="15.748cm" svg:y2="0.984cm">
          <text:p/>
        </draw:line>
        <draw:polygon draw:style-name="gr12" draw:text-style-name="P7" draw:layer="layout" svg:width="0.194cm" svg:height="0.23cm" svg:x="16.018cm" svg:y="0.869cm" svg:viewBox="0 0 195 231" draw:points="195,231 0,231 0,0 195,0">
          <text:p/>
        </draw:polygon>
        <draw:line draw:style-name="gr7" draw:text-style-name="P2" draw:layer="layout" svg:x1="16.212cm" svg:y1="1.099cm" svg:x2="16.212cm" svg:y2="0.869cm">
          <text:p/>
        </draw:line>
        <draw:polygon draw:style-name="gr13" draw:text-style-name="P2" draw:layer="layout" svg:width="3.525cm" svg:height="1.288cm" svg:x="12.847cm" svg:y="0.8cm" svg:viewBox="0 0 3526 1289" draw:points="0,1289 3526,1289 3526,0 0,0">
          <text:p/>
        </draw:polygon>
        <draw:polygon draw:style-name="gr1" draw:text-style-name="P1" draw:layer="layout" svg:width="3.525cm" svg:height="1.289cm" svg:x="12.847cm" svg:y="2.193cm" svg:viewBox="0 0 3526 1290" draw:points="0,1290 3526,1290 3526,0 0,0">
          <text:p/>
        </draw:polygon>
        <draw:line draw:style-name="gr3" draw:text-style-name="P2" draw:layer="layout" svg:x1="13.328cm" svg:y1="3.482cm" svg:x2="13.328cm" svg:y2="2.193cm">
          <text:p/>
        </draw:line>
        <draw:line draw:style-name="gr3" draw:text-style-name="P2" draw:layer="layout" svg:x1="13.969cm" svg:y1="3.482cm" svg:x2="13.969cm" svg:y2="2.193cm">
          <text:p/>
        </draw:line>
        <draw:line draw:style-name="gr3" draw:text-style-name="P2" draw:layer="layout" svg:x1="14.61cm" svg:y1="3.482cm" svg:x2="14.61cm" svg:y2="2.193cm">
          <text:p/>
        </draw:line>
        <draw:line draw:style-name="gr3" draw:text-style-name="P2" draw:layer="layout" svg:x1="15.25cm" svg:y1="3.482cm" svg:x2="15.25cm" svg:y2="2.193cm">
          <text:p/>
        </draw:line>
        <draw:line draw:style-name="gr3" draw:text-style-name="P2" draw:layer="layout" svg:x1="15.891cm" svg:y1="3.482cm" svg:x2="15.891cm" svg:y2="2.193cm">
          <text:p/>
        </draw:line>
        <draw:line draw:style-name="gr4" draw:text-style-name="P2" draw:layer="layout" svg:x1="12.847cm" svg:y1="3.298cm" svg:x2="16.372cm" svg:y2="3.298cm">
          <text:p/>
        </draw:line>
        <draw:line draw:style-name="gr4" draw:text-style-name="P2" draw:layer="layout" svg:x1="12.847cm" svg:y1="2.991cm" svg:x2="16.372cm" svg:y2="2.991cm">
          <text:p/>
        </draw:line>
        <draw:line draw:style-name="gr4" draw:text-style-name="P2" draw:layer="layout" svg:x1="12.847cm" svg:y1="2.684cm" svg:x2="16.372cm" svg:y2="2.684cm">
          <text:p/>
        </draw:line>
        <draw:line draw:style-name="gr4" draw:text-style-name="P2" draw:layer="layout" svg:x1="12.847cm" svg:y1="2.378cm" svg:x2="16.372cm" svg:y2="2.378cm">
          <text:p/>
        </draw:line>
        <draw:line draw:style-name="gr4" draw:text-style-name="P2" draw:layer="layout" svg:x1="13.007cm" svg:y1="3.482cm" svg:x2="13.007cm" svg:y2="2.193cm">
          <text:p/>
        </draw:line>
        <draw:line draw:style-name="gr4" draw:text-style-name="P2" draw:layer="layout" svg:x1="13.648cm" svg:y1="3.482cm" svg:x2="13.648cm" svg:y2="2.193cm">
          <text:p/>
        </draw:line>
        <draw:line draw:style-name="gr4" draw:text-style-name="P2" draw:layer="layout" svg:x1="14.289cm" svg:y1="3.482cm" svg:x2="14.289cm" svg:y2="2.193cm">
          <text:p/>
        </draw:line>
        <draw:line draw:style-name="gr4" draw:text-style-name="P2" draw:layer="layout" svg:x1="14.93cm" svg:y1="3.482cm" svg:x2="14.93cm" svg:y2="2.193cm">
          <text:p/>
        </draw:line>
        <draw:line draw:style-name="gr4" draw:text-style-name="P2" draw:layer="layout" svg:x1="15.571cm" svg:y1="3.482cm" svg:x2="15.571cm" svg:y2="2.193cm">
          <text:p/>
        </draw:line>
        <draw:line draw:style-name="gr4" draw:text-style-name="P2" draw:layer="layout" svg:x1="16.212cm" svg:y1="3.482cm" svg:x2="16.212cm" svg:y2="2.193cm">
          <text:p/>
        </draw:line>
        <draw:path draw:style-name="gr8" draw:text-style-name="P4" draw:layer="layout" svg:width="0.138cm" svg:height="0.138cm" svg:x="14.81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4.81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4.362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14.362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14.294cm" svg:y="3.229cm" svg:viewBox="0 0 139 139" svg:d="M0 69c0-38 32-69 70-69s69 31 69 69-31 70-69 70-70-32-70-70z">
          <text:p/>
        </draw:path>
        <draw:path draw:style-name="gr9" draw:text-style-name="P2" draw:layer="layout" svg:width="0.138cm" svg:height="0.138cm" svg:x="14.294cm" svg:y="3.229cm" svg:viewBox="0 0 139 139" svg:d="M0 69c0-38 32-69 70-69s69 31 69 69-31 70-69 70-70-32-70-70z">
          <text:p/>
        </draw:path>
        <draw:path draw:style-name="gr8" draw:text-style-name="P4" draw:layer="layout" svg:width="0.138cm" svg:height="0.138cm" svg:x="14.411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4.411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3.924cm" svg:y="3.229cm" svg:viewBox="0 0 139 139" svg:d="M0 69c0-38 31-69 69-69s70 31 70 69-32 70-70 70-69-32-69-70z">
          <text:p/>
        </draw:path>
        <draw:path draw:style-name="gr9" draw:text-style-name="P2" draw:layer="layout" svg:width="0.138cm" svg:height="0.138cm" svg:x="13.924cm" svg:y="3.229cm" svg:viewBox="0 0 139 139" svg:d="M0 69c0-38 31-69 69-69s70 31 70 69-32 70-70 70-69-32-69-70z">
          <text:p/>
        </draw:path>
        <draw:path draw:style-name="gr8" draw:text-style-name="P4" draw:layer="layout" svg:width="0.138cm" svg:height="0.138cm" svg:x="14.687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4.687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4.61cm" svg:y="3.229cm" svg:viewBox="0 0 139 139" svg:d="M0 69c0-38 31-69 69-69s70 31 70 69-32 70-70 70-69-32-69-70z">
          <text:p/>
        </draw:path>
        <draw:path draw:style-name="gr9" draw:text-style-name="P2" draw:layer="layout" svg:width="0.138cm" svg:height="0.138cm" svg:x="14.61cm" svg:y="3.229cm" svg:viewBox="0 0 139 139" svg:d="M0 69c0-38 31-69 69-69s70 31 70 69-32 70-70 70-69-32-69-70z">
          <text:p/>
        </draw:path>
        <draw:path draw:style-name="gr8" draw:text-style-name="P4" draw:layer="layout" svg:width="0.138cm" svg:height="0.138cm" svg:x="14.253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4.253cm" svg:y="3.229cm" svg:viewBox="0 0 139 139" svg:d="M0 69c0-38 31-69 70-69 38 0 69 31 69 69s-31 70-69 70c-39 0-70-32-70-70z">
          <text:p/>
        </draw:path>
        <draw:path draw:style-name="gr8" draw:text-style-name="P4" draw:layer="layout" svg:width="0.138cm" svg:height="0.138cm" svg:x="14.832cm" svg:y="3.229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4.832cm" svg:y="3.229cm" svg:viewBox="0 0 139 139" svg:d="M0 69c0-38 31-69 70-69 38 0 69 31 69 69s-31 70-69 70c-39 0-70-32-70-70z">
          <text:p/>
        </draw:path>
        <draw:polyline draw:style-name="gr5" draw:text-style-name="P2" draw:layer="layout" svg:width="0cm" svg:height="0cm" svg:x="16.212cm" svg:y="3.298cm" svg:viewBox="0 0 0 0" draw:points="0,0">
          <text:p/>
        </draw:polyline>
        <draw:line draw:style-name="gr5" draw:text-style-name="P2" draw:layer="layout" svg:x1="15.756cm" svg:y1="3.298cm" svg:x2="15.206cm" svg:y2="3.298cm">
          <text:p/>
        </draw:line>
        <draw:polygon draw:style-name="gr6" draw:text-style-name="P3" draw:layer="layout" svg:width="0.456cm" svg:height="0.23cm" svg:x="15.756cm" svg:y="3.183cm" svg:viewBox="0 0 457 231" draw:points="457,231 0,231 0,0 457,0">
          <text:p/>
        </draw:polygon>
        <draw:line draw:style-name="gr7" draw:text-style-name="P2" draw:layer="layout" svg:x1="16.212cm" svg:y1="3.413cm" svg:x2="16.212cm" svg:y2="3.183cm">
          <text:p/>
        </draw:line>
        <draw:path draw:style-name="gr8" draw:text-style-name="P4" draw:layer="layout" svg:width="0.138cm" svg:height="0.138cm" svg:x="15.152cm" svg:y="2.922cm" svg:viewBox="0 0 139 139" svg:d="M0 70c0-38 31-70 70-70 37 0 69 32 69 70s-32 69-69 69c-39 0-70-31-70-69z">
          <text:p/>
        </draw:path>
        <draw:path draw:style-name="gr9" draw:text-style-name="P2" draw:layer="layout" svg:width="0.138cm" svg:height="0.138cm" svg:x="15.152cm" svg:y="2.922cm" svg:viewBox="0 0 139 139" svg:d="M0 70c0-38 31-70 70-70 37 0 69 32 69 70s-32 69-69 69c-39 0-70-31-70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5.075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5.075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4.719cm" svg:y="2.922cm" svg:viewBox="0 0 139 139" svg:d="M0 70c0-38 32-70 70-70s69 32 69 70-31 69-69 69-70-31-70-69z">
          <text:p/>
        </draw:path>
        <draw:path draw:style-name="gr9" draw:text-style-name="P2" draw:layer="layout" svg:width="0.138cm" svg:height="0.138cm" svg:x="14.719cm" svg:y="2.922cm" svg:viewBox="0 0 139 139" svg:d="M0 70c0-38 32-70 70-70s69 32 69 70-31 69-69 69-70-31-70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7cm" svg:height="0.138cm" svg:x="14.007cm" svg:y="2.922cm" svg:viewBox="0 0 138 139" svg:d="M0 70c0-38 31-70 70-70 37 0 68 32 68 70s-31 69-68 69c-39 0-70-31-70-69z">
          <text:p/>
        </draw:path>
        <draw:path draw:style-name="gr9" draw:text-style-name="P2" draw:layer="layout" svg:width="0.137cm" svg:height="0.138cm" svg:x="14.007cm" svg:y="2.922cm" svg:viewBox="0 0 138 139" svg:d="M0 70c0-38 31-70 70-70 37 0 68 32 68 70s-31 69-68 69c-39 0-70-31-70-69z">
          <text:p/>
        </draw:path>
        <draw:path draw:style-name="gr8" draw:text-style-name="P4" draw:layer="layout" svg:width="0.138cm" svg:height="0.138cm" svg:x="13.854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3.854cm" svg:y="2.922cm" svg:viewBox="0 0 139 139" svg:d="M0 70c0-38 31-70 70-70 38 0 69 32 69 70s-31 69-69 69c-39 0-70-31-70-69z">
          <text:p/>
        </draw:path>
        <draw:path draw:style-name="gr8" draw:text-style-name="P4" draw:layer="layout" svg:width="0.137cm" svg:height="0.138cm" svg:x="14.007cm" svg:y="2.922cm" svg:viewBox="0 0 138 139" svg:d="M0 70c0-38 31-70 70-70 37 0 68 32 68 70s-31 69-68 69c-39 0-70-31-70-69z">
          <text:p/>
        </draw:path>
        <draw:path draw:style-name="gr9" draw:text-style-name="P2" draw:layer="layout" svg:width="0.137cm" svg:height="0.138cm" svg:x="14.007cm" svg:y="2.922cm" svg:viewBox="0 0 138 139" svg:d="M0 70c0-38 31-70 70-70 37 0 68 32 68 70s-31 69-68 69c-39 0-70-31-70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4.541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4.541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4.22cm" svg:y="2.922cm" svg:viewBox="0 0 139 139" svg:d="M0 70c0-38 31-70 69-70 39 0 70 32 70 70s-31 69-70 69c-38 0-69-31-69-69z">
          <text:p/>
        </draw:path>
        <draw:path draw:style-name="gr9" draw:text-style-name="P2" draw:layer="layout" svg:width="0.138cm" svg:height="0.138cm" svg:x="14.22cm" svg:y="2.922cm" svg:viewBox="0 0 139 139" svg:d="M0 70c0-38 31-70 69-70 39 0 70 32 70 70s-31 69-70 69c-38 0-69-31-69-69z">
          <text:p/>
        </draw:path>
        <draw:path draw:style-name="gr8" draw:text-style-name="P4" draw:layer="layout" svg:width="0.138cm" svg:height="0.138cm" svg:x="14.77cm" svg:y="2.922cm" svg:viewBox="0 0 139 139" svg:d="M0 70c0-38 31-70 68-70 39 0 71 32 71 70s-32 69-71 69c-37 0-68-31-68-69z">
          <text:p/>
        </draw:path>
        <draw:path draw:style-name="gr9" draw:text-style-name="P2" draw:layer="layout" svg:width="0.138cm" svg:height="0.138cm" svg:x="14.77cm" svg:y="2.922cm" svg:viewBox="0 0 139 139" svg:d="M0 70c0-38 31-70 68-70 39 0 71 32 71 70s-32 69-71 69c-37 0-68-31-68-69z">
          <text:p/>
        </draw:path>
        <draw:path draw:style-name="gr8" draw:text-style-name="P4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9" draw:text-style-name="P2" draw:layer="layout" svg:width="0.138cm" svg:height="0.138cm" svg:x="12.939cm" svg:y="2.922cm" svg:viewBox="0 0 139 139" svg:d="M0 70c0-38 32-70 69-70 39 0 70 32 70 70s-31 69-70 69c-37 0-69-31-69-69z">
          <text:p/>
        </draw:path>
        <draw:path draw:style-name="gr8" draw:text-style-name="P4" draw:layer="layout" svg:width="0.138cm" svg:height="0.138cm" svg:x="13.579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3.579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5.075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5.075cm" svg:y="2.922cm" svg:viewBox="0 0 139 139" svg:d="M0 70c0-38 31-70 70-70 38 0 69 32 69 70s-31 69-69 69c-39 0-70-31-70-69z">
          <text:p/>
        </draw:path>
        <draw:path draw:style-name="gr8" draw:text-style-name="P4" draw:layer="layout" svg:width="0.138cm" svg:height="0.138cm" svg:x="15.075cm" svg:y="2.922cm" svg:viewBox="0 0 139 139" svg:d="M0 70c0-38 31-70 70-70 38 0 69 32 69 70s-31 69-69 69c-39 0-70-31-70-69z">
          <text:p/>
        </draw:path>
        <draw:path draw:style-name="gr9" draw:text-style-name="P2" draw:layer="layout" svg:width="0.138cm" svg:height="0.138cm" svg:x="15.075cm" svg:y="2.922cm" svg:viewBox="0 0 139 139" svg:d="M0 70c0-38 31-70 70-70 38 0 69 32 69 70s-31 69-69 69c-39 0-70-31-70-69z">
          <text:p/>
        </draw:path>
        <draw:polyline draw:style-name="gr5" draw:text-style-name="P2" draw:layer="layout" svg:width="0cm" svg:height="0cm" svg:x="16.212cm" svg:y="2.991cm" svg:viewBox="0 0 0 0" draw:points="0,0">
          <text:p/>
        </draw:polyline>
        <draw:line draw:style-name="gr5" draw:text-style-name="P2" draw:layer="layout" svg:x1="15.848cm" svg:y1="2.991cm" svg:x2="15.411cm" svg:y2="2.991cm">
          <text:p/>
        </draw:line>
        <draw:polygon draw:style-name="gr10" draw:text-style-name="P5" draw:layer="layout" svg:width="0.364cm" svg:height="0.23cm" svg:x="15.848cm" svg:y="2.876cm" svg:viewBox="0 0 365 231" draw:points="365,231 0,231 0,0 365,0">
          <text:p/>
        </draw:polygon>
        <draw:line draw:style-name="gr7" draw:text-style-name="P2" draw:layer="layout" svg:x1="16.212cm" svg:y1="3.106cm" svg:x2="16.212cm" svg:y2="2.876cm">
          <text:p/>
        </draw:line>
        <draw:path draw:style-name="gr8" draw:text-style-name="P4" draw:layer="layout" svg:width="0.138cm" svg:height="0.138cm" svg:x="15.075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075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541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14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14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939cm" svg:y="2.615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2.939cm" svg:y="2.615cm" svg:viewBox="0 0 139 139" svg:d="M0 70c0-39 32-70 69-70 39 0 70 31 70 70 0 38-31 69-70 69-37 0-69-31-69-69z">
          <text:p/>
        </draw:path>
        <draw:path draw:style-name="gr8" draw:text-style-name="P4" draw:layer="layout" svg:width="0.137cm" svg:height="0.138cm" svg:x="14.007cm" svg:y="2.615cm" svg:viewBox="0 0 138 139" svg:d="M0 70c0-39 31-70 70-70 37 0 68 31 68 70 0 38-31 69-68 69-39 0-70-31-70-69z">
          <text:p/>
        </draw:path>
        <draw:path draw:style-name="gr9" draw:text-style-name="P2" draw:layer="layout" svg:width="0.137cm" svg:height="0.138cm" svg:x="14.007cm" svg:y="2.615cm" svg:viewBox="0 0 138 139" svg:d="M0 70c0-39 31-70 70-70 37 0 68 31 68 70 0 38-31 69-68 69-39 0-70-31-70-69z">
          <text:p/>
        </draw:path>
        <draw:path draw:style-name="gr8" draw:text-style-name="P4" draw:layer="layout" svg:width="0.138cm" svg:height="0.138cm" svg:x="14.861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4.861cm" svg:y="2.615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5.2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5.2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4.541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117cm" svg:y="2.615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5.117cm" svg:y="2.615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4.541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157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5.157cm" svg:y="2.615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4.993cm" svg:y="2.615cm" svg:viewBox="0 0 138 139" svg:d="M0 70c0-39 32-70 69-70 38 0 69 31 69 70 0 38-31 69-69 69-37 0-69-31-69-69z">
          <text:p/>
        </draw:path>
        <draw:path draw:style-name="gr9" draw:text-style-name="P2" draw:layer="layout" svg:width="0.137cm" svg:height="0.138cm" svg:x="14.993cm" svg:y="2.615cm" svg:viewBox="0 0 138 139" svg:d="M0 70c0-39 32-70 69-70 38 0 69 31 69 70 0 38-31 69-69 69-37 0-69-31-69-69z">
          <text:p/>
        </draw:path>
        <draw:path draw:style-name="gr8" draw:text-style-name="P4" draw:layer="layout" svg:width="0.138cm" svg:height="0.138cm" svg:x="15.242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5.242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5.006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5.006cm" svg:y="2.615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4.941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941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208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208cm" svg:y="2.615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837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4.837cm" svg:y="2.615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5.2cm" svg:y="2.615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5.2cm" svg:y="2.615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4.897cm" svg:y="2.615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4.897cm" svg:y="2.615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5.111cm" svg:y="2.615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5.111cm" svg:y="2.615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4.749cm" svg:y="2.615cm" svg:viewBox="0 0 139 139" svg:d="M0 70c0-39 32-70 70-70 37 0 69 31 69 70 0 38-32 69-69 69-38 0-70-31-70-69z">
          <text:p/>
        </draw:path>
        <draw:path draw:style-name="gr9" draw:text-style-name="P2" draw:layer="layout" svg:width="0.138cm" svg:height="0.138cm" svg:x="14.749cm" svg:y="2.615cm" svg:viewBox="0 0 139 139" svg:d="M0 70c0-39 32-70 70-70 37 0 69 31 69 70 0 38-32 69-69 69-38 0-70-31-70-69z">
          <text:p/>
        </draw:path>
        <draw:path draw:style-name="gr8" draw:text-style-name="P4" draw:layer="layout" svg:width="0.138cm" svg:height="0.138cm" svg:x="15.033cm" svg:y="2.615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5.033cm" svg:y="2.615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5.098cm" svg:y="2.615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098cm" svg:y="2.615cm" svg:viewBox="0 0 139 139" svg:d="M0 70c0-39 31-70 70-70 38 0 69 31 69 70 0 38-31 69-69 69-39 0-70-31-70-69z">
          <text:p/>
        </draw:path>
        <draw:path draw:style-name="gr8" draw:text-style-name="P4" draw:layer="layout" svg:width="0.137cm" svg:height="0.138cm" svg:x="14.104cm" svg:y="2.615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4.104cm" svg:y="2.615cm" svg:viewBox="0 0 138 139" svg:d="M0 70c0-39 31-70 69-70s69 31 69 70c0 38-31 69-69 69s-69-31-69-69z">
          <text:p/>
        </draw:path>
        <draw:polyline draw:style-name="gr5" draw:text-style-name="P2" draw:layer="layout" svg:width="0cm" svg:height="0cm" svg:x="16.212cm" svg:y="2.684cm" svg:viewBox="0 0 0 0" draw:points="0,0">
          <text:p/>
        </draw:polyline>
        <draw:line draw:style-name="gr5" draw:text-style-name="P2" draw:layer="layout" svg:x1="15.891cm" svg:y1="2.684cm" svg:x2="15.411cm" svg:y2="2.684cm">
          <text:p/>
        </draw:line>
        <draw:polygon draw:style-name="gr11" draw:text-style-name="P6" draw:layer="layout" svg:width="0.321cm" svg:height="0.23cm" svg:x="15.891cm" svg:y="2.569cm" svg:viewBox="0 0 322 231" draw:points="322,231 0,231 0,0 322,0">
          <text:p/>
        </draw:polygon>
        <draw:line draw:style-name="gr7" draw:text-style-name="P2" draw:layer="layout" svg:x1="16.208cm" svg:y1="2.799cm" svg:x2="16.208cm" svg:y2="2.569cm">
          <text:p/>
        </draw:line>
        <draw:path draw:style-name="gr8" draw:text-style-name="P4" draw:layer="layout" svg:width="0.138cm" svg:height="0.138cm" svg:x="16.065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6.065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56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5.56cm" svg:y="2.30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4.541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2.939cm" svg:y="2.308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2.939cm" svg:y="2.308cm" svg:viewBox="0 0 139 139" svg:d="M0 70c0-39 32-70 69-70 39 0 70 31 70 70 0 38-31 69-70 69-37 0-69-31-69-69z">
          <text:p/>
        </draw:path>
        <draw:path draw:style-name="gr8" draw:text-style-name="P4" draw:layer="layout" svg:width="0.138cm" svg:height="0.138cm" svg:x="15.965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5.965cm" svg:y="2.308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6.015cm" svg:y="2.308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6.015cm" svg:y="2.308cm" svg:viewBox="0 0 138 139" svg:d="M0 70c0-39 31-70 69-70s69 31 69 70c0 38-31 69-69 69s-69-31-69-69z">
          <text:p/>
        </draw:path>
        <draw:path draw:style-name="gr8" draw:text-style-name="P4" draw:layer="layout" svg:width="0.138cm" svg:height="0.138cm" svg:x="15.914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914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342cm" svg:y="2.30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5.342cm" svg:y="2.30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05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6.05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4.978cm" svg:y="2.30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4.978cm" svg:y="2.30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5.075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075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884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884cm" svg:y="2.308cm" svg:viewBox="0 0 139 139" svg:d="M0 70c0-39 31-70 70-70 38 0 69 31 69 70 0 38-31 69-69 69-39 0-70-31-70-69z">
          <text:p/>
        </draw:path>
        <draw:path draw:style-name="gr8" draw:text-style-name="P4" draw:layer="layout" svg:width="0.137cm" svg:height="0.138cm" svg:x="14.104cm" svg:y="2.308cm" svg:viewBox="0 0 138 139" svg:d="M0 70c0-39 31-70 69-70s69 31 69 70c0 38-31 69-69 69s-69-31-69-69z">
          <text:p/>
        </draw:path>
        <draw:path draw:style-name="gr9" draw:text-style-name="P2" draw:layer="layout" svg:width="0.137cm" svg:height="0.138cm" svg:x="14.104cm" svg:y="2.308cm" svg:viewBox="0 0 138 139" svg:d="M0 70c0-39 31-70 69-70s69 31 69 70c0 38-31 69-69 69s-69-31-69-69z">
          <text:p/>
        </draw:path>
        <draw:path draw:style-name="gr8" draw:text-style-name="P4" draw:layer="layout" svg:width="0.138cm" svg:height="0.138cm" svg:x="15.075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075cm" svg:y="2.308cm" svg:viewBox="0 0 139 139" svg:d="M0 70c0-39 31-70 70-70 38 0 69 31 69 70 0 38-31 69-69 69-39 0-70-31-70-69z">
          <text:p/>
        </draw:path>
        <draw:path draw:style-name="gr8" draw:text-style-name="P4" draw:layer="layout" svg:width="0.137cm" svg:height="0.138cm" svg:x="14.007cm" svg:y="2.308cm" svg:viewBox="0 0 138 139" svg:d="M0 70c0-39 31-70 70-70 37 0 68 31 68 70 0 38-31 69-68 69-39 0-70-31-70-69z">
          <text:p/>
        </draw:path>
        <draw:path draw:style-name="gr9" draw:text-style-name="P2" draw:layer="layout" svg:width="0.137cm" svg:height="0.138cm" svg:x="14.007cm" svg:y="2.308cm" svg:viewBox="0 0 138 139" svg:d="M0 70c0-39 31-70 70-70 37 0 68 31 68 70 0 38-31 69-68 69-39 0-70-31-70-69z">
          <text:p/>
        </draw:path>
        <draw:path draw:style-name="gr8" draw:text-style-name="P4" draw:layer="layout" svg:width="0.138cm" svg:height="0.138cm" svg:x="14.861cm" svg:y="2.308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4.861cm" svg:y="2.308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4.741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4.741cm" svg:y="2.30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4.541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4.541cm" svg:y="2.308cm" svg:viewBox="0 0 139 139" svg:d="M0 70c0-39 31-70 70-70 38 0 69 31 69 70 0 38-31 69-69 69-39 0-70-31-70-69z">
          <text:p/>
        </draw:path>
        <draw:path draw:style-name="gr8" draw:text-style-name="P4" draw:layer="layout" svg:width="0.138cm" svg:height="0.138cm" svg:x="15.609cm" svg:y="2.308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5.609cm" svg:y="2.308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5.012cm" svg:y="2.308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5.012cm" svg:y="2.308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2.939cm" svg:y="2.308cm" svg:viewBox="0 0 139 139" svg:d="M0 70c0-39 32-70 69-70 39 0 70 31 70 70 0 38-31 69-70 69-37 0-69-31-69-69z">
          <text:p/>
        </draw:path>
        <draw:path draw:style-name="gr9" draw:text-style-name="P2" draw:layer="layout" svg:width="0.138cm" svg:height="0.138cm" svg:x="12.939cm" svg:y="2.308cm" svg:viewBox="0 0 139 139" svg:d="M0 70c0-39 32-70 69-70 39 0 70 31 70 70 0 38-31 69-70 69-37 0-69-31-69-69z">
          <text:p/>
        </draw:path>
        <draw:path draw:style-name="gr8" draw:text-style-name="P4" draw:layer="layout" svg:width="0.138cm" svg:height="0.138cm" svg:x="15.502cm" svg:y="2.308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5.502cm" svg:y="2.308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6.212cm" svg:y="2.378cm" svg:viewBox="0 0 0 0" draw:points="0,0">
          <text:p/>
        </draw:polyline>
        <draw:line draw:style-name="gr5" draw:text-style-name="P2" draw:layer="layout" svg:x1="16.193cm" svg:y1="2.378cm" svg:x2="16.174cm" svg:y2="2.378cm">
          <text:p/>
        </draw:line>
        <draw:polygon draw:style-name="gr12" draw:text-style-name="P7" draw:layer="layout" svg:width="0.019cm" svg:height="0.23cm" svg:x="16.193cm" svg:y="2.263cm" svg:viewBox="0 0 20 231" draw:points="20,231 0,231 0,0 20,0">
          <text:p/>
        </draw:polygon>
        <draw:line draw:style-name="gr7" draw:text-style-name="P2" draw:layer="layout" svg:x1="16.212cm" svg:y1="2.493cm" svg:x2="16.212cm" svg:y2="2.263cm">
          <text:p/>
        </draw:line>
        <draw:polygon draw:style-name="gr13" draw:text-style-name="P2" draw:layer="layout" svg:width="3.525cm" svg:height="1.289cm" svg:x="12.847cm" svg:y="2.193cm" svg:viewBox="0 0 3526 1290" draw:points="0,1290 3526,1290 3526,0 0,0">
          <text:p/>
        </draw:polygon>
        <draw:polygon draw:style-name="gr1" draw:text-style-name="P1" draw:layer="layout" svg:width="3.525cm" svg:height="1.288cm" svg:x="12.847cm" svg:y="3.587cm" svg:viewBox="0 0 3526 1289" draw:points="0,1289 3526,1289 3526,0 0,0">
          <text:p/>
        </draw:polygon>
        <draw:line draw:style-name="gr3" draw:text-style-name="P2" draw:layer="layout" svg:x1="13.328cm" svg:y1="4.875cm" svg:x2="13.328cm" svg:y2="3.587cm">
          <text:p/>
        </draw:line>
        <draw:line draw:style-name="gr3" draw:text-style-name="P2" draw:layer="layout" svg:x1="13.969cm" svg:y1="4.875cm" svg:x2="13.969cm" svg:y2="3.587cm">
          <text:p/>
        </draw:line>
        <draw:line draw:style-name="gr3" draw:text-style-name="P2" draw:layer="layout" svg:x1="14.61cm" svg:y1="4.875cm" svg:x2="14.61cm" svg:y2="3.587cm">
          <text:p/>
        </draw:line>
        <draw:line draw:style-name="gr3" draw:text-style-name="P2" draw:layer="layout" svg:x1="15.25cm" svg:y1="4.875cm" svg:x2="15.25cm" svg:y2="3.587cm">
          <text:p/>
        </draw:line>
        <draw:line draw:style-name="gr3" draw:text-style-name="P2" draw:layer="layout" svg:x1="15.891cm" svg:y1="4.875cm" svg:x2="15.891cm" svg:y2="3.587cm">
          <text:p/>
        </draw:line>
        <draw:line draw:style-name="gr4" draw:text-style-name="P2" draw:layer="layout" svg:x1="12.847cm" svg:y1="4.691cm" svg:x2="16.372cm" svg:y2="4.691cm">
          <text:p/>
        </draw:line>
        <draw:line draw:style-name="gr4" draw:text-style-name="P2" draw:layer="layout" svg:x1="12.847cm" svg:y1="4.385cm" svg:x2="16.372cm" svg:y2="4.385cm">
          <text:p/>
        </draw:line>
        <draw:line draw:style-name="gr4" draw:text-style-name="P2" draw:layer="layout" svg:x1="12.847cm" svg:y1="4.078cm" svg:x2="16.372cm" svg:y2="4.078cm">
          <text:p/>
        </draw:line>
        <draw:line draw:style-name="gr4" draw:text-style-name="P2" draw:layer="layout" svg:x1="12.847cm" svg:y1="3.771cm" svg:x2="16.372cm" svg:y2="3.771cm">
          <text:p/>
        </draw:line>
        <draw:line draw:style-name="gr4" draw:text-style-name="P2" draw:layer="layout" svg:x1="13.007cm" svg:y1="4.875cm" svg:x2="13.007cm" svg:y2="3.587cm">
          <text:p/>
        </draw:line>
        <draw:line draw:style-name="gr4" draw:text-style-name="P2" draw:layer="layout" svg:x1="13.648cm" svg:y1="4.875cm" svg:x2="13.648cm" svg:y2="3.587cm">
          <text:p/>
        </draw:line>
        <draw:line draw:style-name="gr4" draw:text-style-name="P2" draw:layer="layout" svg:x1="14.289cm" svg:y1="4.875cm" svg:x2="14.289cm" svg:y2="3.587cm">
          <text:p/>
        </draw:line>
        <draw:line draw:style-name="gr4" draw:text-style-name="P2" draw:layer="layout" svg:x1="14.93cm" svg:y1="4.875cm" svg:x2="14.93cm" svg:y2="3.587cm">
          <text:p/>
        </draw:line>
        <draw:line draw:style-name="gr4" draw:text-style-name="P2" draw:layer="layout" svg:x1="15.571cm" svg:y1="4.875cm" svg:x2="15.571cm" svg:y2="3.587cm">
          <text:p/>
        </draw:line>
        <draw:line draw:style-name="gr4" draw:text-style-name="P2" draw:layer="layout" svg:x1="16.212cm" svg:y1="4.875cm" svg:x2="16.212cm" svg:y2="3.587cm">
          <text:p/>
        </draw:line>
        <draw:path draw:style-name="gr8" draw:text-style-name="P4" draw:layer="layout" svg:width="0.138cm" svg:height="0.138cm" svg:x="16.09cm" svg:y="4.622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9cm" svg:y="4.622cm" svg:viewBox="0 0 139 139" svg:d="M0 69c0-38 32-69 70-69s69 31 69 69c0 39-31 70-69 70s-70-31-70-70z">
          <text:p/>
        </draw:path>
        <draw:path draw:style-name="gr8" draw:text-style-name="P4" draw:layer="layout" svg:width="0.137cm" svg:height="0.138cm" svg:x="16.124cm" svg:y="4.622cm" svg:viewBox="0 0 138 139" svg:d="M0 69c0-38 31-69 69-69 37 0 69 31 69 69 0 39-32 70-69 70-38 0-69-31-69-70z">
          <text:p/>
        </draw:path>
        <draw:path draw:style-name="gr9" draw:text-style-name="P2" draw:layer="layout" svg:width="0.137cm" svg:height="0.138cm" svg:x="16.124cm" svg:y="4.622cm" svg:viewBox="0 0 138 139" svg:d="M0 69c0-38 31-69 69-69 37 0 69 31 69 69 0 39-32 70-69 70-38 0-69-31-69-70z">
          <text:p/>
        </draw:path>
        <draw:path draw:style-name="gr8" draw:text-style-name="P4" draw:layer="layout" svg:width="0.138cm" svg:height="0.138cm" svg:x="16.132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6.132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6.125cm" svg:y="4.622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5cm" svg:y="4.622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28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8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096cm" svg:y="4.622cm" svg:viewBox="0 0 139 139" svg:d="M0 69c0-38 32-69 71-69 37 0 68 31 68 69 0 39-31 70-68 70-39 0-71-31-71-70z">
          <text:p/>
        </draw:path>
        <draw:path draw:style-name="gr9" draw:text-style-name="P2" draw:layer="layout" svg:width="0.138cm" svg:height="0.138cm" svg:x="16.096cm" svg:y="4.622cm" svg:viewBox="0 0 139 139" svg:d="M0 69c0-38 32-69 71-69 37 0 68 31 68 69 0 39-31 70-68 70-39 0-71-31-71-70z">
          <text:p/>
        </draw:path>
        <draw:path draw:style-name="gr8" draw:text-style-name="P4" draw:layer="layout" svg:width="0.138cm" svg:height="0.138cm" svg:x="16.096cm" svg:y="4.622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96cm" svg:y="4.622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6.128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8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22cm" svg:y="4.622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2cm" svg:y="4.622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052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6.052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6.115cm" svg:y="4.622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15cm" svg:y="4.622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091cm" svg:y="4.622cm" svg:viewBox="0 0 139 139" svg:d="M0 69c0-38 33-69 71-69 37 0 68 31 68 69 0 39-31 70-68 70-38 0-71-31-71-70z">
          <text:p/>
        </draw:path>
        <draw:path draw:style-name="gr9" draw:text-style-name="P2" draw:layer="layout" svg:width="0.138cm" svg:height="0.138cm" svg:x="16.091cm" svg:y="4.622cm" svg:viewBox="0 0 139 139" svg:d="M0 69c0-38 33-69 71-69 37 0 68 31 68 69 0 39-31 70-68 70-38 0-71-31-71-70z">
          <text:p/>
        </draw:path>
        <draw:path draw:style-name="gr8" draw:text-style-name="P4" draw:layer="layout" svg:width="0.138cm" svg:height="0.138cm" svg:x="16.128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8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2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2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6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6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9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9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9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6.139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6.134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4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9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6.139cm" svg:y="4.622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6.12cm" svg:y="4.622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cm" svg:y="4.622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9cm" svg:y="4.622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9cm" svg:y="4.622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055cm" svg:y="4.622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6.055cm" svg:y="4.622cm" svg:viewBox="0 0 139 139" svg:d="M0 69c0-38 31-69 70-69 38 0 69 31 69 69 0 39-31 70-69 70-39 0-70-31-70-70z">
          <text:p/>
        </draw:path>
        <draw:polyline draw:style-name="gr5" draw:text-style-name="P2" draw:layer="layout" svg:width="0cm" svg:height="0cm" svg:x="16.212cm" svg:y="4.691cm" svg:viewBox="0 0 0 0" draw:points="0,0">
          <text:p/>
        </draw:polyline>
        <draw:polyline draw:style-name="gr5" draw:text-style-name="P2" draw:layer="layout" svg:width="0cm" svg:height="0cm" svg:x="16.211cm" svg:y="4.691cm" svg:viewBox="0 0 0 0" draw:points="0,0">
          <text:p/>
        </draw:polyline>
        <draw:polygon draw:style-name="gr6" draw:text-style-name="P3" draw:layer="layout" svg:width="0cm" svg:height="0.229cm" svg:x="16.211cm" svg:y="4.576cm" svg:viewBox="0 0 1 230" draw:points="1,230 0,230 0,0 1,0">
          <text:p/>
        </draw:polygon>
        <draw:line draw:style-name="gr7" draw:text-style-name="P2" draw:layer="layout" svg:x1="16.212cm" svg:y1="4.806cm" svg:x2="16.212cm" svg:y2="4.576cm">
          <text:p/>
        </draw:line>
        <draw:path draw:style-name="gr8" draw:text-style-name="P4" draw:layer="layout" svg:width="0.138cm" svg:height="0.138cm" svg:x="16.138cm" svg:y="4.316cm" svg:viewBox="0 0 139 139" svg:d="M0 69c0-38 31-69 70-69 38 0 69 31 69 69s-31 70-69 70c-39 0-70-32-70-70z">
          <text:p/>
        </draw:path>
        <draw:path draw:style-name="gr9" draw:text-style-name="P2" draw:layer="layout" svg:width="0.138cm" svg:height="0.138cm" svg:x="16.138cm" svg:y="4.316cm" svg:viewBox="0 0 139 139" svg:d="M0 69c0-38 31-69 70-69 38 0 69 31 69 69s-31 70-69 70c-39 0-70-32-70-70z">
          <text:p/>
        </draw:path>
        <draw:path draw:style-name="gr8" draw:text-style-name="P4" draw:layer="layout" svg:width="0.137cm" svg:height="0.138cm" svg:x="16.13cm" svg:y="4.316cm" svg:viewBox="0 0 138 139" svg:d="M0 69c0-38 31-69 68-69 39 0 70 31 70 69s-31 70-70 70c-37 0-68-32-68-70z">
          <text:p/>
        </draw:path>
        <draw:path draw:style-name="gr9" draw:text-style-name="P2" draw:layer="layout" svg:width="0.137cm" svg:height="0.138cm" svg:x="16.13cm" svg:y="4.316cm" svg:viewBox="0 0 138 139" svg:d="M0 69c0-38 31-69 68-69 39 0 70 31 70 69s-31 70-70 70c-37 0-68-32-68-70z">
          <text:p/>
        </draw:path>
        <draw:path draw:style-name="gr8" draw:text-style-name="P4" draw:layer="layout" svg:width="0.138cm" svg:height="0.138cm" svg:x="16.106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6.106cm" svg:y="4.316cm" svg:viewBox="0 0 139 139" svg:d="M0 69c0-38 31-69 69-69s70 31 70 69-32 70-70 70-69-32-69-70z">
          <text:p/>
        </draw:path>
        <draw:path draw:style-name="gr8" draw:text-style-name="P4" draw:layer="layout" svg:width="0.138cm" svg:height="0.138cm" svg:x="16.132cm" svg:y="4.316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2cm" svg:y="4.316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15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6.115cm" svg:y="4.316cm" svg:viewBox="0 0 139 139" svg:d="M0 69c0-38 31-69 69-69s70 31 70 69-32 70-70 70-69-32-69-70z">
          <text:p/>
        </draw:path>
        <draw:path draw:style-name="gr8" draw:text-style-name="P4" draw:layer="layout" svg:width="0.139cm" svg:height="0.138cm" svg:x="16.097cm" svg:y="4.316cm" svg:viewBox="0 0 140 139" svg:d="M0 69c0-38 32-69 70-69s70 31 70 69-32 70-70 70-70-32-70-70z">
          <text:p/>
        </draw:path>
        <draw:path draw:style-name="gr9" draw:text-style-name="P2" draw:layer="layout" svg:width="0.139cm" svg:height="0.138cm" svg:x="16.097cm" svg:y="4.316cm" svg:viewBox="0 0 140 139" svg:d="M0 69c0-38 32-69 70-69s70 31 70 69-32 70-70 70-70-32-70-70z">
          <text:p/>
        </draw:path>
        <draw:path draw:style-name="gr8" draw:text-style-name="P4" draw:layer="layout" svg:width="0.139cm" svg:height="0.138cm" svg:x="16.097cm" svg:y="4.316cm" svg:viewBox="0 0 140 139" svg:d="M0 69c0-38 33-69 70-69 38 0 70 31 70 69s-32 70-70 70c-37 0-70-32-70-70z">
          <text:p/>
        </draw:path>
        <draw:path draw:style-name="gr9" draw:text-style-name="P2" draw:layer="layout" svg:width="0.139cm" svg:height="0.138cm" svg:x="16.097cm" svg:y="4.316cm" svg:viewBox="0 0 140 139" svg:d="M0 69c0-38 33-69 70-69 38 0 70 31 70 69s-32 70-70 70c-37 0-70-32-70-70z">
          <text:p/>
        </draw:path>
        <draw:path draw:style-name="gr8" draw:text-style-name="P4" draw:layer="layout" svg:width="0.138cm" svg:height="0.138cm" svg:x="16.108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6.108cm" svg:y="4.316cm" svg:viewBox="0 0 139 139" svg:d="M0 69c0-38 31-69 69-69s70 31 70 69-32 70-70 70-69-32-69-70z">
          <text:p/>
        </draw:path>
        <draw:path draw:style-name="gr8" draw:text-style-name="P4" draw:layer="layout" svg:width="0.138cm" svg:height="0.138cm" svg:x="16.132cm" svg:y="4.316cm" svg:viewBox="0 0 139 139" svg:d="M0 69c0-38 31-69 68-69 40 0 71 31 71 69s-31 70-71 70c-37 0-68-32-68-70z">
          <text:p/>
        </draw:path>
        <draw:path draw:style-name="gr9" draw:text-style-name="P2" draw:layer="layout" svg:width="0.138cm" svg:height="0.138cm" svg:x="16.132cm" svg:y="4.316cm" svg:viewBox="0 0 139 139" svg:d="M0 69c0-38 31-69 68-69 40 0 71 31 71 69s-31 70-71 70c-37 0-68-32-68-70z">
          <text:p/>
        </draw:path>
        <draw:path draw:style-name="gr8" draw:text-style-name="P4" draw:layer="layout" svg:width="0.137cm" svg:height="0.138cm" svg:x="16.118cm" svg:y="4.316cm" svg:viewBox="0 0 138 139" svg:d="M0 69c0-38 30-69 68-69s70 31 70 69-32 70-70 70-68-32-68-70z">
          <text:p/>
        </draw:path>
        <draw:path draw:style-name="gr9" draw:text-style-name="P2" draw:layer="layout" svg:width="0.137cm" svg:height="0.138cm" svg:x="16.118cm" svg:y="4.316cm" svg:viewBox="0 0 138 139" svg:d="M0 69c0-38 30-69 68-69s70 31 70 69-32 70-70 70-68-32-68-70z">
          <text:p/>
        </draw:path>
        <draw:path draw:style-name="gr8" draw:text-style-name="P4" draw:layer="layout" svg:width="0.138cm" svg:height="0.138cm" svg:x="16.132cm" svg:y="4.316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2cm" svg:y="4.316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38cm" svg:y="4.316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8cm" svg:y="4.316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25cm" svg:y="4.316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5cm" svg:y="4.316cm" svg:viewBox="0 0 139 139" svg:d="M0 69c0-38 31-69 69-69s70 31 70 69-32 70-70 70-69-32-69-70z">
          <text:p/>
        </draw:path>
        <draw:path draw:style-name="gr8" draw:text-style-name="P4" draw:layer="layout" svg:width="0.137cm" svg:height="0.138cm" svg:x="16.136cm" svg:y="4.316cm" svg:viewBox="0 0 138 139" svg:d="M0 69c0-38 31-69 68-69 39 0 70 31 70 69s-31 70-70 70c-37 0-68-32-68-70z">
          <text:p/>
        </draw:path>
        <draw:path draw:style-name="gr9" draw:text-style-name="P2" draw:layer="layout" svg:width="0.137cm" svg:height="0.138cm" svg:x="16.136cm" svg:y="4.316cm" svg:viewBox="0 0 138 139" svg:d="M0 69c0-38 31-69 68-69 39 0 70 31 70 69s-31 70-70 70c-37 0-68-32-68-70z">
          <text:p/>
        </draw:path>
        <draw:path draw:style-name="gr8" draw:text-style-name="P4" draw:layer="layout" svg:width="0.138cm" svg:height="0.138cm" svg:x="16.046cm" svg:y="4.316cm" svg:viewBox="0 0 139 139" svg:d="M0 69c0-38 31-69 70-69 37 0 69 31 69 69s-32 70-69 70c-39 0-70-32-70-70z">
          <text:p/>
        </draw:path>
        <draw:path draw:style-name="gr9" draw:text-style-name="P2" draw:layer="layout" svg:width="0.138cm" svg:height="0.138cm" svg:x="16.046cm" svg:y="4.316cm" svg:viewBox="0 0 139 139" svg:d="M0 69c0-38 31-69 70-69 37 0 69 31 69 69s-32 70-69 70c-39 0-70-32-70-70z">
          <text:p/>
        </draw:path>
        <draw:path draw:style-name="gr8" draw:text-style-name="P4" draw:layer="layout" svg:width="0.138cm" svg:height="0.138cm" svg:x="15.685cm" svg:y="4.316cm" svg:viewBox="0 0 139 139" svg:d="M0 69c0-38 32-69 70-69s69 31 69 69-31 70-69 70-70-32-70-70z">
          <text:p/>
        </draw:path>
        <draw:path draw:style-name="gr9" draw:text-style-name="P2" draw:layer="layout" svg:width="0.138cm" svg:height="0.138cm" svg:x="15.685cm" svg:y="4.316cm" svg:viewBox="0 0 139 139" svg:d="M0 69c0-38 32-69 70-69s69 31 69 69-31 70-69 70-70-32-70-70z">
          <text:p/>
        </draw:path>
        <draw:path draw:style-name="gr8" draw:text-style-name="P4" draw:layer="layout" svg:width="0.138cm" svg:height="0.138cm" svg:x="16.089cm" svg:y="4.316cm" svg:viewBox="0 0 139 139" svg:d="M0 69c0-38 32-69 69-69 39 0 70 31 70 69s-31 70-70 70c-37 0-69-32-69-70z">
          <text:p/>
        </draw:path>
        <draw:path draw:style-name="gr9" draw:text-style-name="P2" draw:layer="layout" svg:width="0.138cm" svg:height="0.138cm" svg:x="16.089cm" svg:y="4.316cm" svg:viewBox="0 0 139 139" svg:d="M0 69c0-38 32-69 69-69 39 0 70 31 70 69s-31 70-70 70c-37 0-69-32-69-70z">
          <text:p/>
        </draw:path>
        <draw:path draw:style-name="gr8" draw:text-style-name="P4" draw:layer="layout" svg:width="0.138cm" svg:height="0.138cm" svg:x="16.138cm" svg:y="4.316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8cm" svg:y="4.316cm" svg:viewBox="0 0 139 139" svg:d="M0 69c0-38 31-69 69-69 39 0 70 31 70 69s-31 70-70 70c-38 0-69-32-69-70z">
          <text:p/>
        </draw:path>
        <draw:polyline draw:style-name="gr5" draw:text-style-name="P2" draw:layer="layout" svg:width="0cm" svg:height="0cm" svg:x="16.212cm" svg:y="4.385cm" svg:viewBox="0 0 0 0" draw:points="0,0">
          <text:p/>
        </draw:polyline>
        <draw:line draw:style-name="gr5" draw:text-style-name="P2" draw:layer="layout" svg:x1="16.21cm" svg:y1="4.385cm" svg:x2="16.208cm" svg:y2="4.385cm">
          <text:p/>
        </draw:line>
        <draw:polygon draw:style-name="gr10" draw:text-style-name="P5" draw:layer="layout" svg:width="0.003cm" svg:height="0.23cm" svg:x="16.21cm" svg:y="4.27cm" svg:viewBox="0 0 4 231" draw:points="4,231 0,231 0,0 4,0">
          <text:p/>
        </draw:polygon>
        <draw:line draw:style-name="gr7" draw:text-style-name="P2" draw:layer="layout" svg:x1="16.212cm" svg:y1="4.5cm" svg:x2="16.212cm" svg:y2="4.27cm">
          <text:p/>
        </draw:line>
        <draw:path draw:style-name="gr8" draw:text-style-name="P4" draw:layer="layout" svg:width="0.138cm" svg:height="0.138cm" svg:x="16.116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6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92cm" svg:y="4.00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6.092cm" svg:y="4.00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6.113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3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6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6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15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5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08cm" svg:y="4.009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6.108cm" svg:y="4.009cm" svg:viewBox="0 0 139 139" svg:d="M0 70c0-39 31-70 68-70 39 0 71 31 71 70 0 38-32 69-71 69-37 0-68-31-68-69z">
          <text:p/>
        </draw:path>
        <draw:path draw:style-name="gr8" draw:text-style-name="P4" draw:layer="layout" svg:width="0.138cm" svg:height="0.138cm" svg:x="16.127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7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95cm" svg:y="4.009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6.095cm" svg:y="4.009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6.127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7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4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4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19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9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6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6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2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2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09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09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7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7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16cm" svg:y="4.009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6cm" svg:y="4.009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64cm" svg:y="4.009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6.064cm" svg:y="4.009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6.212cm" svg:y="4.078cm" svg:viewBox="0 0 0 0" draw:points="0,0">
          <text:p/>
        </draw:polyline>
        <draw:line draw:style-name="gr5" draw:text-style-name="P2" draw:layer="layout" svg:x1="16.208cm" svg:y1="4.078cm" svg:x2="16.202cm" svg:y2="4.078cm">
          <text:p/>
        </draw:line>
        <draw:polygon draw:style-name="gr11" draw:text-style-name="P6" draw:layer="layout" svg:width="0.004cm" svg:height="0.23cm" svg:x="16.208cm" svg:y="3.963cm" svg:viewBox="0 0 5 231" draw:points="5,231 0,231 0,0 5,0">
          <text:p/>
        </draw:polygon>
        <draw:line draw:style-name="gr7" draw:text-style-name="P2" draw:layer="layout" svg:x1="16.212cm" svg:y1="4.193cm" svg:x2="16.212cm" svg:y2="3.963cm">
          <text:p/>
        </draw:line>
        <draw:path draw:style-name="gr8" draw:text-style-name="P4" draw:layer="layout" svg:width="0.138cm" svg:height="0.138cm" svg:x="16.125cm" svg:y="3.702cm" svg:viewBox="0 0 139 139" svg:d="M0 70c0-39 31-70 68-70 39 0 71 31 71 70 0 38-32 69-71 69-37 0-68-31-68-69z">
          <text:p/>
        </draw:path>
        <draw:path draw:style-name="gr9" draw:text-style-name="P2" draw:layer="layout" svg:width="0.138cm" svg:height="0.138cm" svg:x="16.125cm" svg:y="3.702cm" svg:viewBox="0 0 139 139" svg:d="M0 70c0-39 31-70 68-70 39 0 71 31 71 70 0 38-32 69-71 69-37 0-68-31-68-69z">
          <text:p/>
        </draw:path>
        <draw:path draw:style-name="gr8" draw:text-style-name="P4" draw:layer="layout" svg:width="0.137cm" svg:height="0.138cm" svg:x="16.124cm" svg:y="3.702cm" svg:viewBox="0 0 138 139" svg:d="M0 70c0-39 31-70 68-70 38 0 70 31 70 70 0 38-32 69-70 69-37 0-68-31-68-69z">
          <text:p/>
        </draw:path>
        <draw:path draw:style-name="gr9" draw:text-style-name="P2" draw:layer="layout" svg:width="0.137cm" svg:height="0.138cm" svg:x="16.124cm" svg:y="3.702cm" svg:viewBox="0 0 138 139" svg:d="M0 70c0-39 31-70 68-70 38 0 70 31 70 70 0 38-32 69-70 69-37 0-68-31-68-69z">
          <text:p/>
        </draw:path>
        <draw:path draw:style-name="gr8" draw:text-style-name="P4" draw:layer="layout" svg:width="0.138cm" svg:height="0.138cm" svg:x="16.134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4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22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2cm" svg:y="3.702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5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5cm" svg:y="3.702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17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7cm" svg:y="3.702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093cm" svg:y="3.702cm" svg:viewBox="0 0 139 139" svg:d="M0 70c0-39 32-70 70-70s69 31 69 70c0 38-31 69-69 69s-70-31-70-69z">
          <text:p/>
        </draw:path>
        <draw:path draw:style-name="gr9" draw:text-style-name="P2" draw:layer="layout" svg:width="0.138cm" svg:height="0.138cm" svg:x="16.093cm" svg:y="3.702cm" svg:viewBox="0 0 139 139" svg:d="M0 70c0-39 32-70 70-70s69 31 69 70c0 38-31 69-69 69s-70-31-70-69z">
          <text:p/>
        </draw:path>
        <draw:path draw:style-name="gr8" draw:text-style-name="P4" draw:layer="layout" svg:width="0.138cm" svg:height="0.138cm" svg:x="16.107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07cm" svg:y="3.702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2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2cm" svg:y="3.702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6.096cm" svg:y="3.702cm" svg:viewBox="0 0 138 139" svg:d="M0 70c0-39 31-70 69-70 39 0 69 31 69 70 0 38-30 69-69 69-38 0-69-31-69-69z">
          <text:p/>
        </draw:path>
        <draw:path draw:style-name="gr9" draw:text-style-name="P2" draw:layer="layout" svg:width="0.137cm" svg:height="0.138cm" svg:x="16.096cm" svg:y="3.702cm" svg:viewBox="0 0 138 139" svg:d="M0 70c0-39 31-70 69-70 39 0 69 31 69 70 0 38-30 69-69 69-38 0-69-31-69-69z">
          <text:p/>
        </draw:path>
        <draw:path draw:style-name="gr8" draw:text-style-name="P4" draw:layer="layout" svg:width="0.138cm" svg:height="0.138cm" svg:x="16.134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4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28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28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4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4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19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9cm" svg:y="3.702cm" svg:viewBox="0 0 139 139" svg:d="M0 70c0-39 31-70 69-70s70 31 70 70c0 38-32 69-70 69s-69-31-69-69z">
          <text:p/>
        </draw:path>
        <draw:path draw:style-name="gr8" draw:text-style-name="P4" draw:layer="layout" svg:width="0.137cm" svg:height="0.138cm" svg:x="16.111cm" svg:y="3.702cm" svg:viewBox="0 0 138 139" svg:d="M0 70c0-39 31-70 68-70 38 0 70 31 70 70 0 38-32 69-70 69-37 0-68-31-68-69z">
          <text:p/>
        </draw:path>
        <draw:path draw:style-name="gr9" draw:text-style-name="P2" draw:layer="layout" svg:width="0.137cm" svg:height="0.138cm" svg:x="16.111cm" svg:y="3.702cm" svg:viewBox="0 0 138 139" svg:d="M0 70c0-39 31-70 68-70 38 0 70 31 70 70 0 38-32 69-70 69-37 0-68-31-68-69z">
          <text:p/>
        </draw:path>
        <draw:path draw:style-name="gr8" draw:text-style-name="P4" draw:layer="layout" svg:width="0.138cm" svg:height="0.138cm" svg:x="16.125cm" svg:y="3.702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5cm" svg:y="3.702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33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3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084cm" svg:y="3.702cm" svg:viewBox="0 0 139 139" svg:d="M0 70c0-39 32-70 71-70 37 0 68 31 68 70 0 38-31 69-68 69-39 0-71-31-71-69z">
          <text:p/>
        </draw:path>
        <draw:path draw:style-name="gr9" draw:text-style-name="P2" draw:layer="layout" svg:width="0.138cm" svg:height="0.138cm" svg:x="16.084cm" svg:y="3.702cm" svg:viewBox="0 0 139 139" svg:d="M0 70c0-39 32-70 71-70 37 0 68 31 68 70 0 38-31 69-68 69-39 0-71-31-71-69z">
          <text:p/>
        </draw:path>
        <draw:path draw:style-name="gr8" draw:text-style-name="P4" draw:layer="layout" svg:width="0.138cm" svg:height="0.138cm" svg:x="16.121cm" svg:y="3.702cm" svg:viewBox="0 0 139 139" svg:d="M0 70c0-39 31-70 70-70 37 0 69 31 69 70 0 38-32 69-69 69-39 0-70-31-70-69z">
          <text:p/>
        </draw:path>
        <draw:path draw:style-name="gr9" draw:text-style-name="P2" draw:layer="layout" svg:width="0.138cm" svg:height="0.138cm" svg:x="16.121cm" svg:y="3.702cm" svg:viewBox="0 0 139 139" svg:d="M0 70c0-39 31-70 70-70 37 0 69 31 69 70 0 38-32 69-69 69-39 0-70-31-70-69z">
          <text:p/>
        </draw:path>
        <draw:path draw:style-name="gr8" draw:text-style-name="P4" draw:layer="layout" svg:width="0.138cm" svg:height="0.138cm" svg:x="16.139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9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3.702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9cm" svg:y="3.702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3.702cm" svg:viewBox="0 0 139 139" svg:d="M0 70c0-39 31-70 69-70 39 0 70 31 70 70 0 38-31 69-70 69-38 0-69-31-69-69z">
          <text:p/>
        </draw:path>
        <draw:polyline draw:style-name="gr5" draw:text-style-name="P2" draw:layer="layout" svg:width="0cm" svg:height="0cm" svg:x="16.212cm" svg:y="3.771cm" svg:viewBox="0 0 0 0" draw:points="0,0">
          <text:p/>
        </draw:polyline>
        <draw:polyline draw:style-name="gr5" draw:text-style-name="P2" draw:layer="layout" svg:width="0cm" svg:height="0cm" svg:x="16.212cm" svg:y="3.771cm" svg:viewBox="0 0 0 0" draw:points="0,0">
          <text:p/>
        </draw:polyline>
        <draw:polygon draw:style-name="gr12" draw:text-style-name="P7" draw:layer="layout" svg:width="0cm" svg:height="0.229cm" svg:x="16.212cm" svg:y="3.656cm" svg:viewBox="0 0 0 230" draw:points="0,230 0,0">
          <text:p/>
        </draw:polygon>
        <draw:line draw:style-name="gr7" draw:text-style-name="P2" draw:layer="layout" svg:x1="16.212cm" svg:y1="3.886cm" svg:x2="16.212cm" svg:y2="3.656cm">
          <text:p/>
        </draw:line>
        <draw:polygon draw:style-name="gr13" draw:text-style-name="P2" draw:layer="layout" svg:width="3.525cm" svg:height="1.288cm" svg:x="12.847cm" svg:y="3.587cm" svg:viewBox="0 0 3526 1289" draw:points="0,1289 3526,1289 3526,0 0,0">
          <text:p/>
        </draw:polygon>
        <draw:polygon draw:style-name="gr1" draw:text-style-name="P1" draw:layer="layout" svg:width="3.525cm" svg:height="1.288cm" svg:x="12.847cm" svg:y="4.981cm" svg:viewBox="0 0 3526 1289" draw:points="0,1289 3526,1289 3526,0 0,0">
          <text:p/>
        </draw:polygon>
        <draw:line draw:style-name="gr3" draw:text-style-name="P2" draw:layer="layout" svg:x1="13.328cm" svg:y1="6.269cm" svg:x2="13.328cm" svg:y2="4.981cm">
          <text:p/>
        </draw:line>
        <draw:line draw:style-name="gr3" draw:text-style-name="P2" draw:layer="layout" svg:x1="13.969cm" svg:y1="6.269cm" svg:x2="13.969cm" svg:y2="4.981cm">
          <text:p/>
        </draw:line>
        <draw:line draw:style-name="gr3" draw:text-style-name="P2" draw:layer="layout" svg:x1="14.61cm" svg:y1="6.269cm" svg:x2="14.61cm" svg:y2="4.981cm">
          <text:p/>
        </draw:line>
        <draw:line draw:style-name="gr3" draw:text-style-name="P2" draw:layer="layout" svg:x1="15.25cm" svg:y1="6.269cm" svg:x2="15.25cm" svg:y2="4.981cm">
          <text:p/>
        </draw:line>
        <draw:line draw:style-name="gr3" draw:text-style-name="P2" draw:layer="layout" svg:x1="15.891cm" svg:y1="6.269cm" svg:x2="15.891cm" svg:y2="4.981cm">
          <text:p/>
        </draw:line>
        <draw:line draw:style-name="gr4" draw:text-style-name="P2" draw:layer="layout" svg:x1="12.847cm" svg:y1="6.085cm" svg:x2="16.372cm" svg:y2="6.085cm">
          <text:p/>
        </draw:line>
        <draw:line draw:style-name="gr4" draw:text-style-name="P2" draw:layer="layout" svg:x1="12.847cm" svg:y1="5.778cm" svg:x2="16.372cm" svg:y2="5.778cm">
          <text:p/>
        </draw:line>
        <draw:line draw:style-name="gr4" draw:text-style-name="P2" draw:layer="layout" svg:x1="12.847cm" svg:y1="5.471cm" svg:x2="16.372cm" svg:y2="5.471cm">
          <text:p/>
        </draw:line>
        <draw:line draw:style-name="gr4" draw:text-style-name="P2" draw:layer="layout" svg:x1="12.847cm" svg:y1="5.165cm" svg:x2="16.372cm" svg:y2="5.165cm">
          <text:p/>
        </draw:line>
        <draw:line draw:style-name="gr4" draw:text-style-name="P2" draw:layer="layout" svg:x1="13.007cm" svg:y1="6.269cm" svg:x2="13.007cm" svg:y2="4.981cm">
          <text:p/>
        </draw:line>
        <draw:line draw:style-name="gr4" draw:text-style-name="P2" draw:layer="layout" svg:x1="13.648cm" svg:y1="6.269cm" svg:x2="13.648cm" svg:y2="4.981cm">
          <text:p/>
        </draw:line>
        <draw:line draw:style-name="gr4" draw:text-style-name="P2" draw:layer="layout" svg:x1="14.289cm" svg:y1="6.269cm" svg:x2="14.289cm" svg:y2="4.981cm">
          <text:p/>
        </draw:line>
        <draw:line draw:style-name="gr4" draw:text-style-name="P2" draw:layer="layout" svg:x1="14.93cm" svg:y1="6.269cm" svg:x2="14.93cm" svg:y2="4.981cm">
          <text:p/>
        </draw:line>
        <draw:line draw:style-name="gr4" draw:text-style-name="P2" draw:layer="layout" svg:x1="15.571cm" svg:y1="6.269cm" svg:x2="15.571cm" svg:y2="4.981cm">
          <text:p/>
        </draw:line>
        <draw:line draw:style-name="gr4" draw:text-style-name="P2" draw:layer="layout" svg:x1="16.212cm" svg:y1="6.269cm" svg:x2="16.212cm" svg:y2="4.981cm">
          <text:p/>
        </draw:line>
        <draw:path draw:style-name="gr8" draw:text-style-name="P4" draw:layer="layout" svg:width="0.138cm" svg:height="0.138cm" svg:x="16.133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3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29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9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cm" svg:y="6.016cm" svg:viewBox="0 0 139 139" svg:d="M0 69c0-38 31-69 68-69 38 0 71 31 71 69 0 39-33 70-71 70-37 0-68-31-68-70z">
          <text:p/>
        </draw:path>
        <draw:path draw:style-name="gr9" draw:text-style-name="P2" draw:layer="layout" svg:width="0.138cm" svg:height="0.138cm" svg:x="16.1cm" svg:y="6.016cm" svg:viewBox="0 0 139 139" svg:d="M0 69c0-38 31-69 68-69 38 0 71 31 71 69 0 39-33 70-71 70-37 0-68-31-68-70z">
          <text:p/>
        </draw:path>
        <draw:path draw:style-name="gr8" draw:text-style-name="P4" draw:layer="layout" svg:width="0.138cm" svg:height="0.138cm" svg:x="16.128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8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27cm" svg:y="6.016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7cm" svg:y="6.016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6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6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089cm" svg:y="6.016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89cm" svg:y="6.016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6.128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28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085cm" svg:y="6.016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85cm" svg:y="6.016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6.082cm" svg:y="6.016cm" svg:viewBox="0 0 139 139" svg:d="M0 69c0-38 32-69 70-69s69 31 69 69c0 39-31 70-69 70s-70-31-70-70z">
          <text:p/>
        </draw:path>
        <draw:path draw:style-name="gr9" draw:text-style-name="P2" draw:layer="layout" svg:width="0.138cm" svg:height="0.138cm" svg:x="16.082cm" svg:y="6.016cm" svg:viewBox="0 0 139 139" svg:d="M0 69c0-38 32-69 70-69s69 31 69 69c0 39-31 70-69 70s-70-31-70-70z">
          <text:p/>
        </draw:path>
        <draw:path draw:style-name="gr8" draw:text-style-name="P4" draw:layer="layout" svg:width="0.138cm" svg:height="0.138cm" svg:x="16.139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9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5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5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08cm" svg:y="6.016cm" svg:viewBox="0 0 139 139" svg:d="M0 69c0-38 31-69 70-69 37 0 69 31 69 69 0 39-32 70-69 70-39 0-70-31-70-70z">
          <text:p/>
        </draw:path>
        <draw:path draw:style-name="gr9" draw:text-style-name="P2" draw:layer="layout" svg:width="0.138cm" svg:height="0.138cm" svg:x="16.108cm" svg:y="6.016cm" svg:viewBox="0 0 139 139" svg:d="M0 69c0-38 31-69 70-69 37 0 69 31 69 69 0 39-32 70-69 70-39 0-70-31-70-70z">
          <text:p/>
        </draw:path>
        <draw:path draw:style-name="gr8" draw:text-style-name="P4" draw:layer="layout" svg:width="0.138cm" svg:height="0.138cm" svg:x="16.126cm" svg:y="6.016cm" svg:viewBox="0 0 139 139" svg:d="M0 69c0-38 31-69 68-69 39 0 71 31 71 69 0 39-32 70-71 70-37 0-68-31-68-70z">
          <text:p/>
        </draw:path>
        <draw:path draw:style-name="gr9" draw:text-style-name="P2" draw:layer="layout" svg:width="0.138cm" svg:height="0.138cm" svg:x="16.126cm" svg:y="6.016cm" svg:viewBox="0 0 139 139" svg:d="M0 69c0-38 31-69 68-69 39 0 71 31 71 69 0 39-32 70-71 70-37 0-68-31-68-70z">
          <text:p/>
        </draw:path>
        <draw:path draw:style-name="gr8" draw:text-style-name="P4" draw:layer="layout" svg:width="0.138cm" svg:height="0.138cm" svg:x="16.13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26cm" svg:y="6.016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6cm" svg:y="6.016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9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9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39cm" svg:y="6.016cm" svg:viewBox="0 0 139 139" svg:d="M0 69c0-38 31-69 70-69 38 0 69 31 69 69 0 39-31 70-69 70-39 0-70-31-70-70z">
          <text:p/>
        </draw:path>
        <draw:path draw:style-name="gr9" draw:text-style-name="P2" draw:layer="layout" svg:width="0.138cm" svg:height="0.138cm" svg:x="16.139cm" svg:y="6.016cm" svg:viewBox="0 0 139 139" svg:d="M0 69c0-38 31-69 70-69 38 0 69 31 69 69 0 39-31 70-69 70-39 0-70-31-70-70z">
          <text:p/>
        </draw:path>
        <draw:path draw:style-name="gr8" draw:text-style-name="P4" draw:layer="layout" svg:width="0.138cm" svg:height="0.138cm" svg:x="16.136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6cm" svg:y="6.016cm" svg:viewBox="0 0 139 139" svg:d="M0 69c0-38 31-69 69-69 39 0 70 31 70 69 0 39-31 70-70 70-38 0-69-31-69-70z">
          <text:p/>
        </draw:path>
        <draw:path draw:style-name="gr8" draw:text-style-name="P4" draw:layer="layout" svg:width="0.138cm" svg:height="0.138cm" svg:x="16.126cm" svg:y="6.016cm" svg:viewBox="0 0 139 139" svg:d="M0 69c0-38 31-69 69-69s70 31 70 69c0 39-32 70-70 70s-69-31-69-70z">
          <text:p/>
        </draw:path>
        <draw:path draw:style-name="gr9" draw:text-style-name="P2" draw:layer="layout" svg:width="0.138cm" svg:height="0.138cm" svg:x="16.126cm" svg:y="6.016cm" svg:viewBox="0 0 139 139" svg:d="M0 69c0-38 31-69 69-69s70 31 70 69c0 39-32 70-70 70s-69-31-69-70z">
          <text:p/>
        </draw:path>
        <draw:path draw:style-name="gr8" draw:text-style-name="P4" draw:layer="layout" svg:width="0.138cm" svg:height="0.138cm" svg:x="16.139cm" svg:y="6.016cm" svg:viewBox="0 0 139 139" svg:d="M0 69c0-38 31-69 69-69 39 0 70 31 70 69 0 39-31 70-70 70-38 0-69-31-69-70z">
          <text:p/>
        </draw:path>
        <draw:path draw:style-name="gr9" draw:text-style-name="P2" draw:layer="layout" svg:width="0.138cm" svg:height="0.138cm" svg:x="16.139cm" svg:y="6.016cm" svg:viewBox="0 0 139 139" svg:d="M0 69c0-38 31-69 69-69 39 0 70 31 70 69 0 39-31 70-70 70-38 0-69-31-69-70z">
          <text:p/>
        </draw:path>
        <draw:polyline draw:style-name="gr5" draw:text-style-name="P2" draw:layer="layout" svg:width="0cm" svg:height="0cm" svg:x="16.212cm" svg:y="6.085cm" svg:viewBox="0 0 0 0" draw:points="0,0">
          <text:p/>
        </draw:polyline>
        <draw:polyline draw:style-name="gr5" draw:text-style-name="P2" draw:layer="layout" svg:width="0cm" svg:height="0cm" svg:x="16.212cm" svg:y="6.085cm" svg:viewBox="0 0 0 0" draw:points="0,0">
          <text:p/>
        </draw:polyline>
        <draw:polygon draw:style-name="gr6" draw:text-style-name="P3" draw:layer="layout" svg:width="0cm" svg:height="0.229cm" svg:x="16.212cm" svg:y="5.97cm" svg:viewBox="0 0 0 230" draw:points="0,230 0,0">
          <text:p/>
        </draw:polygon>
        <draw:line draw:style-name="gr7" draw:text-style-name="P2" draw:layer="layout" svg:x1="16.212cm" svg:y1="6.2cm" svg:x2="16.212cm" svg:y2="5.97cm">
          <text:p/>
        </draw:line>
        <draw:path draw:style-name="gr8" draw:text-style-name="P4" draw:layer="layout" svg:width="0.138cm" svg:height="0.138cm" svg:x="16.095cm" svg:y="5.709cm" svg:viewBox="0 0 139 139" svg:d="M0 69c0-38 32-69 70-69s69 31 69 69-31 70-69 70-70-32-70-70z">
          <text:p/>
        </draw:path>
        <draw:path draw:style-name="gr9" draw:text-style-name="P2" draw:layer="layout" svg:width="0.138cm" svg:height="0.138cm" svg:x="16.095cm" svg:y="5.709cm" svg:viewBox="0 0 139 139" svg:d="M0 69c0-38 32-69 70-69s69 31 69 69-31 70-69 70-70-32-70-70z">
          <text:p/>
        </draw:path>
        <draw:path draw:style-name="gr8" draw:text-style-name="P4" draw:layer="layout" svg:width="0.138cm" svg:height="0.138cm" svg:x="16.109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6.109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6.1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6.1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6.131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1cm" svg:y="5.709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23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3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6.118cm" svg:y="5.709cm" svg:viewBox="0 0 139 139" svg:d="M0 69c0-38 31-69 69-69 37 0 70 31 70 69s-33 70-70 70c-38 0-69-32-69-70z">
          <text:p/>
        </draw:path>
        <draw:path draw:style-name="gr9" draw:text-style-name="P2" draw:layer="layout" svg:width="0.138cm" svg:height="0.138cm" svg:x="16.118cm" svg:y="5.709cm" svg:viewBox="0 0 139 139" svg:d="M0 69c0-38 31-69 69-69 37 0 70 31 70 69s-33 70-70 70c-38 0-69-32-69-70z">
          <text:p/>
        </draw:path>
        <draw:path draw:style-name="gr8" draw:text-style-name="P4" draw:layer="layout" svg:width="0.137cm" svg:height="0.138cm" svg:x="16.124cm" svg:y="5.709cm" svg:viewBox="0 0 138 139" svg:d="M0 69c0-38 31-69 68-69 38 0 70 31 70 69s-32 70-70 70c-37 0-68-32-68-70z">
          <text:p/>
        </draw:path>
        <draw:path draw:style-name="gr9" draw:text-style-name="P2" draw:layer="layout" svg:width="0.137cm" svg:height="0.138cm" svg:x="16.124cm" svg:y="5.709cm" svg:viewBox="0 0 138 139" svg:d="M0 69c0-38 31-69 68-69 38 0 70 31 70 69s-32 70-70 70c-37 0-68-32-68-70z">
          <text:p/>
        </draw:path>
        <draw:path draw:style-name="gr8" draw:text-style-name="P4" draw:layer="layout" svg:width="0.138cm" svg:height="0.138cm" svg:x="16.122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2cm" svg:y="5.709cm" svg:viewBox="0 0 139 139" svg:d="M0 69c0-38 31-69 69-69s70 31 70 69-32 70-70 70-69-32-69-70z">
          <text:p/>
        </draw:path>
        <draw:path draw:style-name="gr8" draw:text-style-name="P4" draw:layer="layout" svg:width="0.137cm" svg:height="0.138cm" svg:x="16.111cm" svg:y="5.709cm" svg:viewBox="0 0 138 139" svg:d="M0 69c0-38 31-69 68-69 38 0 70 31 70 69s-32 70-70 70c-37 0-68-32-68-70z">
          <text:p/>
        </draw:path>
        <draw:path draw:style-name="gr9" draw:text-style-name="P2" draw:layer="layout" svg:width="0.137cm" svg:height="0.138cm" svg:x="16.111cm" svg:y="5.709cm" svg:viewBox="0 0 138 139" svg:d="M0 69c0-38 31-69 68-69 38 0 70 31 70 69s-32 70-70 70c-37 0-68-32-68-70z">
          <text:p/>
        </draw:path>
        <draw:path draw:style-name="gr8" draw:text-style-name="P4" draw:layer="layout" svg:width="0.138cm" svg:height="0.138cm" svg:x="16.094cm" svg:y="5.709cm" svg:viewBox="0 0 139 139" svg:d="M0 69c0-38 32-69 69-69 38 0 70 31 70 69s-32 70-70 70c-37 0-69-32-69-70z">
          <text:p/>
        </draw:path>
        <draw:path draw:style-name="gr9" draw:text-style-name="P2" draw:layer="layout" svg:width="0.138cm" svg:height="0.138cm" svg:x="16.094cm" svg:y="5.709cm" svg:viewBox="0 0 139 139" svg:d="M0 69c0-38 32-69 69-69 38 0 70 31 70 69s-32 70-70 70c-37 0-69-32-69-70z">
          <text:p/>
        </draw:path>
        <draw:path draw:style-name="gr8" draw:text-style-name="P4" draw:layer="layout" svg:width="0.138cm" svg:height="0.138cm" svg:x="16.128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28cm" svg:y="5.709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32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32cm" svg:y="5.709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6.122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2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6.129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129cm" svg:y="5.709cm" svg:viewBox="0 0 139 139" svg:d="M0 69c0-38 31-69 69-69 39 0 70 31 70 69s-31 70-70 70c-38 0-69-32-69-70z">
          <text:p/>
        </draw:path>
        <draw:path draw:style-name="gr8" draw:text-style-name="P4" draw:layer="layout" svg:width="0.138cm" svg:height="0.138cm" svg:x="15.685cm" svg:y="5.709cm" svg:viewBox="0 0 139 139" svg:d="M0 69c0-38 32-69 70-69s69 31 69 69-31 70-69 70-70-32-70-70z">
          <text:p/>
        </draw:path>
        <draw:path draw:style-name="gr9" draw:text-style-name="P2" draw:layer="layout" svg:width="0.138cm" svg:height="0.138cm" svg:x="15.685cm" svg:y="5.709cm" svg:viewBox="0 0 139 139" svg:d="M0 69c0-38 32-69 70-69s69 31 69 69-31 70-69 70-70-32-70-70z">
          <text:p/>
        </draw:path>
        <draw:path draw:style-name="gr8" draw:text-style-name="P4" draw:layer="layout" svg:width="0.138cm" svg:height="0.138cm" svg:x="16.126cm" svg:y="5.709cm" svg:viewBox="0 0 139 139" svg:d="M0 69c0-38 31-69 69-69s70 31 70 69-32 70-70 70-69-32-69-70z">
          <text:p/>
        </draw:path>
        <draw:path draw:style-name="gr9" draw:text-style-name="P2" draw:layer="layout" svg:width="0.138cm" svg:height="0.138cm" svg:x="16.126cm" svg:y="5.709cm" svg:viewBox="0 0 139 139" svg:d="M0 69c0-38 31-69 69-69s70 31 70 69-32 70-70 70-69-32-69-70z">
          <text:p/>
        </draw:path>
        <draw:path draw:style-name="gr8" draw:text-style-name="P4" draw:layer="layout" svg:width="0.138cm" svg:height="0.138cm" svg:x="16.059cm" svg:y="5.709cm" svg:viewBox="0 0 139 139" svg:d="M0 69c0-38 31-69 69-69 39 0 70 31 70 69s-31 70-70 70c-38 0-69-32-69-70z">
          <text:p/>
        </draw:path>
        <draw:path draw:style-name="gr9" draw:text-style-name="P2" draw:layer="layout" svg:width="0.138cm" svg:height="0.138cm" svg:x="16.059cm" svg:y="5.709cm" svg:viewBox="0 0 139 139" svg:d="M0 69c0-38 31-69 69-69 39 0 70 31 70 69s-31 70-70 70c-38 0-69-32-69-70z">
          <text:p/>
        </draw:path>
        <draw:path draw:style-name="gr8" draw:text-style-name="P4" draw:layer="layout" svg:width="0.139cm" svg:height="0.138cm" svg:x="16.097cm" svg:y="5.709cm" svg:viewBox="0 0 140 139" svg:d="M0 69c0-38 32-69 70-69s70 31 70 69-32 70-70 70-70-32-70-70z">
          <text:p/>
        </draw:path>
        <draw:path draw:style-name="gr9" draw:text-style-name="P2" draw:layer="layout" svg:width="0.139cm" svg:height="0.138cm" svg:x="16.097cm" svg:y="5.709cm" svg:viewBox="0 0 140 139" svg:d="M0 69c0-38 32-69 70-69s70 31 70 69-32 70-70 70-70-32-70-70z">
          <text:p/>
        </draw:path>
        <draw:polyline draw:style-name="gr5" draw:text-style-name="P2" draw:layer="layout" svg:width="0cm" svg:height="0cm" svg:x="16.212cm" svg:y="5.778cm" svg:viewBox="0 0 0 0" draw:points="0,0">
          <text:p/>
        </draw:polyline>
        <draw:line draw:style-name="gr5" draw:text-style-name="P2" draw:layer="layout" svg:x1="16.208cm" svg:y1="5.778cm" svg:x2="16.204cm" svg:y2="5.778cm">
          <text:p/>
        </draw:line>
        <draw:polygon draw:style-name="gr10" draw:text-style-name="P5" draw:layer="layout" svg:width="0.004cm" svg:height="0.23cm" svg:x="16.208cm" svg:y="5.663cm" svg:viewBox="0 0 5 231" draw:points="5,231 0,231 0,0 5,0">
          <text:p/>
        </draw:polygon>
        <draw:line draw:style-name="gr7" draw:text-style-name="P2" draw:layer="layout" svg:x1="16.212cm" svg:y1="5.893cm" svg:x2="16.212cm" svg:y2="5.663cm">
          <text:p/>
        </draw:line>
        <draw:path draw:style-name="gr8" draw:text-style-name="P4" draw:layer="layout" svg:width="0.137cm" svg:height="0.138cm" svg:x="16.121cm" svg:y="5.403cm" svg:viewBox="0 0 138 139" svg:d="M0 69c0-37 30-69 69-69 38 0 69 32 69 69 0 39-31 70-69 70-39 0-69-31-69-70z">
          <text:p/>
        </draw:path>
        <draw:path draw:style-name="gr9" draw:text-style-name="P2" draw:layer="layout" svg:width="0.137cm" svg:height="0.138cm" svg:x="16.121cm" svg:y="5.403cm" svg:viewBox="0 0 138 139" svg:d="M0 69c0-37 30-69 69-69 38 0 69 32 69 69 0 39-31 70-69 70-39 0-69-31-69-70z">
          <text:p/>
        </draw:path>
        <draw:path draw:style-name="gr8" draw:text-style-name="P4" draw:layer="layout" svg:width="0.138cm" svg:height="0.138cm" svg:x="16.123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23cm" svg:y="5.403cm" svg:viewBox="0 0 139 139" svg:d="M0 69c0-37 31-69 69-69s70 32 70 69c0 39-32 70-70 70s-69-31-69-70z">
          <text:p/>
        </draw:path>
        <draw:path draw:style-name="gr8" draw:text-style-name="P4" draw:layer="layout" svg:width="0.138cm" svg:height="0.138cm" svg:x="16.121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21cm" svg:y="5.403cm" svg:viewBox="0 0 139 139" svg:d="M0 69c0-37 31-69 69-69s70 32 70 69c0 39-32 70-70 70s-69-31-69-70z">
          <text:p/>
        </draw:path>
        <draw:path draw:style-name="gr8" draw:text-style-name="P4" draw:layer="layout" svg:width="0.138cm" svg:height="0.138cm" svg:x="16.128cm" svg:y="5.403cm" svg:viewBox="0 0 139 139" svg:d="M0 69c0-37 31-69 69-69 39 0 70 32 70 69 0 39-31 70-70 70-38 0-69-31-69-70z">
          <text:p/>
        </draw:path>
        <draw:path draw:style-name="gr9" draw:text-style-name="P2" draw:layer="layout" svg:width="0.138cm" svg:height="0.138cm" svg:x="16.128cm" svg:y="5.403cm" svg:viewBox="0 0 139 139" svg:d="M0 69c0-37 31-69 69-69 39 0 70 32 70 69 0 39-31 70-70 70-38 0-69-31-69-70z">
          <text:p/>
        </draw:path>
        <draw:path draw:style-name="gr8" draw:text-style-name="P4" draw:layer="layout" svg:width="0.138cm" svg:height="0.138cm" svg:x="16.132cm" svg:y="5.403cm" svg:viewBox="0 0 139 139" svg:d="M0 69c0-37 31-69 69-69 39 0 70 32 70 69 0 39-31 70-70 70-38 0-69-31-69-70z">
          <text:p/>
        </draw:path>
        <draw:path draw:style-name="gr9" draw:text-style-name="P2" draw:layer="layout" svg:width="0.138cm" svg:height="0.138cm" svg:x="16.132cm" svg:y="5.403cm" svg:viewBox="0 0 139 139" svg:d="M0 69c0-37 31-69 69-69 39 0 70 32 70 69 0 39-31 70-70 70-38 0-69-31-69-70z">
          <text:p/>
        </draw:path>
        <draw:path draw:style-name="gr8" draw:text-style-name="P4" draw:layer="layout" svg:width="0.138cm" svg:height="0.138cm" svg:x="16.096cm" svg:y="5.403cm" svg:viewBox="0 0 139 139" svg:d="M0 69c0-37 32-69 70-69s69 32 69 69c0 39-31 70-69 70s-70-31-70-70z">
          <text:p/>
        </draw:path>
        <draw:path draw:style-name="gr9" draw:text-style-name="P2" draw:layer="layout" svg:width="0.138cm" svg:height="0.138cm" svg:x="16.096cm" svg:y="5.403cm" svg:viewBox="0 0 139 139" svg:d="M0 69c0-37 32-69 70-69s69 32 69 69c0 39-31 70-69 70s-70-31-70-70z">
          <text:p/>
        </draw:path>
        <draw:path draw:style-name="gr8" draw:text-style-name="P4" draw:layer="layout" svg:width="0.138cm" svg:height="0.138cm" svg:x="16.126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26cm" svg:y="5.403cm" svg:viewBox="0 0 139 139" svg:d="M0 69c0-37 31-69 69-69s70 32 70 69c0 39-32 70-70 70s-69-31-69-70z">
          <text:p/>
        </draw:path>
        <draw:path draw:style-name="gr8" draw:text-style-name="P4" draw:layer="layout" svg:width="0.138cm" svg:height="0.138cm" svg:x="16.127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27cm" svg:y="5.403cm" svg:viewBox="0 0 139 139" svg:d="M0 69c0-37 31-69 69-69s70 32 70 69c0 39-32 70-70 70s-69-31-69-70z">
          <text:p/>
        </draw:path>
        <draw:path draw:style-name="gr8" draw:text-style-name="P4" draw:layer="layout" svg:width="0.138cm" svg:height="0.138cm" svg:x="16.128cm" svg:y="5.403cm" svg:viewBox="0 0 139 139" svg:d="M0 69c0-37 31-69 69-69 39 0 70 32 70 69 0 39-31 70-70 70-38 0-69-31-69-70z">
          <text:p/>
        </draw:path>
        <draw:path draw:style-name="gr9" draw:text-style-name="P2" draw:layer="layout" svg:width="0.138cm" svg:height="0.138cm" svg:x="16.128cm" svg:y="5.403cm" svg:viewBox="0 0 139 139" svg:d="M0 69c0-37 31-69 69-69 39 0 70 32 70 69 0 39-31 70-70 70-38 0-69-31-69-70z">
          <text:p/>
        </draw:path>
        <draw:path draw:style-name="gr8" draw:text-style-name="P4" draw:layer="layout" svg:width="0.138cm" svg:height="0.138cm" svg:x="16.122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22cm" svg:y="5.403cm" svg:viewBox="0 0 139 139" svg:d="M0 69c0-37 31-69 69-69s70 32 70 69c0 39-32 70-70 70s-69-31-69-70z">
          <text:p/>
        </draw:path>
        <draw:path draw:style-name="gr8" draw:text-style-name="P4" draw:layer="layout" svg:width="0.139cm" svg:height="0.138cm" svg:x="16.097cm" svg:y="5.403cm" svg:viewBox="0 0 140 139" svg:d="M0 69c0-37 33-69 71-69 37 0 69 32 69 69 0 39-32 70-69 70-38 0-71-31-71-70z">
          <text:p/>
        </draw:path>
        <draw:path draw:style-name="gr9" draw:text-style-name="P2" draw:layer="layout" svg:width="0.139cm" svg:height="0.138cm" svg:x="16.097cm" svg:y="5.403cm" svg:viewBox="0 0 140 139" svg:d="M0 69c0-37 33-69 71-69 37 0 69 32 69 69 0 39-32 70-69 70-38 0-71-31-71-70z">
          <text:p/>
        </draw:path>
        <draw:path draw:style-name="gr8" draw:text-style-name="P4" draw:layer="layout" svg:width="0.138cm" svg:height="0.138cm" svg:x="16.11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1cm" svg:y="5.403cm" svg:viewBox="0 0 139 139" svg:d="M0 69c0-37 31-69 69-69s70 32 70 69c0 39-32 70-70 70s-69-31-69-70z">
          <text:p/>
        </draw:path>
        <draw:path draw:style-name="gr8" draw:text-style-name="P4" draw:layer="layout" svg:width="0.138cm" svg:height="0.138cm" svg:x="16.124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24cm" svg:y="5.403cm" svg:viewBox="0 0 139 139" svg:d="M0 69c0-37 31-69 69-69s70 32 70 69c0 39-32 70-70 70s-69-31-69-70z">
          <text:p/>
        </draw:path>
        <draw:path draw:style-name="gr8" draw:text-style-name="P4" draw:layer="layout" svg:width="0.137cm" svg:height="0.138cm" svg:x="16.13cm" svg:y="5.403cm" svg:viewBox="0 0 138 139" svg:d="M0 69c0-37 31-69 68-69 39 0 70 32 70 69 0 39-31 70-70 70-37 0-68-31-68-70z">
          <text:p/>
        </draw:path>
        <draw:path draw:style-name="gr9" draw:text-style-name="P2" draw:layer="layout" svg:width="0.137cm" svg:height="0.138cm" svg:x="16.13cm" svg:y="5.403cm" svg:viewBox="0 0 138 139" svg:d="M0 69c0-37 31-69 68-69 39 0 70 32 70 69 0 39-31 70-70 70-37 0-68-31-68-70z">
          <text:p/>
        </draw:path>
        <draw:path draw:style-name="gr8" draw:text-style-name="P4" draw:layer="layout" svg:width="0.138cm" svg:height="0.138cm" svg:x="15.075cm" svg:y="5.403cm" svg:viewBox="0 0 139 139" svg:d="M0 69c0-37 31-69 70-69 38 0 69 32 69 69 0 39-31 70-69 70-39 0-70-31-70-70z">
          <text:p/>
        </draw:path>
        <draw:path draw:style-name="gr9" draw:text-style-name="P2" draw:layer="layout" svg:width="0.138cm" svg:height="0.138cm" svg:x="15.075cm" svg:y="5.403cm" svg:viewBox="0 0 139 139" svg:d="M0 69c0-37 31-69 70-69 38 0 69 32 69 69 0 39-31 70-69 70-39 0-70-31-70-70z">
          <text:p/>
        </draw:path>
        <draw:path draw:style-name="gr8" draw:text-style-name="P4" draw:layer="layout" svg:width="0.138cm" svg:height="0.138cm" svg:x="16.116cm" svg:y="5.403cm" svg:viewBox="0 0 139 139" svg:d="M0 69c0-37 31-69 69-69s70 32 70 69c0 39-32 70-70 70s-69-31-69-70z">
          <text:p/>
        </draw:path>
        <draw:path draw:style-name="gr9" draw:text-style-name="P2" draw:layer="layout" svg:width="0.138cm" svg:height="0.138cm" svg:x="16.116cm" svg:y="5.403cm" svg:viewBox="0 0 139 139" svg:d="M0 69c0-37 31-69 69-69s70 32 70 69c0 39-32 70-70 70s-69-31-69-70z">
          <text:p/>
        </draw:path>
        <draw:polyline draw:style-name="gr5" draw:text-style-name="P2" draw:layer="layout" svg:width="0cm" svg:height="0cm" svg:x="16.212cm" svg:y="5.471cm" svg:viewBox="0 0 0 0" draw:points="0,0">
          <text:p/>
        </draw:polyline>
        <draw:line draw:style-name="gr5" draw:text-style-name="P2" draw:layer="layout" svg:x1="16.208cm" svg:y1="5.471cm" svg:x2="16.204cm" svg:y2="5.471cm">
          <text:p/>
        </draw:line>
        <draw:polygon draw:style-name="gr11" draw:text-style-name="P6" draw:layer="layout" svg:width="0.004cm" svg:height="0.23cm" svg:x="16.208cm" svg:y="5.356cm" svg:viewBox="0 0 5 231" draw:points="5,231 0,231 0,0 5,0">
          <text:p/>
        </draw:polygon>
        <draw:line draw:style-name="gr7" draw:text-style-name="P2" draw:layer="layout" svg:x1="16.212cm" svg:y1="5.586cm" svg:x2="16.212cm" svg:y2="5.356cm">
          <text:p/>
        </draw:line>
        <draw:path draw:style-name="gr8" draw:text-style-name="P4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16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6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24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4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34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4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09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09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12cm" svg:y="5.096cm" svg:viewBox="0 0 139 139" svg:d="M0 70c0-39 31-70 69-70 37 0 70 31 70 70 0 38-33 69-70 69-38 0-69-31-69-69z">
          <text:p/>
        </draw:path>
        <draw:path draw:style-name="gr9" draw:text-style-name="P2" draw:layer="layout" svg:width="0.138cm" svg:height="0.138cm" svg:x="16.112cm" svg:y="5.096cm" svg:viewBox="0 0 139 139" svg:d="M0 70c0-39 31-70 69-70 37 0 70 31 70 70 0 38-33 69-70 69-38 0-69-31-69-69z">
          <text:p/>
        </draw:path>
        <draw:path draw:style-name="gr8" draw:text-style-name="P4" draw:layer="layout" svg:width="0.138cm" svg:height="0.138cm" svg:x="16.13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5.742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5.742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098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098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16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16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27cm" svg:y="5.096cm" svg:viewBox="0 0 139 139" svg:d="M0 70c0-39 31-70 69-70s70 31 70 70c0 38-32 69-70 69s-69-31-69-69z">
          <text:p/>
        </draw:path>
        <draw:path draw:style-name="gr9" draw:text-style-name="P2" draw:layer="layout" svg:width="0.138cm" svg:height="0.138cm" svg:x="16.127cm" svg:y="5.096cm" svg:viewBox="0 0 139 139" svg:d="M0 70c0-39 31-70 69-70s70 31 70 70c0 38-32 69-70 69s-69-31-69-69z">
          <text:p/>
        </draw:path>
        <draw:path draw:style-name="gr8" draw:text-style-name="P4" draw:layer="layout" svg:width="0.138cm" svg:height="0.138cm" svg:x="16.134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4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9" draw:text-style-name="P2" draw:layer="layout" svg:width="0.138cm" svg:height="0.138cm" svg:x="16.139cm" svg:y="5.096cm" svg:viewBox="0 0 139 139" svg:d="M0 70c0-39 31-70 69-70 39 0 70 31 70 70 0 38-31 69-70 69-38 0-69-31-69-69z">
          <text:p/>
        </draw:path>
        <draw:path draw:style-name="gr8" draw:text-style-name="P4" draw:layer="layout" svg:width="0.138cm" svg:height="0.138cm" svg:x="16.139cm" svg:y="5.096cm" svg:viewBox="0 0 139 139" svg:d="M0 70c0-39 31-70 70-70 38 0 69 31 69 70 0 38-31 69-69 69-39 0-70-31-70-69z">
          <text:p/>
        </draw:path>
        <draw:path draw:style-name="gr9" draw:text-style-name="P2" draw:layer="layout" svg:width="0.138cm" svg:height="0.138cm" svg:x="16.139cm" svg:y="5.096cm" svg:viewBox="0 0 139 139" svg:d="M0 70c0-39 31-70 70-70 38 0 69 31 69 70 0 38-31 69-69 69-39 0-70-31-70-69z">
          <text:p/>
        </draw:path>
        <draw:polyline draw:style-name="gr5" draw:text-style-name="P2" draw:layer="layout" svg:width="0cm" svg:height="0cm" svg:x="16.212cm" svg:y="5.165cm" svg:viewBox="0 0 0 0" draw:points="0,0">
          <text:p/>
        </draw:polyline>
        <draw:polyline draw:style-name="gr5" draw:text-style-name="P2" draw:layer="layout" svg:width="0cm" svg:height="0cm" svg:x="16.212cm" svg:y="5.165cm" svg:viewBox="0 0 0 0" draw:points="0,0">
          <text:p/>
        </draw:polyline>
        <draw:polygon draw:style-name="gr12" draw:text-style-name="P7" draw:layer="layout" svg:width="0cm" svg:height="0.229cm" svg:x="16.212cm" svg:y="5.05cm" svg:viewBox="0 0 0 230" draw:points="0,230 0,0">
          <text:p/>
        </draw:polygon>
        <draw:line draw:style-name="gr7" draw:text-style-name="P2" draw:layer="layout" svg:x1="16.212cm" svg:y1="5.28cm" svg:x2="16.212cm" svg:y2="5.05cm">
          <text:p/>
        </draw:line>
        <draw:polygon draw:style-name="gr13" draw:text-style-name="P2" draw:layer="layout" svg:width="3.525cm" svg:height="1.288cm" svg:x="12.847cm" svg:y="4.981cm" svg:viewBox="0 0 3526 1289" draw:points="0,1289 3526,1289 3526,0 0,0">
          <text:p/>
        </draw:polygon>
        <draw:polygon draw:style-name="gr14" draw:text-style-name="P8" draw:layer="layout" svg:width="3.524cm" svg:height="0.607cm" svg:x="1.957cm" svg:y="0.193cm" svg:viewBox="0 0 3525 608" draw:points="0,608 3525,608 3525,0 0,0">
          <text:p/>
        </draw:polygon>
        <draw:polygon draw:style-name="gr14" draw:text-style-name="P8" draw:layer="layout" svg:width="3.524cm" svg:height="0.607cm" svg:x="5.587cm" svg:y="0.193cm" svg:viewBox="0 0 3525 608" draw:points="0,608 3525,608 3525,0 0,0">
          <text:p/>
        </draw:polygon>
        <draw:frame draw:style-name="gr15" draw:text-style-name="P10" draw:layer="layout" svg:width="2.474cm" svg:height="0.454cm" svg:x="2.503cm" svg:y="0.247cm">
          <draw:text-box>
            <text:p text:style-name="P9"><text:span text:style-name="T1">c</text:span><text:span text:style-name="T1">o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_</text:span><text:span text:style-name="T1">L</text:span><text:span text:style-name="T1">_</text:span><text:span text:style-name="T1">t</text:span><text:span text:style-name="T1">r</text:span><text:span text:style-name="T1">a</text:span><text:span text:style-name="T1">i</text:span><text:span text:style-name="T1">n</text:span></text:p>
          </draw:text-box>
        </draw:frame>
        <draw:polygon draw:style-name="gr14" draw:text-style-name="P8" draw:layer="layout" svg:width="3.525cm" svg:height="0.607cm" svg:x="9.217cm" svg:y="0.193cm" svg:viewBox="0 0 3526 608" draw:points="0,608 3526,608 3526,0 0,0">
          <text:p/>
        </draw:polygon>
        <draw:frame draw:style-name="gr15" draw:text-style-name="P10" draw:layer="layout" svg:width="3.058cm" svg:height="0.454cm" svg:x="5.84cm" svg:y="0.247cm">
          <draw:text-box>
            <text:p text:style-name="P9"><text:span text:style-name="T1">c</text:span><text:span text:style-name="T1">o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_</text:span><text:span text:style-name="T1">L</text:span><text:span text:style-name="T1">_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d</text:span></text:p>
          </draw:text-box>
        </draw:frame>
        <draw:polygon draw:style-name="gr14" draw:text-style-name="P8" draw:layer="layout" svg:width="3.525cm" svg:height="0.607cm" svg:x="12.847cm" svg:y="0.193cm" svg:viewBox="0 0 3526 608" draw:points="0,608 3526,608 3526,0 0,0">
          <text:p/>
        </draw:polygon>
        <draw:frame draw:style-name="gr15" draw:text-style-name="P10" draw:layer="layout" svg:width="2.085cm" svg:height="0.454cm" svg:x="9.949cm" svg:y="0.247cm">
          <draw:text-box>
            <text:p text:style-name="P9"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_</text:span><text:span text:style-name="T1">t</text:span><text:span text:style-name="T1">r</text:span><text:span text:style-name="T1">a</text:span><text:span text:style-name="T1">i</text:span><text:span text:style-name="T1">n</text:span></text:p>
          </draw:text-box>
        </draw:frame>
        <draw:polygon draw:style-name="gr14" draw:text-style-name="P8" draw:layer="layout" svg:width="0.607cm" svg:height="1.288cm" svg:x="16.372cm" svg:y="0.8cm" svg:viewBox="0 0 608 1289" draw:points="0,1289 608,1289 608,0 0,0">
          <text:p/>
        </draw:polygon>
        <draw:frame draw:style-name="gr15" draw:text-style-name="P10" draw:layer="layout" svg:width="2.669cm" svg:height="0.454cm" svg:x="13.287cm" svg:y="0.247cm">
          <draw:text-box>
            <text:p text:style-name="P9"><text:span text:style-name="T1">p</text:span><text:span text:style-name="T1">r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text:span text:style-name="T1">_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d</text:span></text:p>
          </draw:text-box>
        </draw:frame>
        <draw:frame draw:style-name="gr15" draw:text-style-name="P10" draw:layer="layout" svg:width="1.247cm" svg:height="0.454cm" draw:transform="rotate (-1.5707963267949) translate (16.927cm 0.828cm)">
          <draw:text-box>
            <text:p text:style-name="P9"><text:span text:style-name="T1">t</text:span><text:span text:style-name="T1">r</text:span><text:span text:style-name="T1">a</text:span><text:span text:style-name="T1">i</text:span><text:span text:style-name="T1">n</text:span><text:span text:style-name="T1">d</text:span><text:span text:style-name="T1">a</text:span><text:span text:style-name="T1">t</text:span><text:span text:style-name="T1">a</text:span></text:p>
          </draw:text-box>
        </draw:frame>
        <draw:polygon draw:style-name="gr14" draw:text-style-name="P8" draw:layer="layout" svg:width="0.607cm" svg:height="1.289cm" svg:x="16.372cm" svg:y="2.193cm" svg:viewBox="0 0 608 1290" draw:points="0,1290 608,1290 608,0 0,0">
          <text:p/>
        </draw:polygon>
        <draw:frame draw:style-name="gr15" draw:text-style-name="P10" draw:layer="layout" svg:width="1.209cm" svg:height="0.454cm" draw:transform="rotate (-1.5707963267949) translate (16.927cm 2.238cm)">
          <draw:text-box>
            <text:p text:style-name="P9"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d</text:span></text:p>
          </draw:text-box>
        </draw:frame>
        <draw:polygon draw:style-name="gr14" draw:text-style-name="P8" draw:layer="layout" svg:width="0.607cm" svg:height="1.288cm" svg:x="16.372cm" svg:y="3.587cm" svg:viewBox="0 0 608 1289" draw:points="0,1289 608,1289 608,0 0,0">
          <text:p/>
        </draw:polygon>
        <draw:frame draw:style-name="gr15" draw:text-style-name="P10" draw:layer="layout" svg:width="1.247cm" svg:height="0.454cm" draw:transform="rotate (-1.5707963267949) translate (16.927cm 3.616cm)">
          <draw:text-box>
            <text:p text:style-name="P9"><text:span text:style-name="T1">t</text:span><text:span text:style-name="T1">r</text:span><text:span text:style-name="T1">a</text:span><text:span text:style-name="T1">i</text:span><text:span text:style-name="T1">n</text:span><text:span text:style-name="T1">d</text:span><text:span text:style-name="T1">a</text:span><text:span text:style-name="T1">t</text:span><text:span text:style-name="T1">a</text:span></text:p>
          </draw:text-box>
        </draw:frame>
        <draw:polygon draw:style-name="gr14" draw:text-style-name="P8" draw:layer="layout" svg:width="0.607cm" svg:height="1.288cm" svg:x="16.372cm" svg:y="4.981cm" svg:viewBox="0 0 608 1289" draw:points="0,1289 608,1289 608,0 0,0">
          <text:p/>
        </draw:polygon>
        <draw:frame draw:style-name="gr15" draw:text-style-name="P10" draw:layer="layout" svg:width="1.209cm" svg:height="0.454cm" draw:transform="rotate (-1.5707963267949) translate (16.927cm 5.025cm)">
          <draw:text-box>
            <text:p text:style-name="P9"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d</text:span></text:p>
          </draw:text-box>
        </draw:frame>
        <draw:line draw:style-name="gr5" draw:text-style-name="P2" draw:layer="layout" svg:x1="2.117cm" svg:y1="6.366cm" svg:x2="2.117cm" svg:y2="6.269cm">
          <text:p/>
        </draw:line>
        <draw:line draw:style-name="gr5" draw:text-style-name="P2" draw:layer="layout" svg:x1="2.758cm" svg:y1="6.366cm" svg:x2="2.758cm" svg:y2="6.269cm">
          <text:p/>
        </draw:line>
        <draw:line draw:style-name="gr5" draw:text-style-name="P2" draw:layer="layout" svg:x1="3.399cm" svg:y1="6.366cm" svg:x2="3.399cm" svg:y2="6.269cm">
          <text:p/>
        </draw:line>
        <draw:line draw:style-name="gr5" draw:text-style-name="P2" draw:layer="layout" svg:x1="4.04cm" svg:y1="6.366cm" svg:x2="4.04cm" svg:y2="6.269cm">
          <text:p/>
        </draw:line>
        <draw:line draw:style-name="gr5" draw:text-style-name="P2" draw:layer="layout" svg:x1="4.681cm" svg:y1="6.366cm" svg:x2="4.681cm" svg:y2="6.269cm">
          <text:p/>
        </draw:line>
        <draw:line draw:style-name="gr5" draw:text-style-name="P2" draw:layer="layout" svg:x1="5.321cm" svg:y1="6.366cm" svg:x2="5.321cm" svg:y2="6.269cm">
          <text:p/>
        </draw:line>
        <draw:frame draw:style-name="gr16" draw:text-style-name="P10" draw:layer="layout" svg:width="0.447cm" svg:height="0.454cm" draw:transform="rotate (0.785398163397448) translate (1.709cm 6.659cm)">
          <draw:text-box>
            <text:p text:style-name="P9"><text:span text:style-name="T2">0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2.35cm 6.659cm)">
          <draw:text-box>
            <text:p text:style-name="P9"><text:span text:style-name="T2">0</text:span><text:span text:style-name="T2">.</text:span><text:span text:style-name="T2">2</text:span></text:p>
          </draw:text-box>
        </draw:frame>
        <draw:frame draw:style-name="gr16" draw:text-style-name="P10" draw:layer="layout" svg:width="0.447cm" svg:height="0.454cm" draw:transform="rotate (0.785398163397448) translate (2.991cm 6.659cm)">
          <draw:text-box>
            <text:p text:style-name="P9"><text:span text:style-name="T2">0</text:span><text:span text:style-name="T2">.</text:span><text:span text:style-name="T2">4</text:span></text:p>
          </draw:text-box>
        </draw:frame>
        <draw:frame draw:style-name="gr16" draw:text-style-name="P10" draw:layer="layout" svg:width="0.447cm" svg:height="0.454cm" draw:transform="rotate (0.785398163397448) translate (3.631cm 6.659cm)">
          <draw:text-box>
            <text:p text:style-name="P9"><text:span text:style-name="T2">0</text:span><text:span text:style-name="T2">.</text:span><text:span text:style-name="T2">6</text:span></text:p>
          </draw:text-box>
        </draw:frame>
        <draw:frame draw:style-name="gr16" draw:text-style-name="P10" draw:layer="layout" svg:width="0.447cm" svg:height="0.454cm" draw:transform="rotate (0.785398163397448) translate (4.272cm 6.659cm)">
          <draw:text-box>
            <text:p text:style-name="P9"><text:span text:style-name="T2">0</text:span><text:span text:style-name="T2">.</text:span><text:span text:style-name="T2">8</text:span></text:p>
          </draw:text-box>
        </draw:frame>
        <draw:line draw:style-name="gr5" draw:text-style-name="P2" draw:layer="layout" svg:x1="5.747cm" svg:y1="6.366cm" svg:x2="5.747cm" svg:y2="6.269cm">
          <text:p/>
        </draw:line>
        <draw:line draw:style-name="gr5" draw:text-style-name="P2" draw:layer="layout" svg:x1="6.388cm" svg:y1="6.366cm" svg:x2="6.388cm" svg:y2="6.269cm">
          <text:p/>
        </draw:line>
        <draw:line draw:style-name="gr5" draw:text-style-name="P2" draw:layer="layout" svg:x1="7.029cm" svg:y1="6.366cm" svg:x2="7.029cm" svg:y2="6.269cm">
          <text:p/>
        </draw:line>
        <draw:line draw:style-name="gr5" draw:text-style-name="P2" draw:layer="layout" svg:x1="7.67cm" svg:y1="6.366cm" svg:x2="7.67cm" svg:y2="6.269cm">
          <text:p/>
        </draw:line>
        <draw:line draw:style-name="gr5" draw:text-style-name="P2" draw:layer="layout" svg:x1="8.311cm" svg:y1="6.366cm" svg:x2="8.311cm" svg:y2="6.269cm">
          <text:p/>
        </draw:line>
        <draw:line draw:style-name="gr5" draw:text-style-name="P2" draw:layer="layout" svg:x1="8.952cm" svg:y1="6.366cm" svg:x2="8.952cm" svg:y2="6.269cm">
          <text:p/>
        </draw:line>
        <draw:frame draw:style-name="gr16" draw:text-style-name="P10" draw:layer="layout" svg:width="0.447cm" svg:height="0.454cm" draw:transform="rotate (0.785398163397448) translate (4.913cm 6.659cm)">
          <draw:text-box>
            <text:p text:style-name="P9"><text:span text:style-name="T2">1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5.339cm 6.659cm)">
          <draw:text-box>
            <text:p text:style-name="P9"><text:span text:style-name="T2">0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5.98cm 6.659cm)">
          <draw:text-box>
            <text:p text:style-name="P9"><text:span text:style-name="T2">0</text:span><text:span text:style-name="T2">.</text:span><text:span text:style-name="T2">2</text:span></text:p>
          </draw:text-box>
        </draw:frame>
        <draw:frame draw:style-name="gr16" draw:text-style-name="P10" draw:layer="layout" svg:width="0.447cm" svg:height="0.454cm" draw:transform="rotate (0.785398163397448) translate (6.621cm 6.659cm)">
          <draw:text-box>
            <text:p text:style-name="P9"><text:span text:style-name="T2">0</text:span><text:span text:style-name="T2">.</text:span><text:span text:style-name="T2">4</text:span></text:p>
          </draw:text-box>
        </draw:frame>
        <draw:frame draw:style-name="gr16" draw:text-style-name="P10" draw:layer="layout" svg:width="0.447cm" svg:height="0.454cm" draw:transform="rotate (0.785398163397448) translate (7.262cm 6.659cm)">
          <draw:text-box>
            <text:p text:style-name="P9"><text:span text:style-name="T2">0</text:span><text:span text:style-name="T2">.</text:span><text:span text:style-name="T2">6</text:span></text:p>
          </draw:text-box>
        </draw:frame>
        <draw:frame draw:style-name="gr16" draw:text-style-name="P10" draw:layer="layout" svg:width="0.447cm" svg:height="0.454cm" draw:transform="rotate (0.785398163397448) translate (7.903cm 6.659cm)">
          <draw:text-box>
            <text:p text:style-name="P9"><text:span text:style-name="T2">0</text:span><text:span text:style-name="T2">.</text:span><text:span text:style-name="T2">8</text:span></text:p>
          </draw:text-box>
        </draw:frame>
        <draw:line draw:style-name="gr5" draw:text-style-name="P2" draw:layer="layout" svg:x1="9.377cm" svg:y1="6.366cm" svg:x2="9.377cm" svg:y2="6.269cm">
          <text:p/>
        </draw:line>
        <draw:line draw:style-name="gr5" draw:text-style-name="P2" draw:layer="layout" svg:x1="10.018cm" svg:y1="6.366cm" svg:x2="10.018cm" svg:y2="6.269cm">
          <text:p/>
        </draw:line>
        <draw:line draw:style-name="gr5" draw:text-style-name="P2" draw:layer="layout" svg:x1="10.659cm" svg:y1="6.366cm" svg:x2="10.659cm" svg:y2="6.269cm">
          <text:p/>
        </draw:line>
        <draw:line draw:style-name="gr5" draw:text-style-name="P2" draw:layer="layout" svg:x1="11.3cm" svg:y1="6.366cm" svg:x2="11.3cm" svg:y2="6.269cm">
          <text:p/>
        </draw:line>
        <draw:line draw:style-name="gr5" draw:text-style-name="P2" draw:layer="layout" svg:x1="11.941cm" svg:y1="6.366cm" svg:x2="11.941cm" svg:y2="6.269cm">
          <text:p/>
        </draw:line>
        <draw:line draw:style-name="gr5" draw:text-style-name="P2" draw:layer="layout" svg:x1="12.582cm" svg:y1="6.366cm" svg:x2="12.582cm" svg:y2="6.269cm">
          <text:p/>
        </draw:line>
        <draw:frame draw:style-name="gr16" draw:text-style-name="P10" draw:layer="layout" svg:width="0.447cm" svg:height="0.454cm" draw:transform="rotate (0.785398163397448) translate (8.544cm 6.659cm)">
          <draw:text-box>
            <text:p text:style-name="P9"><text:span text:style-name="T2">1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8.969cm 6.659cm)">
          <draw:text-box>
            <text:p text:style-name="P9"><text:span text:style-name="T2">0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9.61cm 6.659cm)">
          <draw:text-box>
            <text:p text:style-name="P9"><text:span text:style-name="T2">0</text:span><text:span text:style-name="T2">.</text:span><text:span text:style-name="T2">2</text:span></text:p>
          </draw:text-box>
        </draw:frame>
        <draw:frame draw:style-name="gr16" draw:text-style-name="P10" draw:layer="layout" svg:width="0.447cm" svg:height="0.454cm" draw:transform="rotate (0.785398163397448) translate (10.251cm 6.659cm)">
          <draw:text-box>
            <text:p text:style-name="P9"><text:span text:style-name="T2">0</text:span><text:span text:style-name="T2">.</text:span><text:span text:style-name="T2">4</text:span></text:p>
          </draw:text-box>
        </draw:frame>
        <draw:frame draw:style-name="gr16" draw:text-style-name="P10" draw:layer="layout" svg:width="0.447cm" svg:height="0.454cm" draw:transform="rotate (0.785398163397448) translate (10.892cm 6.659cm)">
          <draw:text-box>
            <text:p text:style-name="P9"><text:span text:style-name="T2">0</text:span><text:span text:style-name="T2">.</text:span><text:span text:style-name="T2">6</text:span></text:p>
          </draw:text-box>
        </draw:frame>
        <draw:frame draw:style-name="gr16" draw:text-style-name="P10" draw:layer="layout" svg:width="0.447cm" svg:height="0.454cm" draw:transform="rotate (0.785398163397448) translate (11.533cm 6.659cm)">
          <draw:text-box>
            <text:p text:style-name="P9"><text:span text:style-name="T2">0</text:span><text:span text:style-name="T2">.</text:span><text:span text:style-name="T2">8</text:span></text:p>
          </draw:text-box>
        </draw:frame>
        <draw:line draw:style-name="gr5" draw:text-style-name="P2" draw:layer="layout" svg:x1="13.007cm" svg:y1="6.366cm" svg:x2="13.007cm" svg:y2="6.269cm">
          <text:p/>
        </draw:line>
        <draw:line draw:style-name="gr5" draw:text-style-name="P2" draw:layer="layout" svg:x1="13.648cm" svg:y1="6.366cm" svg:x2="13.648cm" svg:y2="6.269cm">
          <text:p/>
        </draw:line>
        <draw:line draw:style-name="gr5" draw:text-style-name="P2" draw:layer="layout" svg:x1="14.289cm" svg:y1="6.366cm" svg:x2="14.289cm" svg:y2="6.269cm">
          <text:p/>
        </draw:line>
        <draw:line draw:style-name="gr5" draw:text-style-name="P2" draw:layer="layout" svg:x1="14.93cm" svg:y1="6.366cm" svg:x2="14.93cm" svg:y2="6.269cm">
          <text:p/>
        </draw:line>
        <draw:line draw:style-name="gr5" draw:text-style-name="P2" draw:layer="layout" svg:x1="15.571cm" svg:y1="6.366cm" svg:x2="15.571cm" svg:y2="6.269cm">
          <text:p/>
        </draw:line>
        <draw:line draw:style-name="gr5" draw:text-style-name="P2" draw:layer="layout" svg:x1="16.212cm" svg:y1="6.366cm" svg:x2="16.212cm" svg:y2="6.269cm">
          <text:p/>
        </draw:line>
        <draw:frame draw:style-name="gr16" draw:text-style-name="P10" draw:layer="layout" svg:width="0.447cm" svg:height="0.454cm" draw:transform="rotate (0.785398163397448) translate (12.174cm 6.659cm)">
          <draw:text-box>
            <text:p text:style-name="P9"><text:span text:style-name="T2">1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12.599cm 6.659cm)">
          <draw:text-box>
            <text:p text:style-name="P9"><text:span text:style-name="T2">0</text:span><text:span text:style-name="T2">.</text:span><text:span text:style-name="T2">0</text:span></text:p>
          </draw:text-box>
        </draw:frame>
        <draw:frame draw:style-name="gr16" draw:text-style-name="P10" draw:layer="layout" svg:width="0.447cm" svg:height="0.454cm" draw:transform="rotate (0.785398163397448) translate (13.24cm 6.659cm)">
          <draw:text-box>
            <text:p text:style-name="P9"><text:span text:style-name="T2">0</text:span><text:span text:style-name="T2">.</text:span><text:span text:style-name="T2">2</text:span></text:p>
          </draw:text-box>
        </draw:frame>
        <draw:frame draw:style-name="gr16" draw:text-style-name="P10" draw:layer="layout" svg:width="0.447cm" svg:height="0.454cm" draw:transform="rotate (0.785398163397448) translate (13.881cm 6.659cm)">
          <draw:text-box>
            <text:p text:style-name="P9"><text:span text:style-name="T2">0</text:span><text:span text:style-name="T2">.</text:span><text:span text:style-name="T2">4</text:span></text:p>
          </draw:text-box>
        </draw:frame>
        <draw:frame draw:style-name="gr16" draw:text-style-name="P10" draw:layer="layout" svg:width="0.447cm" svg:height="0.454cm" draw:transform="rotate (0.785398163397448) translate (14.522cm 6.659cm)">
          <draw:text-box>
            <text:p text:style-name="P9"><text:span text:style-name="T2">0</text:span><text:span text:style-name="T2">.</text:span><text:span text:style-name="T2">6</text:span></text:p>
          </draw:text-box>
        </draw:frame>
        <draw:frame draw:style-name="gr16" draw:text-style-name="P10" draw:layer="layout" svg:width="0.447cm" svg:height="0.454cm" draw:transform="rotate (0.785398163397448) translate (15.163cm 6.659cm)">
          <draw:text-box>
            <text:p text:style-name="P9"><text:span text:style-name="T2">0</text:span><text:span text:style-name="T2">.</text:span><text:span text:style-name="T2">8</text:span></text:p>
          </draw:text-box>
        </draw:frame>
        <draw:frame draw:style-name="gr16" draw:text-style-name="P10" draw:layer="layout" svg:width="0.447cm" svg:height="0.454cm" draw:transform="rotate (0.785398163397448) translate (15.804cm 6.659cm)">
          <draw:text-box>
            <text:p text:style-name="P9"><text:span text:style-name="T2">1</text:span><text:span text:style-name="T2">.</text:span><text:span text:style-name="T2">0</text:span></text:p>
          </draw:text-box>
        </draw:frame>
        <draw:frame draw:style-name="gr15" draw:text-style-name="P10" draw:layer="layout" svg:width="1.141cm" svg:height="0.454cm" svg:x="0.654cm" svg:y="1.654cm">
          <draw:text-box>
            <text:p text:style-name="P9"><text:span text:style-name="T2">a</text:span><text:span text:style-name="T2">n</text:span><text:span text:style-name="T2">c</text:span><text:span text:style-name="T2">h</text:span><text:span text:style-name="T2">o</text:span><text:span text:style-name="T2">r</text:span><text:span text:style-name="T2">s</text:span></text:p>
          </draw:text-box>
        </draw:frame>
        <draw:frame draw:style-name="gr15" draw:text-style-name="P10" draw:layer="layout" svg:width="0.798cm" svg:height="0.454cm" svg:x="0.99cm" svg:y="1.347cm">
          <draw:text-box>
            <text:p text:style-name="P9"><text:span text:style-name="T2">m</text:span><text:span text:style-name="T2">a</text:span><text:span text:style-name="T2">i</text:span><text:span text:style-name="T2">r</text:span><text:span text:style-name="T2">e</text:span></text:p>
          </draw:text-box>
        </draw:frame>
        <draw:frame draw:style-name="gr15" draw:text-style-name="P10" draw:layer="layout" svg:width="0.62cm" svg:height="0.454cm" svg:x="1.161cm" svg:y="1.041cm">
          <draw:text-box>
            <text:p text:style-name="P9"><text:span text:style-name="T2">p</text:span><text:span text:style-name="T2">r</text:span><text:span text:style-name="T2">i</text:span><text:span text:style-name="T2">m</text:span></text:p>
          </draw:text-box>
        </draw:frame>
        <draw:line draw:style-name="gr5" draw:text-style-name="P2" draw:layer="layout" svg:x1="1.86cm" svg:y1="1.904cm" svg:x2="1.957cm" svg:y2="1.904cm">
          <text:p/>
        </draw:line>
        <draw:line draw:style-name="gr5" draw:text-style-name="P2" draw:layer="layout" svg:x1="1.86cm" svg:y1="1.597cm" svg:x2="1.957cm" svg:y2="1.597cm">
          <text:p/>
        </draw:line>
        <draw:line draw:style-name="gr5" draw:text-style-name="P2" draw:layer="layout" svg:x1="1.86cm" svg:y1="1.291cm" svg:x2="1.957cm" svg:y2="1.291cm">
          <text:p/>
        </draw:line>
        <draw:line draw:style-name="gr5" draw:text-style-name="P2" draw:layer="layout" svg:x1="1.86cm" svg:y1="0.984cm" svg:x2="1.957cm" svg:y2="0.984cm">
          <text:p/>
        </draw:line>
        <draw:frame draw:style-name="gr15" draw:text-style-name="P10" draw:layer="layout" svg:width="1.12cm" svg:height="0.454cm" svg:x="0.681cm" svg:y="0.734cm">
          <draw:text-box>
            <text:p text:style-name="P9"><text:span text:style-name="T2">m</text:span><text:span text:style-name="T2">a</text:span><text:span text:style-name="T2">x</text:span><text:span text:style-name="T2">b</text:span><text:span text:style-name="T2">o</text:span><text:span text:style-name="T2">x</text:span></text:p>
          </draw:text-box>
        </draw:frame>
        <draw:frame draw:style-name="gr15" draw:text-style-name="P10" draw:layer="layout" svg:width="1.141cm" svg:height="0.454cm" svg:x="0.654cm" svg:y="3.048cm">
          <draw:text-box>
            <text:p text:style-name="P9"><text:span text:style-name="T2">a</text:span><text:span text:style-name="T2">n</text:span><text:span text:style-name="T2">c</text:span><text:span text:style-name="T2">h</text:span><text:span text:style-name="T2">o</text:span><text:span text:style-name="T2">r</text:span><text:span text:style-name="T2">s</text:span></text:p>
          </draw:text-box>
        </draw:frame>
        <draw:frame draw:style-name="gr15" draw:text-style-name="P10" draw:layer="layout" svg:width="0.798cm" svg:height="0.454cm" svg:x="0.99cm" svg:y="2.741cm">
          <draw:text-box>
            <text:p text:style-name="P9"><text:span text:style-name="T2">m</text:span><text:span text:style-name="T2">a</text:span><text:span text:style-name="T2">i</text:span><text:span text:style-name="T2">r</text:span><text:span text:style-name="T2">e</text:span></text:p>
          </draw:text-box>
        </draw:frame>
        <draw:frame draw:style-name="gr15" draw:text-style-name="P10" draw:layer="layout" svg:width="0.62cm" svg:height="0.454cm" svg:x="1.161cm" svg:y="2.434cm">
          <draw:text-box>
            <text:p text:style-name="P9"><text:span text:style-name="T2">p</text:span><text:span text:style-name="T2">r</text:span><text:span text:style-name="T2">i</text:span><text:span text:style-name="T2">m</text:span></text:p>
          </draw:text-box>
        </draw:frame>
        <draw:line draw:style-name="gr5" draw:text-style-name="P2" draw:layer="layout" svg:x1="1.86cm" svg:y1="3.298cm" svg:x2="1.957cm" svg:y2="3.298cm">
          <text:p/>
        </draw:line>
        <draw:line draw:style-name="gr5" draw:text-style-name="P2" draw:layer="layout" svg:x1="1.86cm" svg:y1="2.991cm" svg:x2="1.957cm" svg:y2="2.991cm">
          <text:p/>
        </draw:line>
        <draw:line draw:style-name="gr5" draw:text-style-name="P2" draw:layer="layout" svg:x1="1.86cm" svg:y1="2.684cm" svg:x2="1.957cm" svg:y2="2.684cm">
          <text:p/>
        </draw:line>
        <draw:line draw:style-name="gr5" draw:text-style-name="P2" draw:layer="layout" svg:x1="1.86cm" svg:y1="2.378cm" svg:x2="1.957cm" svg:y2="2.378cm">
          <text:p/>
        </draw:line>
        <draw:frame draw:style-name="gr15" draw:text-style-name="P10" draw:layer="layout" svg:width="1.12cm" svg:height="0.454cm" svg:x="0.681cm" svg:y="2.128cm">
          <draw:text-box>
            <text:p text:style-name="P9"><text:span text:style-name="T2">m</text:span><text:span text:style-name="T2">a</text:span><text:span text:style-name="T2">x</text:span><text:span text:style-name="T2">b</text:span><text:span text:style-name="T2">o</text:span><text:span text:style-name="T2">x</text:span></text:p>
          </draw:text-box>
        </draw:frame>
        <draw:frame draw:style-name="gr15" draw:text-style-name="P10" draw:layer="layout" svg:width="1.141cm" svg:height="0.454cm" svg:x="0.654cm" svg:y="4.441cm">
          <draw:text-box>
            <text:p text:style-name="P9"><text:span text:style-name="T2">a</text:span><text:span text:style-name="T2">n</text:span><text:span text:style-name="T2">c</text:span><text:span text:style-name="T2">h</text:span><text:span text:style-name="T2">o</text:span><text:span text:style-name="T2">r</text:span><text:span text:style-name="T2">s</text:span></text:p>
          </draw:text-box>
        </draw:frame>
        <draw:frame draw:style-name="gr15" draw:text-style-name="P10" draw:layer="layout" svg:width="0.798cm" svg:height="0.454cm" svg:x="0.99cm" svg:y="4.134cm">
          <draw:text-box>
            <text:p text:style-name="P9"><text:span text:style-name="T2">m</text:span><text:span text:style-name="T2">a</text:span><text:span text:style-name="T2">i</text:span><text:span text:style-name="T2">r</text:span><text:span text:style-name="T2">e</text:span></text:p>
          </draw:text-box>
        </draw:frame>
        <draw:frame draw:style-name="gr15" draw:text-style-name="P10" draw:layer="layout" svg:width="0.62cm" svg:height="0.454cm" svg:x="1.161cm" svg:y="3.828cm">
          <draw:text-box>
            <text:p text:style-name="P9"><text:span text:style-name="T2">p</text:span><text:span text:style-name="T2">r</text:span><text:span text:style-name="T2">i</text:span><text:span text:style-name="T2">m</text:span></text:p>
          </draw:text-box>
        </draw:frame>
        <draw:line draw:style-name="gr5" draw:text-style-name="P2" draw:layer="layout" svg:x1="1.86cm" svg:y1="4.691cm" svg:x2="1.957cm" svg:y2="4.691cm">
          <text:p/>
        </draw:line>
        <draw:line draw:style-name="gr5" draw:text-style-name="P2" draw:layer="layout" svg:x1="1.86cm" svg:y1="4.385cm" svg:x2="1.957cm" svg:y2="4.385cm">
          <text:p/>
        </draw:line>
        <draw:line draw:style-name="gr5" draw:text-style-name="P2" draw:layer="layout" svg:x1="1.86cm" svg:y1="4.078cm" svg:x2="1.957cm" svg:y2="4.078cm">
          <text:p/>
        </draw:line>
        <draw:line draw:style-name="gr5" draw:text-style-name="P2" draw:layer="layout" svg:x1="1.86cm" svg:y1="3.771cm" svg:x2="1.957cm" svg:y2="3.771cm">
          <text:p/>
        </draw:line>
        <draw:frame draw:style-name="gr15" draw:text-style-name="P10" draw:layer="layout" svg:width="1.12cm" svg:height="0.454cm" svg:x="0.681cm" svg:y="3.521cm">
          <draw:text-box>
            <text:p text:style-name="P9"><text:span text:style-name="T2">m</text:span><text:span text:style-name="T2">a</text:span><text:span text:style-name="T2">x</text:span><text:span text:style-name="T2">b</text:span><text:span text:style-name="T2">o</text:span><text:span text:style-name="T2">x</text:span></text:p>
          </draw:text-box>
        </draw:frame>
        <draw:frame draw:style-name="gr15" draw:text-style-name="P10" draw:layer="layout" svg:width="1.141cm" svg:height="0.454cm" svg:x="0.654cm" svg:y="5.835cm">
          <draw:text-box>
            <text:p text:style-name="P9"><text:span text:style-name="T2">a</text:span><text:span text:style-name="T2">n</text:span><text:span text:style-name="T2">c</text:span><text:span text:style-name="T2">h</text:span><text:span text:style-name="T2">o</text:span><text:span text:style-name="T2">r</text:span><text:span text:style-name="T2">s</text:span></text:p>
          </draw:text-box>
        </draw:frame>
        <draw:frame draw:style-name="gr15" draw:text-style-name="P10" draw:layer="layout" svg:width="0.798cm" svg:height="0.454cm" svg:x="0.99cm" svg:y="5.528cm">
          <draw:text-box>
            <text:p text:style-name="P9"><text:span text:style-name="T2">m</text:span><text:span text:style-name="T2">a</text:span><text:span text:style-name="T2">i</text:span><text:span text:style-name="T2">r</text:span><text:span text:style-name="T2">e</text:span></text:p>
          </draw:text-box>
        </draw:frame>
        <draw:frame draw:style-name="gr15" draw:text-style-name="P10" draw:layer="layout" svg:width="0.62cm" svg:height="0.454cm" svg:x="1.161cm" svg:y="5.221cm">
          <draw:text-box>
            <text:p text:style-name="P9"><text:span text:style-name="T2">p</text:span><text:span text:style-name="T2">r</text:span><text:span text:style-name="T2">i</text:span><text:span text:style-name="T2">m</text:span></text:p>
          </draw:text-box>
        </draw:frame>
        <draw:line draw:style-name="gr5" draw:text-style-name="P2" draw:layer="layout" svg:x1="1.86cm" svg:y1="6.085cm" svg:x2="1.957cm" svg:y2="6.085cm">
          <text:p/>
        </draw:line>
        <draw:line draw:style-name="gr5" draw:text-style-name="P2" draw:layer="layout" svg:x1="1.86cm" svg:y1="5.778cm" svg:x2="1.957cm" svg:y2="5.778cm">
          <text:p/>
        </draw:line>
        <draw:line draw:style-name="gr5" draw:text-style-name="P2" draw:layer="layout" svg:x1="1.86cm" svg:y1="5.471cm" svg:x2="1.957cm" svg:y2="5.471cm">
          <text:p/>
        </draw:line>
        <draw:line draw:style-name="gr5" draw:text-style-name="P2" draw:layer="layout" svg:x1="1.86cm" svg:y1="5.165cm" svg:x2="1.957cm" svg:y2="5.165cm">
          <text:p/>
        </draw:line>
        <draw:frame draw:style-name="gr15" draw:text-style-name="P10" draw:layer="layout" svg:width="1.12cm" svg:height="0.454cm" svg:x="0.681cm" svg:y="4.915cm">
          <draw:text-box>
            <text:p text:style-name="P9"><text:span text:style-name="T2">m</text:span><text:span text:style-name="T2">a</text:span><text:span text:style-name="T2">x</text:span><text:span text:style-name="T2">b</text:span><text:span text:style-name="T2">o</text:span><text:span text:style-name="T2">x</text:span></text:p>
          </draw:text-box>
        </draw:frame>
        <draw:polygon draw:style-name="gr17" draw:text-style-name="P8" draw:layer="layout" svg:width="0.507cm" svg:height="2.539cm" svg:x="17.018cm" svg:y="0.889cm" svg:viewBox="0 0 508 2540" draw:points="0,2540 508,2540 508,0 0,0">
          <text:p/>
        </draw:polygon>
        <draw:frame draw:style-name="gr18" draw:text-style-name="P11" draw:layer="layout" svg:width="1.814cm" svg:height="0.454cm" draw:transform="rotate (-1.5707963267949) translate (17.51cm 1.281cm)">
          <draw:text-box>
            <text:p text:style-name="P9"><text:span text:style-name="T1">w</text:span><text:span text:style-name="T1">/</text:span><text:span text:style-name="T1">o</text:span><text:span text:style-name="T1"> </text:span><text:span text:style-name="T1">p</text:span><text:span text:style-name="T1">o</text:span><text:span text:style-name="T1">s</text:span><text:span text:style-name="T1">t</text:span><text:span text:style-name="T1">p</text:span><text:span text:style-name="T1">r</text:span><text:span text:style-name="T1">o</text:span><text:span text:style-name="T1">c</text:span></text:p>
          </draw:text-box>
        </draw:frame>
        <draw:polygon draw:style-name="gr17" draw:text-style-name="P8" draw:layer="layout" svg:width="0.507cm" svg:height="2.539cm" svg:x="17.018cm" svg:y="3.683cm" svg:viewBox="0 0 508 2540" draw:points="0,2540 508,2540 508,0 0,0">
          <text:p/>
        </draw:polygon>
        <draw:frame draw:style-name="gr18" draw:text-style-name="P11" draw:layer="layout" svg:width="1.886cm" svg:height="0.454cm" draw:transform="rotate (-1.5707963267949) translate (17.51cm 4.075cm)">
          <draw:text-box>
            <text:p text:style-name="P9"><text:span text:style-name="T1">w</text:span><text:span text:style-name="T1">it</text:span><text:span text:style-name="T1">h </text:span><text:span text:style-name="T1">p</text:span><text:span text:style-name="T1">o</text:span><text:span text:style-name="T1">s</text:span><text:span text:style-name="T1">t</text:span><text:span text:style-name="T1">p</text:span><text:span text:style-name="T1">r</text:span><text:span text:style-name="T1">o</text:span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3-27T15:32:33.706944010</dc:date>
    <meta:editing-duration>PT3M51S</meta:editing-duration>
    <meta:editing-cycles>1</meta:editing-cycles>
    <meta:document-statistic meta:object-count="1852"/>
    <meta:generator>LibreOffice/6.0.7.3$Linux_X86_64 LibreOffice_project/00m0$Build-3</meta:generator>
  </office:meta>
</office:document-meta>
</file>